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7.18mm"/>
    </style:style>
    <style:style style:name="co13" style:family="table-column">
      <style:table-column-properties fo:break-before="auto" style:column-width="44.4mm"/>
    </style:style>
    <style:style style:name="co15" style:family="table-column">
      <style:table-column-properties fo:break-before="auto" style:column-width="21.64mm"/>
    </style:style>
    <style:style style:name="co16" style:family="table-column">
      <style:table-column-properties fo:break-before="auto" style:column-width="37.57mm"/>
    </style:style>
    <style:style style:name="co17" style:family="table-column">
      <style:table-column-properties fo:break-before="auto" style:column-width="31.34mm"/>
    </style:style>
    <style:style style:name="co18" style:family="table-column">
      <style:table-column-properties fo:break-before="auto" style:column-width="26.07mm"/>
    </style:style>
    <style:style style:name="co19" style:family="table-column">
      <style:table-column-properties fo:break-before="auto" style:column-width="24.96mm"/>
    </style:style>
    <style:style style:name="co20" style:family="table-column">
      <style:table-column-properties fo:break-before="auto" style:column-width="30.8mm"/>
    </style:style>
    <style:style style:name="co21" style:family="table-column">
      <style:table-column-properties fo:break-before="auto" style:column-width="29.97mm"/>
    </style:style>
    <style:style style:name="co22" style:family="table-column">
      <style:table-column-properties fo:break-before="auto" style:column-width="27.75mm"/>
    </style:style>
    <style:style style:name="co23" style:family="table-column">
      <style:table-column-properties fo:break-before="auto" style:column-width="33.28mm"/>
    </style:style>
    <style:style style:name="co24" style:family="table-column">
      <style:table-column-properties fo:break-before="auto" style:column-width="30.23mm"/>
    </style:style>
    <style:style style:name="co14" style:family="table-column">
      <style:table-column-properties fo:break-before="auto" style:column-width="22.58mm"/>
    </style:style>
    <style:style style:name="co50" style:family="table-column">
      <style:table-column-properties fo:break-before="auto" style:column-width="50.22mm"/>
    </style:style>
    <style:style style:name="co60" style:family="table-column">
      <style:table-column-properties fo:break-before="auto" style:column-width="21.08mm"/>
    </style:style>
    <style:style style:name="co61" style:family="table-column">
      <style:table-column-properties fo:break-before="auto" style:column-width="32.74mm"/>
    </style:style>
    <style:style style:name="co45" style:family="table-column">
      <style:table-column-properties fo:break-before="auto" style:column-width="32.46mm"/>
    </style:style>
    <style:style style:name="co46" style:family="table-column">
      <style:table-column-properties fo:break-before="auto" style:column-width="35.22mm"/>
    </style:style>
    <style:style style:name="co47" style:family="table-column">
      <style:table-column-properties fo:break-before="auto" style:column-width="37.45mm"/>
    </style:style>
    <style:style style:name="co62" style:family="table-column">
      <style:table-column-properties fo:break-before="auto" style:column-width="38.01mm"/>
    </style:style>
    <style:style style:name="co63" style:family="table-column">
      <style:table-column-properties fo:break-before="auto" style:column-width="37.73mm"/>
    </style:style>
    <style:style style:name="co64" style:family="table-column">
      <style:table-column-properties fo:break-before="auto" style:column-width="29.4mm"/>
    </style:style>
    <style:style style:name="co51" style:family="table-column">
      <style:table-column-properties fo:break-before="auto" style:column-width="48.28mm"/>
    </style:style>
    <style:style style:name="co52" style:family="table-column">
      <style:table-column-properties fo:break-before="auto" style:column-width="25.81mm"/>
    </style:style>
    <style:style style:name="co53" style:family="table-column">
      <style:table-column-properties fo:break-before="auto" style:column-width="36.62mm"/>
    </style:style>
    <style:style style:name="co54" style:family="table-column">
      <style:table-column-properties fo:break-before="auto" style:column-width="30.52mm"/>
    </style:style>
    <style:style style:name="co55" style:family="table-column">
      <style:table-column-properties fo:break-before="auto" style:column-width="43.83mm"/>
    </style:style>
    <style:style style:name="co56" style:family="table-column">
      <style:table-column-properties fo:break-before="auto" style:column-width="48.82mm"/>
    </style:style>
    <style:style style:name="co57" style:family="table-column">
      <style:table-column-properties fo:break-before="auto" style:column-width="52.72mm"/>
    </style:style>
    <style:style style:name="co58" style:family="table-column">
      <style:table-column-properties fo:break-before="auto" style:column-width="42.46mm"/>
    </style:style>
    <style:style style:name="co59" style:family="table-column">
      <style:table-column-properties fo:break-before="auto" style:column-width="41.89mm"/>
    </style:style>
    <style:style style:name="co33" style:family="table-column">
      <style:table-column-properties fo:break-before="auto" style:column-width="73.8mm"/>
    </style:style>
    <style:style style:name="co34" style:family="table-column">
      <style:table-column-properties fo:break-before="auto" style:column-width="67.52mm"/>
    </style:style>
    <style:style style:name="co35" style:family="table-column">
      <style:table-column-properties fo:break-before="auto" style:column-width="54.45mm"/>
    </style:style>
    <style:style style:name="co36" style:family="table-column">
      <style:table-column-properties fo:break-before="auto" style:column-width="53.64mm"/>
    </style:style>
    <style:style style:name="co37" style:family="table-column">
      <style:table-column-properties fo:break-before="auto" style:column-width="53.09mm"/>
    </style:style>
    <style:style style:name="co38" style:family="table-column">
      <style:table-column-properties fo:break-before="auto" style:column-width="119.54mm"/>
    </style:style>
    <style:style style:name="co39" style:family="table-column">
      <style:table-column-properties fo:break-before="auto" style:column-width="195.53mm"/>
    </style:style>
    <style:style style:name="co40" style:family="table-column">
      <style:table-column-properties fo:break-before="auto" style:column-width="157.67mm"/>
    </style:style>
    <style:style style:name="co41" style:family="table-column">
      <style:table-column-properties fo:break-before="auto" style:column-width="165.58mm"/>
    </style:style>
    <style:style style:name="ro1" style:family="table-row">
      <style:table-row-properties style:row-height="4.53mm" fo:break-before="auto" style:use-optimal-row-height="true"/>
    </style:style>
    <style:style style:name="ro20" style:family="table-row">
      <style:table-row-properties style:row-height="5.26mm" fo:break-before="auto" style:use-optimal-row-height="false"/>
    </style:style>
    <style:style style:name="ro21" style:family="table-row">
      <style:table-row-properties style:row-height="5.79mm" fo:break-before="auto" style:use-optimal-row-height="false"/>
    </style:style>
    <style:style style:name="ro22" style:family="table-row">
      <style:table-row-properties style:row-height="9.47mm" fo:break-before="auto" style:use-optimal-row-height="false"/>
    </style:style>
    <style:style style:name="ro23" style:family="table-row">
      <style:table-row-properties style:row-height="9.74mm" fo:break-before="auto" style:use-optimal-row-height="false"/>
    </style:style>
    <style:style style:name="ro25" style:family="table-row">
      <style:table-row-properties style:row-height="12.95mm" fo:break-before="auto" style:use-optimal-row-height="false"/>
    </style:style>
    <style:style style:name="ro27" style:family="table-row">
      <style:table-row-properties style:row-height="10.53mm" fo:break-before="auto" style:use-optimal-row-height="false"/>
    </style:style>
    <style:style style:name="ro29" style:family="table-row">
      <style:table-row-properties style:row-height="8.15mm" fo:break-before="auto" style:use-optimal-row-height="false"/>
    </style:style>
    <style:style style:name="ro32" style:family="table-row">
      <style:table-row-properties style:row-height="8.68mm" fo:break-before="auto" style:use-optimal-row-height="false"/>
    </style:style>
    <style:style style:name="ro33" style:family="table-row">
      <style:table-row-properties style:row-height="7.88mm" fo:break-before="auto" style:use-optimal-row-height="false"/>
    </style:style>
    <style:style style:name="ro47" style:family="table-row">
      <style:table-row-properties style:row-height="10.83mm" fo:break-before="auto" style:use-optimal-row-height="false"/>
    </style:style>
    <style:style style:name="ro48" style:family="table-row">
      <style:table-row-properties style:row-height="7.62mm" fo:break-before="auto" style:use-optimal-row-height="false"/>
    </style:style>
    <style:style style:name="ro49" style:family="table-row">
      <style:table-row-properties style:row-height="4.99mm" fo:break-before="auto" style:use-optimal-row-height="false"/>
    </style:style>
    <style:style style:name="ro50" style:family="table-row">
      <style:table-row-properties style:row-height="6.23mm" fo:break-before="auto" style:use-optimal-row-height="true"/>
    </style:style>
    <style:style style:name="ro51" style:family="table-row">
      <style:table-row-properties style:row-height="5.38mm" fo:break-before="auto" style:use-optimal-row-height="true"/>
    </style:style>
    <style:style style:name="ro52" style:family="table-row">
      <style:table-row-properties style:row-height="8.98mm" fo:break-before="auto" style:use-optimal-row-height="false"/>
    </style:style>
    <style:style style:name="ro53" style:family="table-row">
      <style:table-row-properties style:row-height="6.86mm" fo:break-before="auto" style:use-optimal-row-height="false"/>
    </style:style>
    <style:style style:name="ro54" style:family="table-row">
      <style:table-row-properties style:row-height="4.74mm" fo:break-before="auto" style:use-optimal-row-height="false"/>
    </style:style>
    <style:style style:name="ro55" style:family="table-row">
      <style:table-row-properties style:row-height="4.48mm" fo:break-before="auto" style:use-optimal-row-height="false"/>
    </style:style>
    <style:style style:name="ro56" style:family="table-row">
      <style:table-row-properties style:row-height="5.27mm" fo:break-before="auto" style:use-optimal-row-height="false"/>
    </style:style>
    <style:style style:name="ro57" style:family="table-row">
      <style:table-row-properties style:row-height="4.22mm" fo:break-before="auto" style:use-optimal-row-height="false"/>
    </style:style>
    <style:style style:name="ro58" style:family="table-row">
      <style:table-row-properties style:row-height="9.77mm" fo:break-before="auto" style:use-optimal-row-height="false"/>
    </style:style>
    <style:style style:name="ro59" style:family="table-row">
      <style:table-row-properties style:row-height="11.36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6" style:family="table-row">
      <style:table-row-properties style:row-height="4.73mm" fo:break-before="auto" style:use-optimal-row-height="true"/>
    </style:style>
    <style:style style:name="ro28" style:family="table-row">
      <style:table-row-properties style:row-height="8.94mm" fo:break-before="auto" style:use-optimal-row-height="true"/>
    </style:style>
    <style:style style:name="ro68" style:family="table-row">
      <style:table-row-properties style:row-height="6.31mm" fo:break-before="auto" style:use-optimal-row-height="true"/>
    </style:style>
    <style:style style:name="ro69" style:family="table-row">
      <style:table-row-properties style:row-height="12.36mm" fo:break-before="auto" style:use-optimal-row-height="true"/>
    </style:style>
    <style:style style:name="ro70" style:family="table-row">
      <style:table-row-properties style:row-height="8.45mm" fo:break-before="auto" style:use-optimal-row-height="true"/>
    </style:style>
    <style:style style:name="ro72" style:family="table-row">
      <style:table-row-properties style:row-height="8.41mm" fo:break-before="auto" style:use-optimal-row-height="true"/>
    </style:style>
    <style:style style:name="ro31" style:family="table-row">
      <style:table-row-properties style:row-height="17.37mm" fo:break-before="auto" style:use-optimal-row-height="true"/>
    </style:style>
    <style:style style:name="ro73" style:family="table-row">
      <style:table-row-properties style:row-height="10.57mm" fo:break-before="auto" style:use-optimal-row-height="false"/>
    </style:style>
    <style:style style:name="ro71" style:family="table-row">
      <style:table-row-properties style:row-height="10.78mm" fo:break-before="auto" style:use-optimal-row-height="false"/>
    </style:style>
    <style:style style:name="ro34" style:family="table-row">
      <style:table-row-properties style:row-height="16.92mm" fo:break-before="auto" style:use-optimal-row-height="false"/>
    </style:style>
    <style:style style:name="ro35" style:family="table-row">
      <style:table-row-properties style:row-height="19.3mm" fo:break-before="auto" style:use-optimal-row-height="false"/>
    </style:style>
    <style:style style:name="ro36" style:family="table-row">
      <style:table-row-properties style:row-height="20.88mm" fo:break-before="auto" style:use-optimal-row-height="false"/>
    </style:style>
    <style:style style:name="ro37" style:family="table-row">
      <style:table-row-properties style:row-height="21.15mm" fo:break-before="auto" style:use-optimal-row-height="false"/>
    </style:style>
    <style:style style:name="ro38" style:family="table-row">
      <style:table-row-properties style:row-height="22.21mm" fo:break-before="auto" style:use-optimal-row-height="false"/>
    </style:style>
    <style:style style:name="ro39" style:family="table-row">
      <style:table-row-properties style:row-height="51.06mm" fo:break-before="auto" style:use-optimal-row-height="true"/>
    </style:style>
    <style:style style:name="ro30" style:family="table-row">
      <style:table-row-properties style:row-height="13.16mm" fo:break-before="auto" style:use-optimal-row-height="true"/>
    </style:style>
    <style:style style:name="ro40" style:family="table-row">
      <style:table-row-properties style:row-height="34.22mm" fo:break-before="auto" style:use-optimal-row-height="true"/>
    </style:style>
    <style:style style:name="ro41" style:family="table-row">
      <style:table-row-properties style:row-height="21.57mm" fo:break-before="auto" style:use-optimal-row-height="true"/>
    </style:style>
    <style:style style:name="ro42" style:family="table-row">
      <style:table-row-properties style:row-height="30mm" fo:break-before="auto" style:use-optimal-row-height="true"/>
    </style:style>
    <style:style style:name="ro43" style:family="table-row">
      <style:table-row-properties style:row-height="25.79mm" fo:break-before="auto" style:use-optimal-row-height="true"/>
    </style:style>
    <style:style style:name="ro44" style:family="table-row">
      <style:table-row-properties style:row-height="67.91mm" fo:break-before="auto" style:use-optimal-row-height="true"/>
    </style:style>
    <style:style style:name="ro45" style:family="table-row">
      <style:table-row-properties style:row-height="46.85mm" fo:break-before="auto" style:use-optimal-row-height="true"/>
    </style:style>
    <style:style style:name="ro46" style:family="table-row">
      <style:table-row-properties style:row-height="93.19mm" fo:break-before="auto" style:use-optimal-row-height="true"/>
    </style:style>
    <style:style style:name="ro76" style:family="table-row">
      <style:table-row-properties style:row-height="14.2mm" fo:break-before="auto" style:use-optimal-row-height="false"/>
    </style:style>
    <style:style style:name="ro77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able-cell-properties fo:background-color="#ff0000"/>
      <style:text-properties style:text-position=""/>
    </style:style>
    <style:style style:name="ce12" style:family="table-cell" style:parent-style-name="Default">
      <style:table-cell-properties fo:background-color="#ff6600"/>
      <style:text-properties style:text-position="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4" style:family="table-cell" style:parent-style-name="Default">
      <style:table-cell-properties fo:background-color="#00cc33"/>
      <style:text-properties style:text-position=""/>
    </style:style>
    <style:style style:name="ce15" style:family="table-cell" style:parent-style-name="Default">
      <style:table-cell-properties fo:background-color="#99ffcc"/>
      <style:text-properties style:text-position=""/>
    </style:style>
    <style:style style:name="ce16" style:family="table-cell" style:parent-style-name="Default">
      <style:table-cell-properties fo:background-color="#9933ff"/>
      <style:text-properties style:text-position=""/>
    </style:style>
    <style:style style:name="ce17" style:family="table-cell" style:parent-style-name="Default">
      <style:table-cell-properties fo:background-color="#000000"/>
      <style:text-properties style:text-position=""/>
    </style:style>
    <style:style style:name="ce18" style:family="table-cell" style:parent-style-name="Default">
      <style:table-cell-properties fo:border="0.06pt solid #000000"/>
      <style:text-properties style:text-position=""/>
    </style:style>
    <style:style style:name="ce19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fo:background-color="#ff0000" fo:border="0.06pt solid #000000"/>
      <style:text-properties style:text-position=""/>
    </style:style>
    <style:style style:name="ce21" style:family="table-cell" style:parent-style-name="Default" style:data-style-name="N37">
      <style:table-cell-properties fo:background-color="#ffff00" fo:border="0.06pt solid #000000"/>
      <style:text-properties style:text-position=""/>
    </style:style>
    <style:style style:name="ce22" style:family="table-cell" style:parent-style-name="Default" style:data-style-name="N37">
      <style:table-cell-properties fo:background-color="#ff6600" fo:border="0.06pt solid #000000"/>
      <style:text-properties style:text-position=""/>
    </style:style>
    <style:style style:name="ce23" style:family="table-cell" style:parent-style-name="Default">
      <style:table-cell-properties fo:background-color="#ff66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 style:data-style-name="N37">
      <style:table-cell-properties fo:background-color="#ffff00" fo:border="0.06pt solid #666666"/>
      <style:text-properties style:text-position=""/>
    </style:style>
    <style:style style:name="ce25" style:family="table-cell" style:parent-style-name="Default" style:data-style-name="N37">
      <style:table-cell-properties fo:background-color="#00cc33" fo:border="0.06pt solid #666666"/>
      <style:text-properties style:text-position=""/>
    </style:style>
    <style:style style:name="ce26" style:family="table-cell" style:parent-style-name="Default">
      <style:table-cell-properties fo:background-color="#ffff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" style:family="table-cell" style:parent-style-name="Default">
      <style:table-cell-properties fo:background-color="#00cc33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 style:data-style-name="N37">
      <style:table-cell-properties fo:background-color="#00cc00" fo:border="0.06pt solid #666666"/>
      <style:text-properties style:text-position=""/>
    </style:style>
    <style:style style:name="ce29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37">
      <style:table-cell-properties fo:background-color="#00cc33" fo:border="0.06pt solid #000000"/>
      <style:text-properties style:text-position=""/>
    </style:style>
    <style:style style:name="ce31" style:family="table-cell" style:parent-style-name="Default" style:data-style-name="N37">
      <style:table-cell-properties fo:background-color="#00cc00" fo:border="0.06pt solid #000000"/>
      <style:text-properties style:text-position=""/>
    </style:style>
    <style:style style:name="ce32" style:family="table-cell" style:parent-style-name="Default">
      <style:table-cell-properties fo:background-color="#00cc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 style:data-style-name="N37">
      <style:table-cell-properties fo:background-color="#99ffcc" fo:border="0.06pt solid #000000"/>
      <style:text-properties style:text-position=""/>
    </style:style>
    <style:style style:name="ce34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37">
      <style:table-cell-properties fo:background-color="#9900ff" fo:border="0.06pt solid #000000"/>
      <style:text-properties style:text-position=""/>
    </style:style>
    <style:style style:name="ce36" style:family="table-cell" style:parent-style-name="Default" style:data-style-name="N37">
      <style:table-cell-properties fo:border="0.06pt solid #000000"/>
      <style:text-properties style:text-position=""/>
    </style:style>
    <style:style style:name="ce37" style:family="table-cell" style:parent-style-name="Default">
      <style:table-cell-properties fo:background-color="#ff0000" fo:border="0.06pt solid #000000"/>
      <style:text-properties style:text-position=""/>
    </style:style>
    <style:style style:name="ce38" style:family="table-cell" style:parent-style-name="Default">
      <style:table-cell-properties fo:background-color="#ffff00" fo:border="0.06pt solid #000000"/>
      <style:text-properties style:text-position=""/>
    </style:style>
    <style:style style:name="ce39" style:family="table-cell" style:parent-style-name="Default">
      <style:table-cell-properties fo:background-color="#ff6600" fo:border="0.06pt solid #000000"/>
      <style:text-properties style:text-position=""/>
    </style:style>
    <style:style style:name="ce40" style:family="table-cell" style:parent-style-name="Default">
      <style:table-cell-properties fo:background-color="#ffff00" fo:border="0.06pt solid #666666"/>
      <style:text-properties style:text-position=""/>
    </style:style>
    <style:style style:name="ce41" style:family="table-cell" style:parent-style-name="Default">
      <style:table-cell-properties fo:background-color="#00cc33" fo:border="0.06pt solid #666666"/>
      <style:text-properties style:text-position=""/>
    </style:style>
    <style:style style:name="ce42" style:family="table-cell" style:parent-style-name="Default">
      <style:table-cell-properties fo:background-color="#00cc00" fo:border="0.06pt solid #666666"/>
      <style:text-properties style:text-position=""/>
    </style:style>
    <style:style style:name="ce43" style:family="table-cell" style:parent-style-name="Default">
      <style:table-cell-properties fo:background-color="#00cc33" fo:border="0.06pt solid #000000"/>
      <style:text-properties style:text-position=""/>
    </style:style>
    <style:style style:name="ce44" style:family="table-cell" style:parent-style-name="Default">
      <style:table-cell-properties fo:background-color="#00cc00" fo:border="0.06pt solid #000000"/>
      <style:text-properties style:text-position=""/>
    </style:style>
    <style:style style:name="ce45" style:family="table-cell" style:parent-style-name="Default">
      <style:table-cell-properties fo:background-color="#99ffcc" fo:border="0.06pt solid #000000"/>
      <style:text-properties style:text-position=""/>
    </style:style>
    <style:style style:name="ce46" style:family="table-cell" style:parent-style-name="Default">
      <style:table-cell-properties fo:background-color="#9900ff" fo:border="0.06pt solid #000000"/>
      <style:text-properties style:text-position=""/>
    </style:style>
    <style:style style:name="ce47" style:family="table-cell" style:parent-style-name="Default">
      <style:table-cell-properties fo:background-color="transparent" fo:border="0.06pt solid #000000"/>
      <style:text-properties style:text-position=""/>
    </style:style>
    <style:style style:name="ce48" style:family="table-cell" style:parent-style-name="Default">
      <style:table-cell-properties fo:background-color="#ffff00" fo:border="2.49pt solid #666666"/>
      <style:text-properties style:text-position=""/>
    </style:style>
    <style:style style:name="ce49" style:family="table-cell" style:parent-style-name="Default">
      <style:table-cell-properties fo:background-color="#00cc00" fo:border="2.49pt solid #666666"/>
      <style:text-properties style:text-position=""/>
    </style:style>
    <style:style style:name="ce50" style:family="table-cell" style:parent-style-name="Default">
      <style:table-cell-properties fo:background-color="transparent"/>
      <style:text-properties style:text-position=""/>
    </style:style>
    <style:style style:name="ce150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154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155" style:family="table-cell" style:parent-style-name="Default">
      <style:table-cell-properties fo:background-color="#ff0000" fo:wrap-option="wrap"/>
      <style:text-properties style:text-position=""/>
    </style:style>
    <style:style style:name="ce159" style:family="table-cell" style:parent-style-name="Default">
      <style:table-cell-properties fo:background-color="#ff6600" fo:wrap-option="wrap"/>
      <style:text-properties style:text-position=""/>
    </style:style>
    <style:style style:name="ce160" style:family="table-cell" style:parent-style-name="Default">
      <style:table-cell-properties fo:background-color="#ffff00" fo:wrap-option="wrap"/>
      <style:text-properties style:text-position=""/>
    </style:style>
    <style:style style:name="ce161" style:family="table-cell" style:parent-style-name="Default">
      <style:table-cell-properties fo:background-color="#00cc33" fo:wrap-option="wrap"/>
      <style:text-properties style:text-position=""/>
    </style:style>
    <style:style style:name="ce162" style:family="table-cell" style:parent-style-name="Default">
      <style:table-cell-properties fo:background-color="#99ffcc" fo:wrap-option="wrap"/>
      <style:text-properties style:text-position=""/>
    </style:style>
    <style:style style:name="ce163" style:family="table-cell" style:parent-style-name="Default">
      <style:table-cell-properties fo:background-color="#9933ff" fo:wrap-option="wrap"/>
      <style:text-properties style:text-position=""/>
    </style:style>
    <style:style style:name="ce164" style:family="table-cell" style:parent-style-name="Default">
      <style:table-cell-properties fo:background-color="#0000ff" fo:wrap-option="wrap"/>
      <style:text-properties style:text-position=""/>
    </style:style>
    <style:style style:name="ce165" style:family="table-cell" style:parent-style-name="Default">
      <style:table-cell-properties fo:wrap-option="wrap"/>
      <style:text-properties style:text-position=""/>
    </style:style>
    <style:style style:name="ce166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167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68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9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70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171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172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173" style:family="table-cell" style:parent-style-name="Default">
      <style:table-cell-properties fo:wrap-option="wrap" fo:border="0.06pt solid #000000"/>
      <style:text-properties style:text-position=""/>
    </style:style>
    <style:style style:name="ce174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175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76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177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78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7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80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81" style:family="table-cell" style:parent-style-name="Default">
      <style:table-cell-properties fo:background-color="#33ff99" fo:wrap-option="wrap" fo:border="0.06pt solid #000000" style:vertical-align="top"/>
      <style:text-properties style:text-position="" style:font-name="Arial" style:font-name-asian="Andale Sans UI" style:font-name-complex="Tahoma"/>
    </style:style>
    <style:style style:name="ce182" style:family="table-cell" style:parent-style-name="Default">
      <style:table-cell-properties fo:background-color="#ff3333" fo:wrap-option="wrap" fo:border="0.06pt solid #000000" style:vertical-align="top"/>
      <style:text-properties style:text-position="" style:font-name="Arial" style:font-name-asian="Andale Sans UI" style:font-name-complex="Tahoma"/>
    </style:style>
    <style:style style:name="ce183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184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85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86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187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88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189" style:family="table-cell" style:parent-style-name="Default">
      <style:table-cell-properties fo:background-color="#ffff00" fo:wrap-option="wrap" fo:border="0.06pt solid #000000"/>
      <style:text-properties style:text-position="" style:font-name="Arial" style:font-name-asian="Andale Sans UI" style:font-name-complex="Tahoma"/>
    </style:style>
    <style:style style:name="ce1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9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2" style:family="table-cell" style:parent-style-name="Default">
      <style:table-cell-properties fo:background-color="#ff0000" fo:wrap-option="wrap"/>
      <style:text-properties style:text-position=""/>
    </style:style>
    <style:style style:name="ce123" style:family="table-cell" style:parent-style-name="Default">
      <style:table-cell-properties fo:background-color="#ff6600" fo:wrap-option="wrap"/>
      <style:text-properties style:text-position=""/>
    </style:style>
    <style:style style:name="ce124" style:family="table-cell" style:parent-style-name="Default">
      <style:table-cell-properties fo:background-color="#ffff00" fo:wrap-option="wrap"/>
      <style:text-properties style:text-position=""/>
    </style:style>
    <style:style style:name="ce125" style:family="table-cell" style:parent-style-name="Default">
      <style:table-cell-properties fo:background-color="#00cc33" fo:wrap-option="wrap"/>
      <style:text-properties style:text-position=""/>
    </style:style>
    <style:style style:name="ce126" style:family="table-cell" style:parent-style-name="Default">
      <style:table-cell-properties fo:background-color="#99ffcc" fo:wrap-option="wrap"/>
      <style:text-properties style:text-position=""/>
    </style:style>
    <style:style style:name="ce127" style:family="table-cell" style:parent-style-name="Default">
      <style:table-cell-properties fo:background-color="#9933ff" fo:wrap-option="wrap"/>
      <style:text-properties style:text-position=""/>
    </style:style>
    <style:style style:name="ce129" style:family="table-cell" style:parent-style-name="Default">
      <style:table-cell-properties fo:wrap-option="wrap"/>
      <style:text-properties style:text-position=""/>
    </style:style>
    <style:style style:name="ce13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13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3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3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137" style:family="table-cell" style:parent-style-name="Default">
      <style:table-cell-properties fo:wrap-option="wrap" fo:border="0.06pt solid #000000"/>
      <style:text-properties style:text-position=""/>
    </style:style>
    <style:style style:name="ce13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14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56" style:family="table-cell" style:parent-style-name="Default">
      <style:table-cell-properties fo:background-color="#ffffff" fo:wrap-option="wrap"/>
      <style:text-properties style:text-position=""/>
    </style:style>
    <style:style style:name="ce157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58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90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114" style:family="table-cell" style:parent-style-name="Default">
      <style:table-cell-properties fo:background-color="#ff0000"/>
    </style:style>
    <style:style style:name="ce115" style:family="table-cell" style:parent-style-name="Default">
      <style:table-cell-properties fo:background-color="#ff6600"/>
    </style:style>
    <style:style style:name="ce116" style:family="table-cell" style:parent-style-name="Default">
      <style:table-cell-properties fo:background-color="#ffff00"/>
    </style:style>
    <style:style style:name="ce117" style:family="table-cell" style:parent-style-name="Default">
      <style:table-cell-properties fo:background-color="#00cc33"/>
    </style:style>
    <style:style style:name="ce118" style:family="table-cell" style:parent-style-name="Default">
      <style:table-cell-properties fo:background-color="#99ffcc"/>
    </style:style>
    <style:style style:name="ce119" style:family="table-cell" style:parent-style-name="Default">
      <style:table-cell-properties fo:background-color="#9933ff"/>
    </style:style>
    <style:style style:name="ce120" style:family="table-cell" style:parent-style-name="Default">
      <style:table-cell-properties fo:background-color="#000000"/>
    </style:style>
    <style:style style:name="ce121" style:family="table-cell" style:parent-style-name="Default">
      <style:table-cell-properties fo:border="0.06pt solid #000000"/>
    </style:style>
    <style:style style:name="ce128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 style:data-style-name="N37">
      <style:table-cell-properties fo:background-color="#ff0000" fo:border="0.06pt solid #000000"/>
    </style:style>
    <style:style style:name="ce135" style:family="table-cell" style:parent-style-name="Default" style:data-style-name="N37">
      <style:table-cell-properties fo:background-color="#ffff00" fo:border="0.06pt solid #000000"/>
    </style:style>
    <style:style style:name="ce136" style:family="table-cell" style:parent-style-name="Default" style:data-style-name="N37">
      <style:table-cell-properties fo:background-color="#ff6600" fo:border="0.06pt solid #000000"/>
    </style:style>
    <style:style style:name="ce139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0" style:family="table-cell" style:parent-style-name="Default" style:data-style-name="N37">
      <style:table-cell-properties fo:background-color="#ffff00" fo:border="0.06pt solid #666666"/>
    </style:style>
    <style:style style:name="ce141" style:family="table-cell" style:parent-style-name="Default" style:data-style-name="N37">
      <style:table-cell-properties fo:background-color="#00cc33" fo:border="0.06pt solid #666666"/>
    </style:style>
    <style:style style:name="ce142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3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5" style:family="table-cell" style:parent-style-name="Default" style:data-style-name="N37">
      <style:table-cell-properties fo:background-color="#00cc00" fo:border="0.06pt solid #666666"/>
    </style:style>
    <style:style style:name="ce146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7" style:family="table-cell" style:parent-style-name="Default" style:data-style-name="N37">
      <style:table-cell-properties fo:background-color="#00cc33" fo:border="0.06pt solid #000000"/>
    </style:style>
    <style:style style:name="ce148" style:family="table-cell" style:parent-style-name="Default" style:data-style-name="N37">
      <style:table-cell-properties fo:background-color="#00cc00" fo:border="0.06pt solid #000000"/>
    </style:style>
    <style:style style:name="ce149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1" style:family="table-cell" style:parent-style-name="Default" style:data-style-name="N37">
      <style:table-cell-properties fo:background-color="#99ffcc" fo:border="0.06pt solid #000000"/>
    </style:style>
    <style:style style:name="ce152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3" style:family="table-cell" style:parent-style-name="Default" style:data-style-name="N37">
      <style:table-cell-properties fo:background-color="#9900ff" fo:border="0.06pt solid #000000"/>
    </style:style>
    <style:style style:name="ce192" style:family="table-cell" style:parent-style-name="Default" style:data-style-name="N37">
      <style:table-cell-properties fo:border="0.06pt solid #000000"/>
    </style:style>
    <style:style style:name="ce193" style:family="table-cell" style:parent-style-name="Default">
      <style:table-cell-properties fo:background-color="#ff0000" fo:border="0.06pt solid #000000"/>
    </style:style>
    <style:style style:name="ce194" style:family="table-cell" style:parent-style-name="Default">
      <style:table-cell-properties fo:background-color="#ffff00" fo:border="0.06pt solid #000000"/>
    </style:style>
    <style:style style:name="ce195" style:family="table-cell" style:parent-style-name="Default">
      <style:table-cell-properties fo:background-color="#ff6600" fo:border="0.06pt solid #000000"/>
    </style:style>
    <style:style style:name="ce196" style:family="table-cell" style:parent-style-name="Default">
      <style:table-cell-properties fo:background-color="#ffff00" fo:border="0.06pt solid #666666"/>
    </style:style>
    <style:style style:name="ce197" style:family="table-cell" style:parent-style-name="Default">
      <style:table-cell-properties fo:background-color="#00cc33" fo:border="0.06pt solid #666666"/>
    </style:style>
    <style:style style:name="ce198" style:family="table-cell" style:parent-style-name="Default">
      <style:table-cell-properties fo:background-color="#00cc00" fo:border="0.06pt solid #666666"/>
    </style:style>
    <style:style style:name="ce199" style:family="table-cell" style:parent-style-name="Default">
      <style:table-cell-properties fo:background-color="#00cc33" fo:border="0.06pt solid #000000"/>
    </style:style>
    <style:style style:name="ce200" style:family="table-cell" style:parent-style-name="Default">
      <style:table-cell-properties fo:background-color="#00cc00" fo:border="0.06pt solid #000000"/>
    </style:style>
    <style:style style:name="ce201" style:family="table-cell" style:parent-style-name="Default">
      <style:table-cell-properties fo:background-color="#99ffcc" fo:border="0.06pt solid #000000"/>
    </style:style>
    <style:style style:name="ce202" style:family="table-cell" style:parent-style-name="Default">
      <style:table-cell-properties fo:background-color="#9900ff" fo:border="0.06pt solid #000000"/>
    </style:style>
    <style:style style:name="ce203" style:family="table-cell" style:parent-style-name="Default">
      <style:table-cell-properties fo:background-color="transparent" fo:border="0.06pt solid #000000"/>
    </style:style>
    <style:style style:name="ce204" style:family="table-cell" style:parent-style-name="Default">
      <style:table-cell-properties fo:background-color="#ffff00" fo:border="2.49pt solid #666666"/>
    </style:style>
    <style:style style:name="ce205" style:family="table-cell" style:parent-style-name="Default">
      <style:table-cell-properties fo:background-color="#00cc00" fo:border="2.49pt solid #666666"/>
    </style:style>
    <style:style style:name="ce206" style:family="table-cell" style:parent-style-name="Default">
      <style:table-cell-properties fo:background-color="transparent"/>
    </style:style>
    <style:style style:name="ce207" style:family="table-cell" style:parent-style-name="Default">
      <style:table-cell-properties fo:background-color="#0000cc"/>
    </style:style>
    <style:style style:name="ce208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209" style:family="table-cell" style:parent-style-name="Default">
      <style:table-cell-properties fo:background-color="#0000ff" fo:border="0.06pt solid #000000"/>
    </style:style>
    <style:style style:name="ce210" style:family="table-cell" style:parent-style-name="Default">
      <style:table-cell-properties fo:background-color="#0000cc" fo:border="0.06pt solid #000000"/>
    </style:style>
    <style:style style:name="ce211" style:family="table-cell" style:parent-style-name="Default" style:data-style-name="N41">
      <style:table-cell-properties fo:border="0.06pt solid #000000"/>
    </style:style>
    <style:style style:name="ce212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213" style:family="table-cell" style:parent-style-name="Default">
      <style:table-cell-properties fo:background-color="#0000ff" fo:wrap-option="wrap" fo:border="0.06pt solid #000000"/>
    </style:style>
    <style:style style:name="ce214" style:family="table-cell" style:parent-style-name="Default">
      <style:table-cell-properties fo:background-color="#ff0000" fo:wrap-option="wrap" fo:border="0.06pt solid #000000"/>
    </style:style>
    <style:style style:name="ce215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21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217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18" style:family="table-cell" style:parent-style-name="Default">
      <style:table-cell-properties fo:background-color="#ff0000" fo:wrap-option="wrap"/>
    </style:style>
    <style:style style:name="ce219" style:family="table-cell" style:parent-style-name="Default">
      <style:table-cell-properties fo:background-color="#ff6600" fo:wrap-option="wrap"/>
    </style:style>
    <style:style style:name="ce220" style:family="table-cell" style:parent-style-name="Default">
      <style:table-cell-properties fo:background-color="#ffff00" fo:wrap-option="wrap"/>
    </style:style>
    <style:style style:name="ce221" style:family="table-cell" style:parent-style-name="Default">
      <style:table-cell-properties fo:background-color="#00cc33" fo:wrap-option="wrap"/>
    </style:style>
    <style:style style:name="ce222" style:family="table-cell" style:parent-style-name="Default">
      <style:table-cell-properties fo:background-color="#99ffcc" fo:wrap-option="wrap"/>
    </style:style>
    <style:style style:name="ce223" style:family="table-cell" style:parent-style-name="Default">
      <style:table-cell-properties fo:background-color="#9933ff" fo:wrap-option="wrap"/>
    </style:style>
    <style:style style:name="ce224" style:family="table-cell" style:parent-style-name="Default">
      <style:table-cell-properties fo:background-color="#0000ff" fo:wrap-option="wrap"/>
    </style:style>
    <style:style style:name="ce225" style:family="table-cell" style:parent-style-name="Default">
      <style:table-cell-properties fo:wrap-option="wrap"/>
    </style:style>
    <style:style style:name="ce226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227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228" style:family="table-cell" style:parent-style-name="Default">
      <style:table-cell-properties fo:background-color="#ffff66" fo:wrap-option="wrap" fo:border="0.06pt solid #000000"/>
    </style:style>
    <style:style style:name="ce229" style:family="table-cell" style:parent-style-name="Default">
      <style:table-cell-properties fo:background-color="#ff3333" fo:wrap-option="wrap" fo:border="0.06pt solid #000000"/>
    </style:style>
    <style:style style:name="ce230" style:family="table-cell" style:parent-style-name="Default">
      <style:table-cell-properties fo:background-color="#ff6600" fo:wrap-option="wrap" fo:border="0.06pt solid #000000"/>
    </style:style>
    <style:style style:name="ce231" style:family="table-cell" style:parent-style-name="Default">
      <style:table-cell-properties fo:background-color="#ffff00" fo:wrap-option="wrap" fo:border="0.06pt solid #000000"/>
    </style:style>
    <style:style style:name="ce232" style:family="table-cell" style:parent-style-name="Default">
      <style:table-cell-properties fo:background-color="#00cc00" fo:wrap-option="wrap" fo:border="0.06pt solid #000000"/>
    </style:style>
    <style:style style:name="ce233" style:family="table-cell" style:parent-style-name="Default">
      <style:table-cell-properties fo:wrap-option="wrap" fo:border="0.06pt solid #000000"/>
    </style:style>
    <style:style style:name="ce234" style:family="table-cell" style:parent-style-name="Default">
      <style:table-cell-properties fo:background-color="#ffffff" fo:wrap-option="wrap" fo:border="0.06pt solid #000000"/>
    </style:style>
    <style:style style:name="ce235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236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237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238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23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240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241" style:family="table-cell" style:parent-style-name="Default">
      <style:table-cell-properties fo:background-color="#33ff99" fo:wrap-option="wrap" fo:border="0.06pt solid #000000" style:vertical-align="top"/>
      <style:text-properties style:font-name="Arial" style:font-name-asian="Andale Sans UI" style:font-name-complex="Tahoma"/>
    </style:style>
    <style:style style:name="ce242" style:family="table-cell" style:parent-style-name="Default">
      <style:table-cell-properties fo:background-color="#ff3333" fo:wrap-option="wrap" fo:border="0.06pt solid #000000" style:vertical-align="top"/>
      <style:text-properties style:font-name="Arial" style:font-name-asian="Andale Sans UI" style:font-name-complex="Tahoma"/>
    </style:style>
    <style:style style:name="ce243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244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245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246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247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</style:style>
    <style:style style:name="ce248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249" style:family="table-cell" style:parent-style-name="Default">
      <style:table-cell-properties fo:background-color="#ffff00" fo:wrap-option="wrap" fo:border="0.06pt solid #000000"/>
      <style:text-properties style:font-name="Arial" style:font-name-asian="Andale Sans UI" style:font-name-complex="Tahoma"/>
    </style:style>
    <style:style style:name="ce25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25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252" style:family="table-cell" style:parent-style-name="Default">
      <style:table-cell-properties fo:background-color="#ffffff" fo:wrap-option="wrap"/>
    </style:style>
    <style:style style:name="ce25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25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255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56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2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5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25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6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Sheet9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График" table:style-name="ta1" table:print="false">
        <table:table-column table:style-name="co12" table:default-cell-style-name="ce31"/>
        <table:table-column table:style-name="co13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number-columns-repeated="2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2" table:number-columns-repeated="2" table:default-cell-style-name="ce44"/>
        <table:table-column table:style-name="co23" table:default-cell-style-name="ce44"/>
        <table:table-column table:style-name="co23" table:number-columns-repeated="2" table:default-cell-style-name="Default"/>
        <table:table-column table:style-name="co24" table:default-cell-style-name="Default"/>
        <table:table-row table:style-name="ro1">
          <table:table-cell table:style-name="ce11"/>
          <table:table-cell table:style-name="Default" office:value-type="string">
            <text:p>0 – 50</text:p>
          </table:table-cell>
          <table:table-cell table:style-name="ce18"/>
          <table:table-cell table:style-name="ce18" office:value-type="string">
            <text:p>При болезни кф 1.5</text:p>
          </table:table-cell>
          <table:table-cell table:style-name="ce18" table:number-columns-repeated="9"/>
          <table:table-cell table:number-columns-repeated="3"/>
        </table:table-row>
        <table:table-row table:style-name="ro1">
          <table:table-cell table:style-name="ce12"/>
          <table:table-cell table:style-name="Default" office:value-type="string">
            <text:p>60 – 9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3"/>
          <table:table-cell table:style-name="Default" office:value-type="string">
            <text:p>90 – 12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4"/>
          <table:table-cell table:style-name="Default" office:value-type="string">
            <text:p>120 – 1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5"/>
          <table:table-cell table:style-name="Default" office:value-type="string">
            <text:p>150 – 18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6"/>
          <table:table-cell table:style-name="Default" office:value-type="string">
            <text:p>180 и выше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7"/>
          <table:table-cell table:style-name="Default" office:value-type="float" office:value="250">
            <text:p>2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  <table:table-row table:style-name="ro20">
          <table:table-cell table:style-name="ce19" office:value-type="string">
            <text:p>Число</text:p>
          </table:table-cell>
          <table:table-cell table:style-name="ce19" office:value-type="string">
            <text:p>Подъем 1 буд</text:p>
          </table:table-cell>
          <table:table-cell table:style-name="ce19" office:value-type="string">
            <text:p>Зарядка</text:p>
          </table:table-cell>
          <table:table-cell table:style-name="ce19" office:value-type="string">
            <text:p>Работа</text:p>
          </table:table-cell>
          <table:table-cell table:style-name="ce19" office:value-type="string">
            <text:p>Обучение light</text:p>
          </table:table-cell>
          <table:table-cell table:style-name="ce19" office:value-type="string">
            <text:p>Обучение</text:p>
          </table:table-cell>
          <table:table-cell table:style-name="ce19" office:value-type="string">
            <text:p>Спорт</text:p>
          </table:table-cell>
          <table:table-cell table:style-name="ce19" office:value-type="string">
            <text:p>English</text:p>
          </table:table-cell>
          <table:table-cell table:style-name="ce19" office:value-type="string">
            <text:p>Важные дела</text:p>
          </table:table-cell>
          <table:table-cell table:style-name="ce19" office:value-type="string">
            <text:p>Здоровье</text:p>
          </table:table-cell>
          <table:table-cell table:style-name="ce19" office:value-type="string">
            <text:p>Медитация</text:p>
          </table:table-cell>
          <table:table-cell table:style-name="ce19" office:value-type="string">
            <text:p>Итог</text:p>
          </table:table-cell>
          <table:table-cell table:style-name="ce19"/>
          <table:table-cell table:number-columns-repeated="3"/>
        </table:table-row>
        <table:table-row table:style-name="ro21">
          <table:table-cell table:style-name="ce19" office:value-type="string">
            <text:p>Значения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1 час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20 минут</text:p>
          </table:table-cell>
          <table:table-cell table:style-name="ce19" office:value-type="string">
            <text:p>10 / 30 минут</text:p>
          </table:table-cell>
          <table:table-cell table:number-columns-repeated="2" table:style-name="ce19" office:value-type="string">
            <text:p>Опционально</text:p>
          </table:table-cell>
          <table:table-cell table:style-name="ce19" office:value-type="string">
            <text:p>10 / 15 мин</text:p>
          </table:table-cell>
          <table:table-cell table:style-name="ce19" table:number-columns-repeated="2"/>
          <table:table-cell table:number-columns-repeated="3"/>
        </table:table-row>
        <table:table-row table:style-name="ro1" table:visibility="collapse">
          <table:table-cell table:style-name="ce20" office:value-type="date" office:date-value="2018-04-02">
            <text:p>02.04.18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style-name="ce37"/>
          <table:table-cell table:style-name="ce37"/>
          <table:table-cell table:style-name="ce37" table:formula="of:= [.B11] + [.C11] + [.D11] + [.F11] + [.G11] + [.H11] + [.I11]" office:value-type="float" office:value="5">
            <text:p>5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0" office:value-type="date" office:date-value="2018-04-03">
            <text:p>03.04.18</text:p>
          </table:table-cell>
          <table:table-cell table:number-columns-repeated="2"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4" table:style-name="ce37"/>
          <table:table-cell table:style-name="ce37"/>
          <table:table-cell table:style-name="ce37" table:formula="of:= [.B12] + [.C12] + [.D12] + [.F12] + [.G12] + [.H12] + [.I12]" office:value-type="float" office:value="4">
            <text:p>4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1" office:value-type="date" office:date-value="2018-04-04">
            <text:p>04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number-columns-repeated="3" table:style-name="ce38" office:value-type="float" office:value="2">
            <text:p>2</text:p>
          </table:table-cell>
          <table:table-cell table:number-columns-repeated="2" table:style-name="ce38"/>
          <table:table-cell table:style-name="ce38"/>
          <table:table-cell table:style-name="ce38" table:formula="of:= [.B13] + [.C13] + [.D13] + [.F13] + [.G13] + [.H13] + [.I1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2" office:value-type="date" office:date-value="2018-04-05">
            <text:p>05.04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4" table:style-name="ce39"/>
          <table:table-cell table:style-name="ce39"/>
          <table:table-cell table:style-name="ce39" table:formula="of:= [.B14] + [.C14] + [.D14] + [.F14] + [.G14] + [.H14] + [.I14]" office:value-type="float" office:value="7">
            <text:p>7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table:style-name="ce21" office:value-type="date" office:date-value="2018-04-06">
            <text:p>06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15] + [.C15] + [.D15] + [.F15] + [.G15] + [.H15] + [.I1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22" table:visibility="collapse">
          <table:table-cell table:style-name="ce23" office:value-type="string">
            <text:p>Неделя</text:p>
          </table:table-cell>
          <table:table-cell table:style-name="ce23" table:formula="of:= ([.B11] + [.B12] + [.B13] + [.B14] + [.B15]) / 5" office:value-type="float" office:value="0.8">
            <text:p>0,8</text:p>
          </table:table-cell>
          <table:table-cell table:style-name="ce23" table:formula="of:= ([.C11] + [.C12] + [.C13] + [.C14] + [.C15]) / 5" office:value-type="float" office:value="1">
            <text:p>1</text:p>
          </table:table-cell>
          <table:table-cell table:style-name="ce23" table:formula="of:= ([.D11] + [.D12] + [.D13] + [.D14] + [.D15]) / 5" office:value-type="float" office:value="1.8">
            <text:p>1,8</text:p>
          </table:table-cell>
          <table:table-cell table:style-name="ce23"/>
          <table:table-cell table:style-name="ce23" table:formula="of:= ([.F11] + [.F12] + [.F13] + [.F14] + [.F15]) / 5" office:value-type="float" office:value="2">
            <text:p>2</text:p>
          </table:table-cell>
          <table:table-cell table:style-name="ce23" table:formula="of:= ([.G11] + [.G12] + [.G13] + [.G14] + [.G15]) / 5" office:value-type="float" office:value="0.4">
            <text:p>0,4</text:p>
          </table:table-cell>
          <table:table-cell table:style-name="ce23" table:formula="of:= ([.H11] + [.H12] + [.H13] + [.H14] + [.H15]) / 5" office:value-type="float" office:value="0.6">
            <text:p>0,6</text:p>
          </table:table-cell>
          <table:table-cell table:style-name="ce23" table:formula="of:= ([.I11] + [.I12] + [.I13] + [.I14] + [.I15]) / 5" office:value-type="float" office:value="0.6">
            <text:p>0,6</text:p>
          </table:table-cell>
          <table:table-cell table:style-name="ce23" table:number-columns-repeated="2"/>
          <table:table-cell table:style-name="ce23" table:formula="of:= ([.L11] + [.L12] + [.L13] + [.L14] + [.L15]) / 5" office:value-type="float" office:value="7.2">
            <text:p>7,2</text:p>
          </table:table-cell>
          <table:table-cell table:style-name="ce23"/>
          <table:table-cell table:number-columns-repeated="3"/>
        </table:table-row>
        <table:table-row table:style-name="ro1" table:visibility="collapse">
          <table:table-cell table:style-name="ce24" office:value-type="date" office:date-value="2018-04-09">
            <text:p>09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7] + [.C17] + [.D17] + [.F17] + [.G17] + [.H17] + [.I17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0">
            <text:p>10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8] + [.C18] + [.D18] + [.F18] + [.G18] + [.H18] + [.I18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1">
            <text:p>11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19] + [.C19] + [.D19] + [.F19] + [.G19] + [.H19] + [.I19]" office:value-type="float" office:value="14">
            <text:p>14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4" office:value-type="date" office:date-value="2018-04-12">
            <text:p>12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/>
          <table:table-cell table:style-name="ce40" table:formula="of:= [.B20] + [.C20] + [.D20] + [.F20] + [.G20] + [.H20] + [.I20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3">
            <text:p>1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style-name="ce40"/>
          <table:table-cell table:style-name="ce40"/>
          <table:table-cell table:style-name="ce40" table:formula="of:= [.B21] + [.C21] + [.D21] + [.F21] + [.G21] + [.H21] + [.I2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3" table:visibility="collapse">
          <table:table-cell table:style-name="ce26" office:value-type="string">
            <text:p>Неделя</text:p>
          </table:table-cell>
          <table:table-cell table:style-name="ce26" table:formula="of:== ([.B17] + [.B18] + [.B19] + [.B20] + [.B21]) / 5" office:value-type="float" office:value="1">
            <text:p>1</text:p>
          </table:table-cell>
          <table:table-cell table:style-name="ce26" table:formula="of:== ([.C17] + [.C18] + [.C19] + [.C20] + [.C21]) / 5" office:value-type="float" office:value="1">
            <text:p>1</text:p>
          </table:table-cell>
          <table:table-cell table:style-name="ce26" table:formula="of:== ([.D17] + [.D18] + [.D19] + [.D20] + [.D21]) / 5" office:value-type="float" office:value="4.2">
            <text:p>4,2</text:p>
          </table:table-cell>
          <table:table-cell table:style-name="ce26"/>
          <table:table-cell table:style-name="ce26" table:formula="of:== ([.F17] + [.F18] + [.F19] + [.F20] + [.F21]) / 5" office:value-type="float" office:value="2.2">
            <text:p>2,2</text:p>
          </table:table-cell>
          <table:table-cell table:style-name="ce26" table:formula="of:== ([.G17] + [.G18] + [.G19] + [.G20] + [.G21]) / 5" office:value-type="float" office:value="0.4">
            <text:p>0,4</text:p>
          </table:table-cell>
          <table:table-cell table:style-name="ce26" table:formula="of:== ([.H17] + [.H18] + [.H19] + [.H20] + [.H21]) / 5" office:value-type="float" office:value="0.4">
            <text:p>0,4</text:p>
          </table:table-cell>
          <table:table-cell table:style-name="ce26" table:formula="of:== ([.I17] + [.I18] + [.I19] + [.I20] + [.I21]) / 5" office:value-type="float" office:value="1">
            <text:p>1</text:p>
          </table:table-cell>
          <table:table-cell table:style-name="ce26" table:number-columns-repeated="2"/>
          <table:table-cell table:style-name="ce26" table:formula="of:== ([.L17] + [.L18] + [.L19] + [.L20] + [.L21]) / 5" office:value-type="float" office:value="10.2">
            <text:p>10,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4" office:value-type="date" office:date-value="2018-04-16">
            <text:p>16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/>
          <table:table-cell table:style-name="ce40" table:formula="of:= [.B23] + [.C23] + [.D23] + [.F23] + [.G23] + [.H23] + [.I23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7">
            <text:p>17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4" table:style-name="ce41"/>
          <table:table-cell table:style-name="ce41"/>
          <table:table-cell table:style-name="ce41" table:formula="of:= [.B24] + [.C24] + [.D24] + [.F24] + [.G24] + [.H24] + [.I24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8">
            <text:p>18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25] + [.C25] + [.D25] + [.F25] + [.G25] + [.H25] + [.I25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9">
            <text:p>19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/>
          <table:table-cell table:style-name="ce41" table:formula="of:= [.B26] + [.C26] + [.D26] + [.F26] + [.G26] + [.H26] + [.I26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20">
            <text:p>20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7">
            <text:p>7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number-columns-repeated="2" table:style-name="ce41"/>
          <table:table-cell table:style-name="ce41"/>
          <table:table-cell table:style-name="ce41" table:formula="of:= [.B27] + [.C27] + [.D27] + [.F27] + [.G27] + [.H27] + [.I27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23" table:visibility="collapse">
          <table:table-cell table:style-name="ce27" office:value-type="string">
            <text:p>Неделя</text:p>
          </table:table-cell>
          <table:table-cell table:style-name="ce27" table:formula="of:== ([.B23] + [.B24] + [.B25] + [.B26] + [.B27]) / 5" office:value-type="float" office:value="1">
            <text:p>1</text:p>
          </table:table-cell>
          <table:table-cell table:style-name="ce27" table:formula="of:== ([.C23] + [.C24] + [.C25] + [.C26] + [.C27]) / 5" office:value-type="float" office:value="1">
            <text:p>1</text:p>
          </table:table-cell>
          <table:table-cell table:style-name="ce27" table:formula="of:== ([.D23] + [.D24] + [.D25] + [.D26] + [.D27]) / 5" office:value-type="float" office:value="6.4">
            <text:p>6,4</text:p>
          </table:table-cell>
          <table:table-cell table:style-name="ce27"/>
          <table:table-cell table:style-name="ce27" table:formula="of:== ([.F23] + [.F24] + [.F25] + [.F26] + [.F27]) / 5" office:value-type="float" office:value="2.4">
            <text:p>2,4</text:p>
          </table:table-cell>
          <table:table-cell table:style-name="ce27" table:formula="of:== ([.G23] + [.G24] + [.G25] + [.G26] + [.G27]) / 5" office:value-type="float" office:value="0">
            <text:p>0</text:p>
          </table:table-cell>
          <table:table-cell table:style-name="ce27" table:formula="of:== ([.H23] + [.H24] + [.H25] + [.H26] + [.H27]) / 5" office:value-type="float" office:value="1">
            <text:p>1</text:p>
          </table:table-cell>
          <table:table-cell table:style-name="ce27" table:formula="of:== ([.I23] + [.I24] + [.I25] + [.I26] + [.I27]) / 5" office:value-type="float" office:value="0.2">
            <text:p>0,2</text:p>
          </table:table-cell>
          <table:table-cell table:style-name="ce27" table:number-columns-repeated="2"/>
          <table:table-cell table:style-name="ce27" table:formula="of:== ([.L23] + [.L24] + [.L25] + [.L26] + [.L27]) / 5" office:value-type="float" office:value="12">
            <text:p>12</text:p>
          </table:table-cell>
          <table:table-cell table:style-name="ce27"/>
          <table:table-cell table:number-columns-repeated="3"/>
        </table:table-row>
        <table:table-row table:style-name="ro1" table:visibility="collapse">
          <table:table-cell table:style-name="ce24" office:value-type="date" office:date-value="2018-04-23">
            <text:p>2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29] + [.C29] + [.D29] + [.F29] + [.G29] + [.H29] + [.I29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4">
            <text:p>24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0] + [.C30] + [.D30] + [.E30] + [.F30] + [.G30] + [.H30] + [.I30]" office:value-type="float" office:value="10.5">
            <text:p>10,5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5">
            <text:p>25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.5">
            <text:p>1,5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1] + [.C31] + [.D31] + [.E31] + [.F31] + [.G31] + [.H31] + [.I3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6">
            <text:p>26.04.18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3" table:style-name="ce40"/>
          <table:table-cell table:style-name="ce40"/>
          <table:table-cell table:style-name="ce40" table:formula="of:= [.B32] + [.C32] + [.D32] + [.E32] + [.F32] + [.G32] + [.H32] + [.I32]" office:value-type="float" office:value="11">
            <text:p>11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8" office:value-type="date" office:date-value="2018-04-27">
            <text:p>27.04.18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office:value-type="float" office:value="1">
            <text:p>1</text:p>
          </table:table-cell>
          <table:table-cell table:number-columns-repeated="3" table:style-name="ce42"/>
          <table:table-cell table:style-name="ce42" office:value-type="float" office:value="0.5">
            <text:p>0,5</text:p>
          </table:table-cell>
          <table:table-cell table:style-name="ce42"/>
          <table:table-cell table:style-name="ce42"/>
          <table:table-cell table:style-name="ce42" table:formula="of:= [.B33] + [.C33] + [.D33] + [.E33] + [.F33] + [.G33] + [.H33] + [.I33]" office:value-type="float" office:value="12.5">
            <text:p>12,5</text:p>
          </table:table-cell>
          <table:table-cell table:style-name="ce42"/>
          <table:table-cell table:number-columns-repeated="3"/>
        </table:table-row>
        <table:table-row table:style-name="ro1" table:visibility="collapse">
          <table:table-cell table:style-name="ce24" office:value-type="date" office:date-value="2018-04-28">
            <text:p>28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34] + [.C34] + [.D34] + [.E34] + [.F34] + [.G34] + [.H34] + [.I34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2" table:visibility="collapse">
          <table:table-cell table:style-name="ce26" office:value-type="string">
            <text:p>Неделя</text:p>
          </table:table-cell>
          <table:table-cell table:style-name="ce26" table:formula="of:== ([.B29] + [.B30] + [.B31] + [.B32] + [.B33] + [.B34]) / 6" office:value-type="float" office:value="0.833333333333333">
            <text:p>0,83</text:p>
          </table:table-cell>
          <table:table-cell table:style-name="ce26" table:formula="of:== ([.C29] + [.C30] + [.C31] + [.C32] + [.C33] + [.C34]) / 6" office:value-type="float" office:value="1">
            <text:p>1</text:p>
          </table:table-cell>
          <table:table-cell table:style-name="ce26" table:formula="of:== ([.D29] + [.D30] + [.D31] + [.D32] + [.D33] + [.D34]) / 6" office:value-type="float" office:value="6.33333333333333">
            <text:p>6,33</text:p>
          </table:table-cell>
          <table:table-cell table:style-name="ce26" table:formula="of:== ([.E29] + [.E30] + [.E31] + [.E32] + [.E33] + [.E34]) / 6" office:value-type="float" office:value="0.916666666666667">
            <text:p>0,92</text:p>
          </table:table-cell>
          <table:table-cell table:style-name="ce26" table:formula="of:== ([.F29] + [.F30] + [.F31] + [.F32] + [.F33] + [.F34]) / 6" office:value-type="float" office:value="0.333333333333333">
            <text:p>0,33</text:p>
          </table:table-cell>
          <table:table-cell table:style-name="ce26" table:formula="of:== ([.G29] + [.G30] + [.G31] + [.G32] + [.G33] + [.G34]) / 6" office:value-type="float" office:value="0.333333333333333">
            <text:p>0,33</text:p>
          </table:table-cell>
          <table:table-cell table:style-name="ce26" table:formula="of:== ([.H29] + [.H30] + [.H31] + [.H32] + [.H33] + [.H34]) / 6" office:value-type="float" office:value="0.333333333333333">
            <text:p>0,33</text:p>
          </table:table-cell>
          <table:table-cell table:style-name="ce26" table:formula="of:== ([.I29] + [.I30] + [.I31] + [.I32] + [.I33] + [.I34]) / 6" office:value-type="float" office:value="0.25">
            <text:p>0,25</text:p>
          </table:table-cell>
          <table:table-cell table:style-name="ce26" table:number-columns-repeated="2"/>
          <table:table-cell table:style-name="ce26" table:formula="of:== ([.L29] + [.L30] + [.L31] + [.L32] + [.L33] + [.L34]) / 6" office:value-type="float" office:value="10.3333333333333">
            <text:p>10,33</text:p>
          </table:table-cell>
          <table:table-cell table:style-name="ce26"/>
          <table:table-cell table:number-columns-repeated="3"/>
        </table:table-row>
        <table:table-row table:style-name="ro25">
          <table:table-cell table:style-name="ce29" office:value-type="string">
            <text:p>Апрель</text:p>
          </table:table-cell>
          <table:table-cell table:style-name="ce29" table:formula="of:= ([.B11]+[.B12]+[.B13]+[.B14]+[.B15]+[.B17]+[.B18]+[.B19]+[.B20]+[.B21]+[.B23]+[.B24]+[.B25]+[.B26]+[.B27]+[.B29]+[.B30]+[.B31]+[.B32]+[.B33]+[.B34])/21" office:value-type="float" office:value="0.904761904761905">
            <text:p>0,9</text:p>
          </table:table-cell>
          <table:table-cell table:style-name="ce29" table:formula="of:= ([.C11]+[.C12]+[.C13]+[.C14]+[.C15]+[.C17]+[.C18]+[.C19]+[.C20]+[.C21]+[.C23]+[.C24]+[.C25]+[.C26]+[.C27]+[.C29]+[.C30]+[.C31]+[.C32]+[.C33]+[.C34])/21" office:value-type="float" office:value="1">
            <text:p>1</text:p>
          </table:table-cell>
          <table:table-cell table:style-name="ce29" table:formula="of:= ([.D11]+[.D12]+[.D13]+[.D14]+[.D15]+[.D17]+[.D18]+[.D19]+[.D20]+[.D21]+[.D23]+[.D24]+[.D25]+[.D26]+[.D27]+[.D29]+[.D30]+[.D31]+[.D32]+[.D33]+[.D34])/21" office:value-type="float" office:value="4.76190476190476">
            <text:p>4,76</text:p>
          </table:table-cell>
          <table:table-cell table:style-name="ce29" table:formula="of:= ([.E11]+[.E12]+[.E13]+[.E14]+[.E15]+[.E17]+[.E18]+[.E19]+[.E20]+[.E21]+[.E23]+[.E24]+[.E25]+[.E26]+[.E27]+[.E29]+[.E30]+[.E31]+[.E32]+[.E33]+[.E34])/21" office:value-type="float" office:value="0.261904761904762">
            <text:p>0,26</text:p>
          </table:table-cell>
          <table:table-cell table:style-name="ce29" table:formula="of:= ([.F11]+[.F12]+[.F13]+[.F14]+[.F15]+[.F17]+[.F18]+[.F19]+[.F20]+[.F21]+[.F23]+[.F24]+[.F25]+[.F26]+[.F27]+[.F29]+[.F30]+[.F31]+[.F32]+[.F33]+[.F34])/21" office:value-type="float" office:value="1.66666666666667">
            <text:p>1,67</text:p>
          </table:table-cell>
          <table:table-cell table:style-name="ce29" table:formula="of:= ([.G11]+[.G12]+[.G13]+[.G14]+[.G15]+[.G17]+[.G18]+[.G19]+[.G20]+[.G21]+[.G23]+[.G24]+[.G25]+[.G26]+[.G27]+[.G29]+[.G30]+[.G31]+[.G32]+[.G33]+[.G34])/21" office:value-type="float" office:value="0.285714285714286">
            <text:p>0,29</text:p>
          </table:table-cell>
          <table:table-cell table:style-name="ce29" table:formula="of:= ([.H11]+[.H12]+[.H13]+[.H14]+[.H15]+[.H17]+[.H18]+[.H19]+[.H20]+[.H21]+[.H23]+[.H24]+[.H25]+[.H26]+[.H27]+[.H29]+[.H30]+[.H31]+[.H32]+[.H33]+[.H34])/21" office:value-type="float" office:value="0.571428571428571">
            <text:p>0,57</text:p>
          </table:table-cell>
          <table:table-cell table:style-name="ce29" table:formula="of:= ([.I11]+[.I12]+[.I13]+[.I14]+[.I15]+[.I17]+[.I18]+[.I19]+[.I20]+[.I21]+[.I23]+[.I24]+[.I25]+[.I26]+[.I27]+[.I29]+[.I30]+[.I31]+[.I32]+[.I33]+[.I34])/21" office:value-type="float" office:value="0.5">
            <text:p>0,5</text:p>
          </table:table-cell>
          <table:table-cell table:style-name="ce29" table:formula="of:= ([.J11]+[.J12]+[.J13]+[.J14]+[.J15]+[.J17]+[.J18]+[.J19]+[.J20]+[.J21]+[.J23]+[.J24]+[.J25]+[.J26]+[.J27]+[.J29]+[.J30]+[.J31]+[.J32]+[.J33]+[.J34])/21" office:value-type="float" office:value="0">
            <text:p>0</text:p>
          </table:table-cell>
          <table:table-cell table:style-name="ce29"/>
          <table:table-cell table:style-name="ce29" table:formula="of:= ([.L11]+[.L12]+[.L13]+[.L14]+[.L15]+[.L17]+[.L18]+[.L19]+[.L20]+[.L21]+[.L23]+[.L24]+[.L25]+[.L26]+[.L27]+[.L29]+[.L30]+[.L31]+[.L32]+[.L33]+[.L34])/21" office:value-type="float" office:value="9.95238095238095">
            <text:p>9,9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2" office:value-type="date" office:date-value="2018-05-07">
            <text:p>07.05.18</text:p>
          </table:table-cell>
          <table:table-cell table:number-columns-repeated="2" table:style-name="ce39"/>
          <table:table-cell table:style-name="ce39" office:value-type="float" office:value="3">
            <text:p>3</text:p>
          </table:table-cell>
          <table:table-cell table:style-name="ce39" office:value-type="float" office:value="1.5">
            <text:p>1,5</text:p>
          </table:table-cell>
          <table:table-cell table:style-name="ce39" office:value-type="float" office:value="0.75">
            <text:p>0,75</text:p>
          </table:table-cell>
          <table:table-cell table:number-columns-repeated="2" table:style-name="ce39"/>
          <table:table-cell table:style-name="ce39" office:value-type="float" office:value="0.75">
            <text:p>0,75</text:p>
          </table:table-cell>
          <table:table-cell table:style-name="ce39"/>
          <table:table-cell table:style-name="ce39"/>
          <table:table-cell table:style-name="ce39" table:formula="of:= [.B37] + [.C37] + [.D37] + [.E37] + [.F37] + [.G37] + [.H37] + [.I37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22" office:value-type="date" office:date-value="2018-05-08">
            <text:p>08.05.18</text:p>
          </table:table-cell>
          <table:table-cell table:number-columns-repeated="2" table:style-name="ce39" office:value-type="float" office:value="1.5">
            <text:p>1,5</text:p>
          </table:table-cell>
          <table:table-cell table:style-name="ce39"/>
          <table:table-cell table:style-name="ce39" office:value-type="float" office:value="1.5">
            <text:p>1,5</text:p>
          </table:table-cell>
          <table:table-cell table:number-columns-repeated="2" table:style-name="ce39" office:value-type="float" office:value="0.75">
            <text:p>0,75</text:p>
          </table:table-cell>
          <table:table-cell table:number-columns-repeated="3" table:style-name="ce39"/>
          <table:table-cell table:style-name="ce39"/>
          <table:table-cell table:style-name="ce39" table:formula="of:= [.B38] + [.C38] + [.D38] + [.E38] + [.F38] + [.G38] + [.H38] + [.I38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09">
            <text:p>09.05.1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0.75">
            <text:p>0,75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0.33">
            <text:p>0,33</text:p>
          </table:table-cell>
          <table:table-cell table:style-name="ce43"/>
          <table:table-cell table:style-name="ce43" table:formula="of:= [.B39] + [.C39] + [.D39] + [.E39] + [.F39] + [.G39] + [.H39] + [.I39] + [.J39]" office:value-type="float" office:value="12.08">
            <text:p>12,08</text:p>
          </table:table-cell>
          <table:table-cell table:style-name="ce43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10">
            <text:p>10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/>
          <table:table-cell table:style-name="ce43" table:formula="of:= [.B40] + [.C40] + [.D40] + [.E40] + [.F40] + [.G40] + [.H40] + [.I40] + [.J40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7" table:visibility="collapse">
          <table:table-cell table:style-name="ce26" office:value-type="string">
            <text:p>Неделя</text:p>
          </table:table-cell>
          <table:table-cell table:style-name="ce26" table:formula="of:= ([.B37] + [.B38] + [.B39] + [.B40]) / 4" office:value-type="float" office:value="0.875">
            <text:p>0,88</text:p>
          </table:table-cell>
          <table:table-cell table:style-name="ce26" table:formula="of:== ([.C37] + [.C38] + [.C39] + [.C40]) / 4" office:value-type="float" office:value="1">
            <text:p>1</text:p>
          </table:table-cell>
          <table:table-cell table:style-name="ce26" table:formula="of:== ([.D37] + [.D38] + [.D39] + [.D40]) / 4" office:value-type="float" office:value="3">
            <text:p>3</text:p>
          </table:table-cell>
          <table:table-cell table:style-name="ce26" table:formula="of:== ([.E37] + [.E38] + [.E39] + [.E40]) / 4" office:value-type="float" office:value="1.375">
            <text:p>1,38</text:p>
          </table:table-cell>
          <table:table-cell table:style-name="ce26" table:formula="of:== ([.F37] + [.F38] + [.F39] + [.F40]) / 4" office:value-type="float" office:value="1.3125">
            <text:p>1,31</text:p>
          </table:table-cell>
          <table:table-cell table:style-name="ce26" table:formula="of:== ([.G37] + [.G38] + [.G39] + [.G40]) / 4" office:value-type="float" office:value="0.1875">
            <text:p>0,19</text:p>
          </table:table-cell>
          <table:table-cell table:style-name="ce26" table:formula="of:== ([.H37] + [.H38] + [.H39] + [.H40]) / 4" office:value-type="float" office:value="0">
            <text:p>0</text:p>
          </table:table-cell>
          <table:table-cell table:style-name="ce26" table:formula="of:== ([.I37] + [.I38] + [.I39] + [.I40]) / 4" office:value-type="float" office:value="0.6875">
            <text:p>0,69</text:p>
          </table:table-cell>
          <table:table-cell table:style-name="ce26" table:formula="of:== ([.J37] + [.J38] + [.J39] + [.J40]) / 4" office:value-type="float" office:value="0.5825">
            <text:p>0,58</text:p>
          </table:table-cell>
          <table:table-cell table:style-name="ce26"/>
          <table:table-cell table:style-name="ce26" table:formula="of:== ([.L37] + [.L38] + [.L39] + [.L40]) / 4" office:value-type="float" office:value="9.02">
            <text:p>9,0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1" office:value-type="date" office:date-value="2018-05-14">
            <text:p>14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 table:formula="of:= [.B42] + [.C42] + [.D42] + [.E42] + [.F42] + [.G42] + [.H42] + [.I42] + [.J42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5">
            <text:p>15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table:formula="of:= [.B43] + [.C43] + [.D43] + [.E43] + [.F43] + [.G43] + [.H43] + [.I43] + [.J4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6">
            <text:p>16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 office:value-type="float" office:value="0.33">
            <text:p>0,33</text:p>
          </table:table-cell>
          <table:table-cell table:style-name="ce38"/>
          <table:table-cell table:style-name="ce38" table:formula="of:= [.B44] + [.C44] + [.D44] + [.E44] + [.F44] + [.G44] + [.H44] + [.I44] + [.J44]" office:value-type="float" office:value="9.33">
            <text:p>9,33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7">
            <text:p>17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.5">
            <text:p>2,5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45] + [.C45] + [.D45] + [.E45] + [.F45] + [.G45] + [.H45] + [.I45] + [.J45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30" office:value-type="date" office:date-value="2018-05-18">
            <text:p>18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5">
            <text:p>5</text:p>
          </table:table-cell>
          <table:table-cell table:style-name="ce43"/>
          <table:table-cell table:style-name="ce43" office:value-type="float" office:value="2.5">
            <text:p>2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office:value-type="float" office:value="0.5">
            <text:p>0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table:formula="of:= [.B46] + [.C46] + [.D46] + [.E46] + [.F46] + [.G46] + [.H46] + [.I46] + [.J46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9" table:visibility="collapse">
          <table:table-cell table:style-name="ce26" office:value-type="string">
            <text:p>Неделя</text:p>
          </table:table-cell>
          <table:table-cell table:style-name="ce26" table:formula="of:== ([.B42] + [.B43] + [.B44] + [.B45] + [.B46]) / 5" office:value-type="float" office:value="1">
            <text:p>1</text:p>
          </table:table-cell>
          <table:table-cell table:style-name="ce26" table:formula="of:== ([.C42] + [.C43] + [.C44] + [.C45] + [.C46]) / 5" office:value-type="float" office:value="1">
            <text:p>1</text:p>
          </table:table-cell>
          <table:table-cell table:style-name="ce26" table:formula="of:== ([.D42] + [.D43] + [.D44] + [.D45] + [.D46]) / 5" office:value-type="float" office:value="3.8">
            <text:p>3,8</text:p>
          </table:table-cell>
          <table:table-cell table:style-name="ce26" table:formula="of:== ([.E42] + [.E43] + [.E44] + [.E45] + [.E46]) / 5" office:value-type="float" office:value="0">
            <text:p>0</text:p>
          </table:table-cell>
          <table:table-cell table:style-name="ce26" table:formula="of:== ([.F42] + [.F43] + [.F44] + [.F45] + [.F46]) / 5" office:value-type="float" office:value="2.2">
            <text:p>2,2</text:p>
          </table:table-cell>
          <table:table-cell table:style-name="ce26" table:formula="of:== ([.G42] + [.G43] + [.G44] + [.G45] + [.G46]) / 5" office:value-type="float" office:value="0.4">
            <text:p>0,4</text:p>
          </table:table-cell>
          <table:table-cell table:style-name="ce26" table:formula="of:== ([.H42] + [.H43] + [.H44] + [.H45] + [.H46]) / 5" office:value-type="float" office:value="0.4">
            <text:p>0,4</text:p>
          </table:table-cell>
          <table:table-cell table:style-name="ce26" table:formula="of:== ([.I42] + [.I43] + [.I44] + [.I45] + [.I46]) / 5" office:value-type="float" office:value="0.6">
            <text:p>0,6</text:p>
          </table:table-cell>
          <table:table-cell table:style-name="ce26" table:formula="of:== ([.J42] + [.J43] + [.J44] + [.J45] + [.J46]) / 5" office:value-type="float" office:value="1.066">
            <text:p>1,07</text:p>
          </table:table-cell>
          <table:table-cell table:style-name="ce26"/>
          <table:table-cell table:style-name="ce26" table:formula="of:== ([.L42] + [.L43] + [.L44] + [.L45] + [.L46]) / 5" office:value-type="float" office:value="10.466">
            <text:p>10,47</text:p>
          </table:table-cell>
          <table:table-cell table:style-name="ce48"/>
          <table:table-cell table:number-columns-repeated="3"/>
        </table:table-row>
        <table:table-row table:style-name="ro1" table:visibility="collapse">
          <table:table-cell office:value-type="date" office:date-value="2018-05-21">
            <text:p>21.05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66">
            <text:p>1,66</text:p>
          </table:table-cell>
          <table:table-cell/>
          <table:table-cell table:formula="of:= [.B48] + [.C48] + [.D48] + [.E48] + [.F48] + [.G48] + [.H48] + [.I48] + [.J48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2">
            <text:p>22.05.18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.5">
            <text:p>2,5</text:p>
          </table:table-cell>
          <table:table-cell/>
          <table:table-cell office:value-type="float" office:value="1.5">
            <text:p>1,5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 [.B49] + [.C49] + [.D49] + [.E49] + [.F49] + [.G49] + [.H49] + [.I49] + [.J4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3">
            <text:p>23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0.66">
            <text:p>0,66</text:p>
          </table:table-cell>
          <table:table-cell/>
          <table:table-cell table:formula="of:= [.B50] + [.C50] + [.D50] + [.E50] + [.F50] + [.G50] + [.H50] + [.I50] + [.J50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5-24">
            <text:p>24.05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1.5">
            <text:p>1,5</text:p>
          </table:table-cell>
          <table:table-cell table:number-columns-repeated="2" table:style-name="ce38"/>
          <table:table-cell table:style-name="ce38" office:value-type="float" office:value="1.5">
            <text:p>1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51] + [.C51] + [.D51] + [.E51] + [.F51] + [.G51] + [.H51] + [.I51] + [.J51]" office:value-type="float" office:value="9.66">
            <text:p>9,6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5-25">
            <text:p>25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.5">
            <text:p>6,5</text:p>
          </table:table-cell>
          <table:table-cell/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table:number-columns-repeated="3"/>
          <table:table-cell/>
          <table:table-cell table:formula="of:= [.B52] + [.C52] + [.D52] + [.E52] + [.F52] + [.G52] + [.H52] + [.I52] + [.J52]" office:value-type="float" office:value="13">
            <text:p>13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 [.B48] + [.B49] + [.B50] + [.B51] + [.B52]) / 5" office:value-type="float" office:value="0.4">
            <text:p>0,4</text:p>
          </table:table-cell>
          <table:table-cell table:style-name="ce32" table:formula="of:== ( [.C48] + [.C49] + [.C50] + [.C51] + [.C52]) / 5" office:value-type="float" office:value="1">
            <text:p>1</text:p>
          </table:table-cell>
          <table:table-cell table:style-name="ce32" table:formula="of:== ( [.D48] + [.D49] + [.D50] + [.D51] + [.D52]) / 5" office:value-type="float" office:value="5.9">
            <text:p>5,9</text:p>
          </table:table-cell>
          <table:table-cell table:style-name="ce32" table:formula="of:== ( [.E48] + [.E49] + [.E50] + [.E51] + [.E52]) / 5" office:value-type="float" office:value="0">
            <text:p>0</text:p>
          </table:table-cell>
          <table:table-cell table:style-name="ce32" table:formula="of:== ( [.F48] + [.F49] + [.F50] + [.F51] + [.F52]) / 5" office:value-type="float" office:value="2.3">
            <text:p>2,3</text:p>
          </table:table-cell>
          <table:table-cell table:style-name="ce32" table:formula="of:== ( [.G48] + [.G49] + [.G50] + [.G51] + [.G52]) / 5" office:value-type="float" office:value="0.2">
            <text:p>0,2</text:p>
          </table:table-cell>
          <table:table-cell table:style-name="ce32" table:formula="of:== ( [.H48] + [.H49] + [.H50] + [.H51] + [.H52]) / 5" office:value-type="float" office:value="0.3">
            <text:p>0,3</text:p>
          </table:table-cell>
          <table:table-cell table:style-name="ce32" table:formula="of:== ( [.I48] + [.I49] + [.I50] + [.I51] + [.I52]) / 5" office:value-type="float" office:value="0.7">
            <text:p>0,7</text:p>
          </table:table-cell>
          <table:table-cell table:style-name="ce32" table:formula="of:== ( [.J48] + [.J49] + [.J50] + [.J51] + [.J52]) / 5" office:value-type="float" office:value="1.196">
            <text:p>1,2</text:p>
          </table:table-cell>
          <table:table-cell table:style-name="ce32"/>
          <table:table-cell table:style-name="ce32" table:formula="of:== ( [.L48] + [.L49] + [.L50] + [.L51] + [.L52]) / 5" office:value-type="float" office:value="11.996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office:value-type="date" office:date-value="2018-05-28">
            <text:p>28.05.18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54] + [.C54] + [.D54] + [.E54] + [.F54] + [.G54] + [.H54] + [.I54] + [.J54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9">
            <text:p>29.05.18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66">
            <text:p>0,66</text:p>
          </table:table-cell>
          <table:table-cell/>
          <table:table-cell table:formula="of:= [.B55] + [.C55] + [.D55] + [.E55] + [.F55] + [.G55] + [.H55] + [.I55] + [.J55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30">
            <text:p>30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56] + [.C56] + [.D56] + [.E56] + [.F56] + [.G56] + [.H56] + [.I56] + [.J56]" office:value-type="float" office:value="14">
            <text:p>14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5-31">
            <text:p>31.05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9">
            <text:p>9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5"/>
          <table:table-cell table:style-name="ce45" office:value-type="float" office:value="1">
            <text:p>1</text:p>
          </table:table-cell>
          <table:table-cell table:style-name="ce45"/>
          <table:table-cell table:style-name="ce45" table:formula="of:= [.B57] + [.C57] + [.D57] + [.E57] + [.F57] + [.G57] + [.H57] + [.I57] + [.J57]" office:value-type="float" office:value="15">
            <text:p>15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office:value-type="date" office:date-value="2018-06-01">
            <text:p>01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2.66">
            <text:p>2,66</text:p>
          </table:table-cell>
          <table:table-cell/>
          <table:table-cell table:formula="of:= [.B58] + [.C58] + [.D58] + [.E58] + [.F58] + [.G58] + [.H58] + [.I58] + [.J58]" office:value-type="float" office:value="13.16">
            <text:p>13,16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54] + [.B55] + [.B56] + [.B57] + [.B58]) / 5" office:value-type="float" office:value="0.6">
            <text:p>0,6</text:p>
          </table:table-cell>
          <table:table-cell table:style-name="ce32" table:formula="of:== ( [.C54] + [.C55] + [.C56] + [.C57] + [.C58]) / 5" office:value-type="float" office:value="1">
            <text:p>1</text:p>
          </table:table-cell>
          <table:table-cell table:style-name="ce32" table:formula="of:== ( [.D54] + [.D55] + [.D56] + [.D57] + [.D58]) / 5" office:value-type="float" office:value="7.4">
            <text:p>7,4</text:p>
          </table:table-cell>
          <table:table-cell table:style-name="ce32" table:formula="of:== ( [.E54] + [.E55] + [.E56] + [.E57] + [.E58]) / 5" office:value-type="float" office:value="0">
            <text:p>0</text:p>
          </table:table-cell>
          <table:table-cell table:style-name="ce32" table:formula="of:== ( [.F54] + [.F55] + [.F56] + [.F57] + [.F58]) / 5" office:value-type="float" office:value="2.3">
            <text:p>2,3</text:p>
          </table:table-cell>
          <table:table-cell table:style-name="ce32" table:formula="of:== ( [.G54] + [.G55] + [.G56] + [.G57] + [.G58]) / 5" office:value-type="float" office:value="0.5">
            <text:p>0,5</text:p>
          </table:table-cell>
          <table:table-cell table:style-name="ce32" table:formula="of:== ( [.H54] + [.H55] + [.H56] + [.H57] + [.H58]) / 5" office:value-type="float" office:value="0.2">
            <text:p>0,2</text:p>
          </table:table-cell>
          <table:table-cell table:style-name="ce32" table:formula="of:== ( [.I54] + [.I55] + [.I56] + [.I57] + [.I58]) / 5" office:value-type="float" office:value="0.2">
            <text:p>0,2</text:p>
          </table:table-cell>
          <table:table-cell table:style-name="ce32" table:formula="of:== ( [.J54] + [.J55] + [.J56] + [.J57] + [.J58]) / 5" office:value-type="float" office:value="1.264">
            <text:p>1,26</text:p>
          </table:table-cell>
          <table:table-cell table:style-name="ce32"/>
          <table:table-cell table:style-name="ce32" table:formula="of:== ( [.L54] + [.L55] + [.L56] + [.L57] + [.L58]) / 5" office:value-type="float" office:value="13.464">
            <text:p>13,46</text:p>
          </table:table-cell>
          <table:table-cell table:style-name="ce32"/>
          <table:table-cell table:number-columns-repeated="3"/>
        </table:table-row>
        <table:table-row table:style-name="ro47">
          <table:table-cell table:style-name="ce29" office:value-type="string">
            <text:p>Май</text:p>
          </table:table-cell>
          <table:table-cell table:style-name="ce29" table:formula="of:= ([.B37]+[.B38]+[.B39]+[.B40]+[.B42]+[.B43]+[.B44]+[.B45]+[.B46]+[.B48]+[.B49]+[.B50]+[.B51]+[.B52]+[.B54]+[.B55]+[.B56]+[.B57]+[.B58])/19" office:value-type="float" office:value="0.710526315789474">
            <text:p>0,71</text:p>
          </table:table-cell>
          <table:table-cell table:style-name="ce29" table:formula="of:= ([.C37]+[.C38]+[.C39]+[.C40]+[.C42]+[.C43]+[.C44]+[.C45]+[.C46]+[.C48]+[.C49]+[.C50]+[.C51]+[.C52]+[.C54]+[.C55]+[.C56]+[.C57]+[.C58])/19" office:value-type="float" office:value="1">
            <text:p>1</text:p>
          </table:table-cell>
          <table:table-cell table:style-name="ce29" table:formula="of:= ([.D37]+[.D38]+[.D39]+[.D40]+[.D42]+[.D43]+[.D44]+[.D45]+[.D46]+[.D48]+[.D49]+[.D50]+[.D51]+[.D52]+[.D54]+[.D55]+[.D56]+[.D57]+[.D58])/19" office:value-type="float" office:value="5.13157894736842">
            <text:p>5,13</text:p>
          </table:table-cell>
          <table:table-cell table:style-name="ce29" table:formula="of:= ([.E37]+[.E38]+[.E39]+[.E40]+[.E42]+[.E43]+[.E44]+[.E45]+[.E46]+[.E48]+[.E49]+[.E50]+[.E51]+[.E52]+[.E54]+[.E55]+[.E56]+[.E57]+[.E58])/19" office:value-type="float" office:value="0.289473684210526">
            <text:p>0,29</text:p>
          </table:table-cell>
          <table:table-cell table:style-name="ce29" table:formula="of:= ([.F37]+[.F38]+[.F39]+[.F40]+[.F42]+[.F43]+[.F44]+[.F45]+[.F46]+[.F48]+[.F49]+[.F50]+[.F51]+[.F52]+[.F54]+[.F55]+[.F56]+[.F57]+[.F58])/19" office:value-type="float" office:value="2.06578947368421">
            <text:p>2,07</text:p>
          </table:table-cell>
          <table:table-cell table:style-name="ce29" table:formula="of:= ([.G37]+[.G38]+[.G39]+[.G40]+[.G42]+[.G43]+[.G44]+[.G45]+[.G46]+[.G48]+[.G49]+[.G50]+[.G51]+[.G52]+[.G54]+[.G55]+[.G56]+[.G57]+[.G58])/19" office:value-type="float" office:value="0.328947368421053">
            <text:p>0,33</text:p>
          </table:table-cell>
          <table:table-cell table:style-name="ce29" table:formula="of:= ([.H37]+[.H38]+[.H39]+[.H40]+[.H42]+[.H43]+[.H44]+[.H45]+[.H46]+[.H48]+[.H49]+[.H50]+[.H51]+[.H52]+[.H54]+[.H55]+[.H56]+[.H57]+[.H58])/19" office:value-type="float" office:value="0.236842105263158">
            <text:p>0,24</text:p>
          </table:table-cell>
          <table:table-cell table:style-name="ce29" table:formula="of:= ([.I37]+[.I38]+[.I39]+[.I40]+[.I42]+[.I43]+[.I44]+[.I45]+[.I46]+[.I48]+[.I49]+[.I50]+[.I51]+[.I52]+[.I54]+[.I55]+[.I56]+[.I57]+[.I58])/19" office:value-type="float" office:value="0.539473684210526">
            <text:p>0,54</text:p>
          </table:table-cell>
          <table:table-cell table:style-name="ce29" table:formula="of:= ([.J37]+[.J38]+[.J39]+[.J40]+[.J42]+[.J43]+[.J44]+[.J45]+[.J46]+[.J48]+[.J49]+[.J50]+[.J51]+[.J52]+[.J54]+[.J55]+[.J56]+[.J57]+[.J58])/19" office:value-type="float" office:value="1.05052631578947">
            <text:p>1,05</text:p>
          </table:table-cell>
          <table:table-cell table:style-name="ce29"/>
          <table:table-cell table:style-name="ce29" table:formula="of:= ([.L37]+[.L38]+[.L39]+[.L40]+[.L42]+[.L43]+[.L44]+[.L45]+[.L46]+[.L48]+[.L49]+[.L50]+[.L51]+[.L52]+[.L54]+[.L55]+[.L56]+[.L57]+[.L58])/19" office:value-type="float" office:value="11.3531578947368">
            <text:p>11,3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1" office:value-type="date" office:date-value="2018-06-04">
            <text:p>04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61] + [.C61] + [.D61] + [.E61] + [.F61] + [.G61] + [.H61] + [.I61] + [.J61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5">
            <text:p>0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/>
          <table:table-cell table:formula="of:= [.B62] + [.C62] + [.D62] + [.E62] + [.F62] + [.G62] + [.H62] + [.I62] + [.J62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6-06">
            <text:p>06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number-columns-repeated="2" table:style-name="ce45"/>
          <table:table-cell table:number-columns-repeated="2" table:style-name="ce45" office:value-type="float" office:value="1">
            <text:p>1</text:p>
          </table:table-cell>
          <table:table-cell table:style-name="ce45"/>
          <table:table-cell table:style-name="ce45" table:formula="of:= [.B63] + [.C63] + [.D63] + [.E63] + [.F63] + [.G63] + [.H63] + [.I63] + [.J63]" office:value-type="float" office:value="16">
            <text:p>1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1" office:value-type="date" office:date-value="2018-06-07">
            <text:p>07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/>
          <table:table-cell table:style-name="ce38" table:formula="of:= [.B64] + [.C64] + [.D64] + [.E64] + [.F64] + [.G64] + [.H64] + [.I64] + [.J64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6-08">
            <text:p>08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6">
            <text:p>6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4" table:style-name="ce38"/>
          <table:table-cell table:style-name="ce38"/>
          <table:table-cell table:style-name="ce38" table:formula="of:= [.B65] + [.C65] + [.D65] + [.E65] + [.F65] + [.G65] + [.H65] + [.I65] + [.J65]" office:value-type="float" office:value="10">
            <text:p>10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9">
            <text:p>0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66] + [.C66] + [.D66] + [.E66] + [.F66] + [.G66] + [.H66] + [.I66] + [.J66]" office:value-type="float" office:value="12.66">
            <text:p>12,66</text:p>
          </table:table-cell>
          <table:table-cell table:number-columns-repeated="4"/>
        </table:table-row>
        <table:table-row table:style-name="ro48" table:visibility="collapse">
          <table:table-cell table:style-name="ce32" office:value-type="string">
            <text:p>Неделя</text:p>
          </table:table-cell>
          <table:table-cell table:style-name="ce32" table:formula="of:== ( [.B61] + [.B62] + [.B63] + [.B64] + [.B65] + [.B66]) / 6" office:value-type="float" office:value="0.833333333333333">
            <text:p>0,83</text:p>
          </table:table-cell>
          <table:table-cell table:style-name="ce32" table:formula="of:== ( [.C61] + [.C62] + [.C63] + [.C64] + [.C65] + [.C66]) / 6" office:value-type="float" office:value="1">
            <text:p>1</text:p>
          </table:table-cell>
          <table:table-cell table:style-name="ce32" table:formula="of:== ( [.D61] + [.D62] + [.D63] + [.D64] + [.D65] + [.D66]) / 6" office:value-type="float" office:value="6">
            <text:p>6</text:p>
          </table:table-cell>
          <table:table-cell table:style-name="ce32" table:formula="of:== ( [.E61] + [.E62] + [.E63] + [.E64] + [.E65] + [.E66]) / 6" office:value-type="float" office:value="0">
            <text:p>0</text:p>
          </table:table-cell>
          <table:table-cell table:style-name="ce32" table:formula="of:== ( [.F61] + [.F62] + [.F63] + [.F64] + [.F65] + [.F66]) / 6" office:value-type="float" office:value="2.41666666666667">
            <text:p>2,42</text:p>
          </table:table-cell>
          <table:table-cell table:style-name="ce32" table:formula="of:== ( [.G61] + [.G62] + [.G63] + [.G64] + [.G65] + [.G66]) / 6" office:value-type="float" office:value="0.5">
            <text:p>0,5</text:p>
          </table:table-cell>
          <table:table-cell table:style-name="ce32" table:formula="of:== ( [.H61] + [.H62] + [.H63] + [.H64] + [.H65] + [.H66]) / 6" office:value-type="float" office:value="0">
            <text:p>0</text:p>
          </table:table-cell>
          <table:table-cell table:style-name="ce32" table:formula="of:== ( [.I61] + [.I62] + [.I63] + [.I64] + [.I65] + [.I66]) / 6" office:value-type="float" office:value="0.75">
            <text:p>0,75</text:p>
          </table:table-cell>
          <table:table-cell table:style-name="ce32" table:formula="of:== ( [.J61] + [.J62] + [.J63] + [.J64] + [.J65] + [.J66]) / 6" office:value-type="float" office:value="0.496666666666667">
            <text:p>0,5</text:p>
          </table:table-cell>
          <table:table-cell table:style-name="ce32"/>
          <table:table-cell table:style-name="ce32" table:formula="of:== ( [.L61] + [.L62] + [.L63] + [.L64] + [.L65] + [.L66]) / 6" office:value-type="float" office:value="11.9966666666667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table:style-name="ce21" office:value-type="date" office:date-value="2018-06-13">
            <text:p>13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6.5">
            <text:p>6,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68] + [.C68] + [.D68] + [.E68] + [.F68] + [.G68] + [.H68] + [.I68] + [.J68]" office:value-type="float" office:value="10.5">
            <text:p>10,5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14">
            <text:p>14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 [.B69] + [.C69] + [.D69] + [.E69] + [.F69] + [.G69] + [.H69] + [.I69] + [.J69]" office:value-type="float" office:value="13.5">
            <text:p>13,5</text:p>
          </table:table-cell>
          <table:table-cell table:number-columns-repeated="4"/>
        </table:table-row>
        <table:table-row table:style-name="ro49" table:visibility="collapse">
          <table:table-cell office:value-type="date" office:date-value="2018-06-15">
            <text:p>1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70] + [.C70] + [.D70] + [.E70] + [.F70] + [.G70] + [.H70] + [.I70] + [.J70]" office:value-type="float" office:value="12">
            <text:p>12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68] + [.B69] + [.B70]) / 3" office:value-type="float" office:value="0.666666666666667">
            <text:p>0,67</text:p>
          </table:table-cell>
          <table:table-cell table:style-name="ce32" table:formula="of:== ( [.C68] + [.C69] + [.C70]) / 3" office:value-type="float" office:value="1">
            <text:p>1</text:p>
          </table:table-cell>
          <table:table-cell table:style-name="ce32" table:formula="of:== ( [.D68] + [.D69] + [.D70]) / 3" office:value-type="float" office:value="6.5">
            <text:p>6,5</text:p>
          </table:table-cell>
          <table:table-cell table:style-name="ce32" table:formula="of:== ( [.E68] + [.E69] + [.E70]) / 3" office:value-type="float" office:value="0">
            <text:p>0</text:p>
          </table:table-cell>
          <table:table-cell table:style-name="ce32" table:formula="of:== ( [.F68] + [.F69] + [.F70]) / 3" office:value-type="float" office:value="2">
            <text:p>2</text:p>
          </table:table-cell>
          <table:table-cell table:style-name="ce32" table:formula="of:== ( [.G68] + [.G69] + [.G70]) / 3" office:value-type="float" office:value="0.5">
            <text:p>0,5</text:p>
          </table:table-cell>
          <table:table-cell table:style-name="ce32" table:formula="of:== ( [.H68] + [.H69] + [.H70]) / 3" office:value-type="float" office:value="0">
            <text:p>0</text:p>
          </table:table-cell>
          <table:table-cell table:style-name="ce32" table:formula="of:== ( [.I68] + [.I69] + [.I70]) / 3" office:value-type="float" office:value="0.666666666666667">
            <text:p>0,67</text:p>
          </table:table-cell>
          <table:table-cell table:style-name="ce32" table:formula="of:== ( [.J68] + [.J69] + [.J70]) / 3" office:value-type="float" office:value="0.666666666666667">
            <text:p>0,67</text:p>
          </table:table-cell>
          <table:table-cell table:style-name="ce32"/>
          <table:table-cell table:style-name="ce32" table:formula="of:== ( [.L68] + [.L69] + [.L70]) / 3" office:value-type="float" office:value="12">
            <text:p>12</text:p>
          </table:table-cell>
          <table:table-cell table:style-name="ce32"/>
          <table:table-cell table:style-name="ce50" table:number-columns-repeated="3"/>
        </table:table-row>
        <table:table-row table:style-name="ro1" table:visibility="collapse">
          <table:table-cell table:style-name="ce33" office:value-type="date" office:date-value="2018-06-18">
            <text:p>18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3">
            <text:p>3</text:p>
          </table:table-cell>
          <table:table-cell table:number-columns-repeated="3" table:style-name="ce45"/>
          <table:table-cell table:style-name="ce45" office:value-type="float" office:value="0.66">
            <text:p>0,66</text:p>
          </table:table-cell>
          <table:table-cell table:style-name="ce45"/>
          <table:table-cell table:style-name="ce45" table:formula="of:= [.B72] + [.C72] + [.D72] + [.E72] + [.F72] + [.G72] + [.H72] + [.I72] + [.J72]" office:value-type="float" office:value="15.66">
            <text:p>15,6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2" office:value-type="date" office:date-value="2018-06-19">
            <text:p>19.06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2" table:style-name="ce39"/>
          <table:table-cell table:style-name="ce39" office:value-type="float" office:value="0.5">
            <text:p>0,5</text:p>
          </table:table-cell>
          <table:table-cell table:style-name="ce39" office:value-type="float" office:value="0.33">
            <text:p>0,33</text:p>
          </table:table-cell>
          <table:table-cell table:style-name="ce39"/>
          <table:table-cell table:style-name="ce39" table:formula="of:= [.B73] + [.C73] + [.D73] + [.E73] + [.F73] + [.G73] + [.H73] + [.I73] + [.J73]" office:value-type="float" office:value="7.83">
            <text:p>7,83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office:value-type="date" office:date-value="2018-06-20">
            <text:p>20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/>
          <table:table-cell table:formula="of:= [.B74] + [.C74] + [.D74] + [.E74] + [.F74] + [.G74] + [.H74] + [.I74] + [.J74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1">
            <text:p>21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5] + [.C75] + [.D75] + [.E75] + [.F75] + [.G75] + [.H75] + [.I75] + [.J75]" office:value-type="float" office:value="13.5">
            <text:p>13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2">
            <text:p>22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76] + [.C76] + [.D76] + [.E76] + [.F76] + [.G76] + [.H76] + [.I76] + [.J76]" office:value-type="float" office:value="13.5">
            <text:p>13,5</text:p>
          </table:table-cell>
          <table:table-cell table:number-columns-repeated="4"/>
        </table:table-row>
        <table:table-row table:style-name="ro29" table:visibility="collapse">
          <table:table-cell table:style-name="ce32" office:value-type="string">
            <text:p>Неделя</text:p>
          </table:table-cell>
          <table:table-cell table:style-name="ce32" table:formula="of:== ([.B72] + [.B73] + [.B74] + [.B75] + [.B76]) / 5" office:value-type="float" office:value="0.8">
            <text:p>0,8</text:p>
          </table:table-cell>
          <table:table-cell table:style-name="ce32" table:formula="of:== ([.C72] + [.C73] + [.C74] + [.C75] + [.C76]) / 5" office:value-type="float" office:value="1">
            <text:p>1</text:p>
          </table:table-cell>
          <table:table-cell table:style-name="ce32" table:formula="of:== ([.D72] + [.D73] + [.D74] + [.D75] + [.D76]) / 5" office:value-type="float" office:value="7.4">
            <text:p>7,4</text:p>
          </table:table-cell>
          <table:table-cell table:style-name="ce32" table:formula="of:== ([.E72] + [.E73] + [.E74] + [.E75] + [.E76]) / 5" office:value-type="float" office:value="0.2">
            <text:p>0,2</text:p>
          </table:table-cell>
          <table:table-cell table:style-name="ce32" table:formula="of:== ([.F72] + [.F73] + [.F74] + [.F75] + [.F76]) / 5" office:value-type="float" office:value="1.9">
            <text:p>1,9</text:p>
          </table:table-cell>
          <table:table-cell table:style-name="ce32" table:formula="of:== ([.G72] + [.G73] + [.G74] + [.G75] + [.G76]) / 5" office:value-type="float" office:value="0.3">
            <text:p>0,3</text:p>
          </table:table-cell>
          <table:table-cell table:style-name="ce32" table:formula="of:== ([.H72] + [.H73] + [.H74] + [.H75] + [.H76]) / 5" office:value-type="float" office:value="0">
            <text:p>0</text:p>
          </table:table-cell>
          <table:table-cell table:style-name="ce32" table:formula="of:== ([.I72] + [.I73] + [.I74] + [.I75] + [.I76]) / 5" office:value-type="float" office:value="0.4">
            <text:p>0,4</text:p>
          </table:table-cell>
          <table:table-cell table:style-name="ce32" table:formula="of:== ([.J72] + [.J73] + [.J74] + [.J75] + [.J76]) / 5" office:value-type="float" office:value="0.598">
            <text:p>0,6</text:p>
          </table:table-cell>
          <table:table-cell table:style-name="ce32"/>
          <table:table-cell table:style-name="ce32" table:formula="of:== ([.L72] + [.L73] + [.L74] + [.L75] + [.L76]) / 5" office:value-type="float" office:value="12.598">
            <text:p>12,6</text:p>
          </table:table-cell>
          <table:table-cell table:style-name="ce49"/>
          <table:table-cell table:number-columns-repeated="3"/>
        </table:table-row>
        <table:table-row table:style-name="ro1" table:visibility="collapse">
          <table:table-cell table:style-name="ce21" office:value-type="date" office:date-value="2018-06-25">
            <text:p>25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78] + [.C78] + [.D78] + [.E78] + [.F78] + [.G78] + [.H78] + [.I78] + [.J78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26">
            <text:p>26.06.18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9] + [.C79] + [.D79] + [.E79] + [.F79] + [.G79] + [.H79] + [.I79] + [.J7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7">
            <text:p>27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80] + [.C80] + [.D80] + [.E80] + [.F80] + [.G80] + [.H80] + [.I80] + [.J80]" office:value-type="float" office:value="14.16">
            <text:p>14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8">
            <text:p>28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1] + [.C81] + [.D81] + [.E81] + [.F81] + [.G81] + [.H81] + [.I81] + [.J81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9">
            <text:p>2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2] + [.C82] + [.D82] + [.E82] + [.F82] + [.G82] + [.H82] + [.I82] + [.J82]" office:value-type="float" office:value="12">
            <text:p>12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[.B78] + [.B79] + [.B80] + [.B81] + [.B82]) / 5" office:value-type="float" office:value="0.4">
            <text:p>0,4</text:p>
          </table:table-cell>
          <table:table-cell table:style-name="ce32" table:formula="of:== ([.C78] + [.C79] + [.C80] + [.C81] + [.C82]) / 5" office:value-type="float" office:value="1">
            <text:p>1</text:p>
          </table:table-cell>
          <table:table-cell table:style-name="ce32" table:formula="of:== ([.D78] + [.D79] + [.D80] + [.D81] + [.D82]) / 5" office:value-type="float" office:value="6.2">
            <text:p>6,2</text:p>
          </table:table-cell>
          <table:table-cell table:style-name="ce32" table:formula="of:== ([.E78] + [.E79] + [.E80] + [.E81] + [.E82]) / 5" office:value-type="float" office:value="0">
            <text:p>0</text:p>
          </table:table-cell>
          <table:table-cell table:style-name="ce32" table:formula="of:== ([.F78] + [.F79] + [.F80] + [.F81] + [.F82]) / 5" office:value-type="float" office:value="3.6">
            <text:p>3,6</text:p>
          </table:table-cell>
          <table:table-cell table:style-name="ce32" table:formula="of:== ([.G78] + [.G79] + [.G80] + [.G81] + [.G82]) / 5" office:value-type="float" office:value="0.3">
            <text:p>0,3</text:p>
          </table:table-cell>
          <table:table-cell table:style-name="ce32" table:formula="of:== ([.H78] + [.H79] + [.H80] + [.H81] + [.H82]) / 5" office:value-type="float" office:value="0">
            <text:p>0</text:p>
          </table:table-cell>
          <table:table-cell table:style-name="ce32" table:formula="of:== ([.I78] + [.I79] + [.I80] + [.I81] + [.I82]) / 5" office:value-type="float" office:value="0.1">
            <text:p>0,1</text:p>
          </table:table-cell>
          <table:table-cell table:style-name="ce32" table:formula="of:== ([.J78] + [.J79] + [.J80] + [.J81] + [.J82]) / 5" office:value-type="float" office:value="0.464">
            <text:p>0,46</text:p>
          </table:table-cell>
          <table:table-cell table:style-name="ce32"/>
          <table:table-cell table:style-name="ce32" table:formula="of:== ([.L78] + [.L79] + [.L80] + [.L81] + [.L82]) / 5" office:value-type="float" office:value="12.064">
            <text:p>12,06</text:p>
          </table:table-cell>
          <table:table-cell table:style-name="ce49"/>
          <table:table-cell table:number-columns-repeated="3"/>
        </table:table-row>
        <table:table-row table:style-name="ro50">
          <table:table-cell table:style-name="ce34" office:value-type="string">
            <text:p>Июнь</text:p>
          </table:table-cell>
          <table:table-cell table:style-name="ce34" table:formula="of:=([.B61]+[.B62]+[.B63]+[.B64]+[.B65]+[.B66]+[.B68]+[.B69]+[.B70]+[.B72]+[.B73]+[.B74]+[.B75]+[.B76]+[.B78]+[.B79]+[.B80]+[.B81]+[.B82])/19" office:value-type="float" office:value="0.68421052631579">
            <text:p>0,68</text:p>
          </table:table-cell>
          <table:table-cell table:style-name="ce34" table:formula="of:=([.C61]+[.C62]+[.C63]+[.C64]+[.C65]+[.C66]+[.C68]+[.C69]+[.C70]+[.C72]+[.C73]+[.C74]+[.C75]+[.C76]+[.C78]+[.C79]+[.C80]+[.C81]+[.C82])/19" office:value-type="float" office:value="1">
            <text:p>1</text:p>
          </table:table-cell>
          <table:table-cell table:style-name="ce34" table:formula="of:=([.D61]+[.D62]+[.D63]+[.D64]+[.D65]+[.D66]+[.D68]+[.D69]+[.D70]+[.D72]+[.D73]+[.D74]+[.D75]+[.D76]+[.D78]+[.D79]+[.D80]+[.D81]+[.D82])/19" office:value-type="float" office:value="6.5">
            <text:p>6,5</text:p>
          </table:table-cell>
          <table:table-cell table:style-name="ce34" table:formula="of:=([.E61]+[.E62]+[.E63]+[.E64]+[.E65]+[.E66]+[.E68]+[.E69]+[.E70]+[.E72]+[.E73]+[.E74]+[.E75]+[.E76]+[.E78]+[.E79]+[.E80]+[.E81]+[.E82])/19" office:value-type="float" office:value="0.0526315789473684">
            <text:p>0,05</text:p>
          </table:table-cell>
          <table:table-cell table:style-name="ce34" table:formula="of:=([.F61]+[.F62]+[.F63]+[.F64]+[.F65]+[.F66]+[.F68]+[.F69]+[.F70]+[.F72]+[.F73]+[.F74]+[.F75]+[.F76]+[.F78]+[.F79]+[.F80]+[.F81]+[.F82])/19" office:value-type="float" office:value="2.52631578947368">
            <text:p>2,53</text:p>
          </table:table-cell>
          <table:table-cell table:style-name="ce34" table:formula="of:=([.G61]+[.G62]+[.G63]+[.G64]+[.G65]+[.G66]+[.G68]+[.G69]+[.G70]+[.G72]+[.G73]+[.G74]+[.G75]+[.G76]+[.G78]+[.G79]+[.G80]+[.G81]+[.G82])/19" office:value-type="float" office:value="0.394736842105263">
            <text:p>0,39</text:p>
          </table:table-cell>
          <table:table-cell table:style-name="ce34" table:formula="of:=([.H61]+[.H62]+[.H63]+[.H64]+[.H65]+[.H66]+[.H68]+[.H69]+[.H70]+[.H72]+[.H73]+[.H74]+[.H75]+[.H76]+[.H78]+[.H79]+[.H80]+[.H81]+[.H82])/19" office:value-type="float" office:value="0">
            <text:p>0</text:p>
          </table:table-cell>
          <table:table-cell table:style-name="ce34" table:formula="of:=([.I61]+[.I62]+[.I63]+[.I64]+[.I65]+[.I66]+[.I68]+[.I69]+[.I70]+[.I72]+[.I73]+[.I74]+[.I75]+[.I76]+[.I78]+[.I79]+[.I80]+[.I81]+[.I82])/19" office:value-type="float" office:value="0.473684210526316">
            <text:p>0,47</text:p>
          </table:table-cell>
          <table:table-cell table:style-name="ce34" table:formula="of:=([.J61]+[.J62]+[.J63]+[.J64]+[.J65]+[.J66]+[.J68]+[.J69]+[.J70]+[.J72]+[.J73]+[.J74]+[.J75]+[.J76]+[.J78]+[.J79]+[.J80]+[.J81]+[.J82])/19" office:value-type="float" office:value="0.541578947368421">
            <text:p>0,54</text:p>
          </table:table-cell>
          <table:table-cell table:style-name="ce34"/>
          <table:table-cell table:style-name="ce34" table:formula="of:=([.L61]+[.L62]+[.L63]+[.L64]+[.L65]+[.L66]+[.L68]+[.L69]+[.L70]+[.L72]+[.L73]+[.L74]+[.L75]+[.L76]+[.L78]+[.L79]+[.L80]+[.L81]+[.L82])/19" office:value-type="float" office:value="12.1731578947368">
            <text:p>12,17</text:p>
          </table:table-cell>
          <table:table-cell table:style-name="ce34"/>
          <table:table-cell table:number-columns-repeated="3"/>
        </table:table-row>
        <table:table-row table:style-name="ro1" table:visibility="collapse">
          <table:table-cell table:style-name="ce21" office:value-type="date" office:date-value="2018-07-02">
            <text:p>02.07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table:formula="of:= [.B85] + [.C85] + [.D85] + [.E85] + [.F85] + [.G85] + [.H85] + [.I85] + [.J8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7-03">
            <text:p>03.07.18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formula="of:= [.B86] + [.C86] + [.D86] + [.E86] + [.F86] + [.G86] + [.H86] + [.I86] + [.J86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table:style-name="ce35" office:value-type="date" office:date-value="2018-07-04">
            <text:p>04.07.18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6" office:value-type="float" office:value="11.66">
            <text:p>11,66</text:p>
          </table:table-cell>
          <table:table-cell table:style-name="ce46"/>
          <table:table-cell table:style-name="ce46" office:value-type="float" office:value="3">
            <text:p>3</text:p>
          </table:table-cell>
          <table:table-cell table:number-columns-repeated="2" table:style-name="ce46"/>
          <table:table-cell table:number-columns-repeated="2" table:style-name="ce46" office:value-type="float" office:value="1">
            <text:p>1</text:p>
          </table:table-cell>
          <table:table-cell table:style-name="ce46"/>
          <table:table-cell table:style-name="ce46" table:formula="of:= [.B87] + [.C87] + [.D87] + [.E87] + [.F87] + [.G87] + [.H87] + [.I87] + [.J87]" office:value-type="float" office:value="18.66">
            <text:p>18,66</text:p>
          </table:table-cell>
          <table:table-cell table:style-name="ce46"/>
          <table:table-cell table:number-columns-repeated="3"/>
        </table:table-row>
        <table:table-row table:style-name="ro1" table:visibility="collapse">
          <table:table-cell office:value-type="date" office:date-value="2018-07-05">
            <text:p>05.07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88] + [.C88] + [.D88] + [.E88] + [.F88] + [.G88] + [.H88] + [.I88] + [.J88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7-06">
            <text:p>06.07.18</text:p>
          </table:table-cell>
          <table:table-cell table:number-columns-repeated="3" table:style-name="ce38" office:value-type="float" office:value="1">
            <text:p>1</text:p>
          </table:table-cell>
          <table:table-cell table:style-name="ce38"/>
          <table:table-cell table:style-name="ce38" office:value-type="float" office:value="5">
            <text:p>5</text:p>
          </table:table-cell>
          <table:table-cell table:number-columns-repeated="3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89] + [.C89] + [.D89] + [.E89] + [.F89] + [.G89] + [.H89] + [.I89] + [.J89]" office:value-type="float" office:value="9">
            <text:p>9</text:p>
          </table:table-cell>
          <table:table-cell table:style-name="ce38"/>
          <table:table-cell table:number-columns-repeated="3"/>
        </table:table-row>
        <table:table-row-group table:display="false"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85] + [.B86] + [.B87] + [.B88] + [.B89]) / 5" office:value-type="float" office:value="0.6">
              <text:p>0,6</text:p>
            </table:table-cell>
            <table:table-cell table:style-name="ce32" table:formula="of:== ([.C85] + [.C86] + [.C87] + [.C88] + [.C89]) / 5" office:value-type="float" office:value="1">
              <text:p>1</text:p>
            </table:table-cell>
            <table:table-cell table:style-name="ce32" table:formula="of:== ([.D85] + [.D86] + [.D87] + [.D88] + [.D89]) / 5" office:value-type="float" office:value="6.132">
              <text:p>6,13</text:p>
            </table:table-cell>
            <table:table-cell table:style-name="ce32" table:formula="of:== ([.E85] + [.E86] + [.E87] + [.E88] + [.E89]) / 5" office:value-type="float" office:value="0">
              <text:p>0</text:p>
            </table:table-cell>
            <table:table-cell table:style-name="ce32" table:formula="of:== ([.F85] + [.F86] + [.F87] + [.F88] + [.F89]) / 5" office:value-type="float" office:value="3.2">
              <text:p>3,2</text:p>
            </table:table-cell>
            <table:table-cell table:style-name="ce32" table:formula="of:== ([.G85] + [.G86] + [.G87] + [.G88] + [.G89]) / 5" office:value-type="float" office:value="0.3">
              <text:p>0,3</text:p>
            </table:table-cell>
            <table:table-cell table:style-name="ce32" table:formula="of:== ([.H85] + [.H86] + [.H87] + [.H88] + [.H89]) / 5" office:value-type="float" office:value="0">
              <text:p>0</text:p>
            </table:table-cell>
            <table:table-cell table:style-name="ce32" table:formula="of:== ([.I85] + [.I86] + [.I87] + [.I88] + [.I89]) / 5" office:value-type="float" office:value="0.6">
              <text:p>0,6</text:p>
            </table:table-cell>
            <table:table-cell table:style-name="ce32" table:formula="of:== ([.J85] + [.J86] + [.J87] + [.J88] + [.J89]) / 5" office:value-type="float" office:value="0.6">
              <text:p>0,6</text:p>
            </table:table-cell>
            <table:table-cell table:style-name="ce32"/>
            <table:table-cell table:style-name="ce32" table:formula="of:== ([.L85] + [.L86] + [.L87] + [.L88] + [.L89]) / 5" office:value-type="float" office:value="12.432">
              <text:p>12,43</text:p>
            </table:table-cell>
            <table:table-cell table:style-name="ce49"/>
            <table:table-cell table:number-columns-repeated="3"/>
          </table:table-row>
          <table:table-row table:style-name="ro1" table:visibility="collapse">
            <table:table-cell office:value-type="date" office:date-value="2018-07-09">
              <text:p>09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/>
            <table:table-cell office:value-type="float" office:value="6.5">
              <text:p>6,5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91] + [.C91] + [.D91] + [.E91] + [.F91] + [.G91] + [.H91] + [.I91] + [.J91] + [.K91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>
              <text:p>1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table:number-columns-repeated="2"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2] + [.C92] + [.D92] + [.E92] + [.F92] + [.G92] + [.H92] + [.I92] + [.J92] + [.K92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>
              <text:p>11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.5">
              <text:p>6,5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3] + [.C93] + [.D93] + [.E93] + [.F93] + [.G93] + [.H93] + [.I93] + [.J93] + [.K93]" office:value-type="float" office:value="13.5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>
              <text:p>12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4] + [.C94] + [.D94] + [.E94] + [.F94] + [.G94] + [.H94] + [.I94] + [.J94] + [.K94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3">
              <text:p>1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.33">
              <text:p>2,33</text:p>
            </table:table-cell>
            <table:table-cell table:style-name="ce38"/>
            <table:table-cell table:style-name="ce38" office:value-type="float" office:value="3.67">
              <text:p>3,67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 table:formula="of:= [.B95] + [.C95] + [.D95] + [.E95] + [.F95] + [.G95] + [.H95] + [.I95] + [.J95] + [.K95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1] + [.B92] + [.B93] + [.B94] + [.B95]) / 5" office:value-type="float" office:value="0.4">
              <text:p>0,4</text:p>
            </table:table-cell>
            <table:table-cell table:style-name="ce32" table:formula="of:== ([.C91] + [.C92] + [.C93] + [.C94] + [.C95]) / 5" office:value-type="float" office:value="1">
              <text:p>1</text:p>
            </table:table-cell>
            <table:table-cell table:style-name="ce32" table:formula="of:== ([.D91] + [.D92] + [.D93] + [.D94] + [.D95]) / 5" office:value-type="float" office:value="4.166">
              <text:p>4,17</text:p>
            </table:table-cell>
            <table:table-cell table:style-name="ce32" table:formula="of:== ([.E91] + [.E92] + [.E93] + [.E94] + [.E95]) / 5" office:value-type="float" office:value="0">
              <text:p>0</text:p>
            </table:table-cell>
            <table:table-cell table:style-name="ce32" table:formula="of:== ([.F91] + [.F92] + [.F93] + [.F94] + [.F95]) / 5" office:value-type="float" office:value="3.434">
              <text:p>3,43</text:p>
            </table:table-cell>
            <table:table-cell table:style-name="ce32" table:formula="of:== ([.G91] + [.G92] + [.G93] + [.G94] + [.G95]) / 5" office:value-type="float" office:value="0.4">
              <text:p>0,4</text:p>
            </table:table-cell>
            <table:table-cell table:style-name="ce32" table:formula="of:== ([.H91] + [.H92] + [.H93] + [.H94] + [.H95]) / 5" office:value-type="float" office:value="0">
              <text:p>0</text:p>
            </table:table-cell>
            <table:table-cell table:style-name="ce32" table:formula="of:== ([.I91] + [.I92] + [.I93] + [.I94] + [.I95]) / 5" office:value-type="float" office:value="0.2">
              <text:p>0,2</text:p>
            </table:table-cell>
            <table:table-cell table:style-name="ce32" table:formula="of:== ([.J91] + [.J92] + [.J93] + [.J94] + [.J95]) / 5" office:value-type="float" office:value="0.932">
              <text:p>0,93</text:p>
            </table:table-cell>
            <table:table-cell table:style-name="ce32" table:formula="of:== ([.K91] + [.K92] + [.K93] + [.K94] + [.K95]) / 5" office:value-type="float" office:value="1.6">
              <text:p>1,6</text:p>
            </table:table-cell>
            <table:table-cell table:style-name="ce32" table:formula="of:== ([.L91] + [.L92] + [.L93] + [.L94] + [.L95]) / 5" office:value-type="float" office:value="12.132">
              <text:p>12,13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16">
              <text:p>16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2.5">
              <text:p>2,5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table:formula="of:= [.B97] + [.C97] + [.D97] + [.E97] + [.F97] + [.G97] + [.H97] + [.I97] + [.J97] + [.K97]" office:value-type="float" office:value="9.5">
              <text:p>9,5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17">
              <text:p>1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.5">
              <text:p>5,5</text:p>
            </table:table-cell>
            <table:table-cell/>
            <table:table-cell office:value-type="float" office:value="3.5">
              <text:p>3,5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8] + [.C98] + [.D98] + [.E98] + [.F98] + [.G98] + [.H98] + [.I98] + [.J98] + [.K98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8">
              <text:p>18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3">
              <text:p>3</text:p>
            </table:table-cell>
            <table:table-cell table:number-columns-repeated="3" table:style-name="ce38"/>
            <table:table-cell table:style-name="ce38" office:value-type="float" office:value="0.33">
              <text:p>0,33</text:p>
            </table:table-cell>
            <table:table-cell table:style-name="ce38"/>
            <table:table-cell table:style-name="ce38" table:formula="of:= [.B99] + [.C99] + [.D99] + [.E99] + [.F99] + [.G99] + [.H99] + [.I99] + [.J99] + [.K99]" office:value-type="float" office:value="10.33">
              <text:p>10,3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33" office:value-type="date" office:date-value="2018-07-19">
              <text:p>19.07.18</text:p>
            </table:table-cell>
            <table:table-cell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7">
              <text:p>7</text:p>
            </table:table-cell>
            <table:table-cell table:style-name="ce45"/>
            <table:table-cell table:style-name="ce45" office:value-type="float" office:value="4">
              <text:p>4</text:p>
            </table:table-cell>
            <table:table-cell table:number-columns-repeated="3"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2">
              <text:p>2</text:p>
            </table:table-cell>
            <table:table-cell table:style-name="ce45" table:formula="of:= [.B100] + [.C100] + [.D100] + [.E100] + [.F100] + [.G100] + [.H100] + [.I100] + [.J100] + [.K100]" office:value-type="float" office:value="15">
              <text:p>15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office:value-type="date" office:date-value="2018-07-20">
              <text:p>2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.2">
              <text:p>3,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1] + [.C101] + [.D101] + [.E101] + [.F101] + [.G101] + [.H101] + [.I101] + [.J101] + [.K101]" office:value-type="float" office:value="13.2">
              <text:p>13,2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7] + [.B98] + [.B99] + [.B100] + [.B101]) / 5" office:value-type="float" office:value="0">
              <text:p>0</text:p>
            </table:table-cell>
            <table:table-cell table:style-name="ce32" table:formula="of:== ([.C97] + [.C98] + [.C99] + [.C100] + [.C101]) / 5" office:value-type="float" office:value="1">
              <text:p>1</text:p>
            </table:table-cell>
            <table:table-cell table:style-name="ce32" table:formula="of:== ([.D97] + [.D98] + [.D99] + [.D100] + [.D101]) / 5" office:value-type="float" office:value="5.3">
              <text:p>5,3</text:p>
            </table:table-cell>
            <table:table-cell table:style-name="ce32" table:formula="of:== ([.E97] + [.E98] + [.E99] + [.E100] + [.E101]) / 5" office:value-type="float" office:value="0">
              <text:p>0</text:p>
            </table:table-cell>
            <table:table-cell table:style-name="ce32" table:formula="of:== ([.F97] + [.F98] + [.F99] + [.F100] + [.F101]) / 5" office:value-type="float" office:value="3.14">
              <text:p>3,14</text:p>
            </table:table-cell>
            <table:table-cell table:style-name="ce32" table:formula="of:== ([.G97] + [.G98] + [.G99] + [.G100] + [.G101]) / 5" office:value-type="float" office:value="0">
              <text:p>0</text:p>
            </table:table-cell>
            <table:table-cell table:style-name="ce32" table:formula="of:== ([.H97] + [.H98] + [.H99] + [.H100] + [.H101]) / 5" office:value-type="float" office:value="0">
              <text:p>0</text:p>
            </table:table-cell>
            <table:table-cell table:style-name="ce32" table:formula="of:== ([.I97] + [.I98] + [.I99] + [.I100] + [.I101]) / 5" office:value-type="float" office:value="0.5">
              <text:p>0,5</text:p>
            </table:table-cell>
            <table:table-cell table:style-name="ce32" table:formula="of:== ([.J97] + [.J98] + [.J99] + [.J100] + [.J101]) / 5" office:value-type="float" office:value="0.866">
              <text:p>0,87</text:p>
            </table:table-cell>
            <table:table-cell table:style-name="ce32" table:formula="of:== ([.K97] + [.K98] + [.K99] + [.K100] + [.K101]) / 5" office:value-type="float" office:value="1.2">
              <text:p>1,2</text:p>
            </table:table-cell>
            <table:table-cell table:style-name="ce32" table:formula="of:== ([.L97] + [.L98] + [.L99] + [.L100] + [.L101]) / 5" office:value-type="float" office:value="12.006">
              <text:p>12,01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23">
              <text:p>2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number-columns-repeated="3" table:style-name="ce38" office:value-type="float" office:value="1">
              <text:p>1</text:p>
            </table:table-cell>
            <table:table-cell table:style-name="ce38" table:formula="of:= [.B103] + [.C103] + [.D103] + [.E103] + [.F103] + [.G103] + [.H103] + [.I103] + [.J103] + [.K103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24">
              <text:p>24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table:number-columns-repeated="3" office:value-type="float" office:value="1">
              <text:p>1</text:p>
            </table:table-cell>
            <table:table-cell table:formula="of:= [.B104] + [.C104] + [.D104] + [.E104] + [.F104] + [.G104] + [.H104] + [.I104] + [.J104] + [.K104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5">
              <text:p>25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table:number-columns-repeated="2" office:value-type="float" office:value="2">
              <text:p>2</text:p>
            </table:table-cell>
            <table:table-cell/>
            <table:table-cell office:value-type="float" office:value="0.5">
              <text:p>0,5</text:p>
            </table:table-cell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5] + [.C105] + [.D105] + [.E105] + [.F105] + [.G105] + [.H105] + [.I105] + [.J105] + [.K105]" office:value-type="float" office:value="14.5">
              <text:p>14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6">
              <text:p>26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106] + [.C106] + [.D106] + [.E106] + [.F106] + [.G106] + [.H106] + [.I106] + [.J106] + [.K106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7">
              <text:p>2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0.66">
              <text:p>0,66</text:p>
            </table:table-cell>
            <table:table-cell office:value-type="float" office:value="2">
              <text:p>2</text:p>
            </table:table-cell>
            <table:table-cell table:formula="of:= [.B107] + [.C107] + [.D107] + [.E107] + [.F107] + [.G107] + [.H107] + [.I107] + [.J107] + [.K107]" office:value-type="float" office:value="12.66">
              <text:p>12,66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103] + [.B104] + [.B105] + [.B106] + [.B107]) / 5" office:value-type="float" office:value="0">
              <text:p>0</text:p>
            </table:table-cell>
            <table:table-cell table:style-name="ce32" table:formula="of:== ([.C103] + [.C104] + [.C105] + [.C106] + [.C107]) / 5" office:value-type="float" office:value="1">
              <text:p>1</text:p>
            </table:table-cell>
            <table:table-cell table:style-name="ce32" table:formula="of:== ([.D103] + [.D104] + [.D105] + [.D106] + [.D107]) / 5" office:value-type="float" office:value="6">
              <text:p>6</text:p>
            </table:table-cell>
            <table:table-cell table:style-name="ce32" table:formula="of:== ([.E103] + [.E104] + [.E105] + [.E106] + [.E107]) / 5" office:value-type="float" office:value="0">
              <text:p>0</text:p>
            </table:table-cell>
            <table:table-cell table:style-name="ce32" table:formula="of:== ([.F103] + [.F104] + [.F105] + [.F106] + [.F107]) / 5" office:value-type="float" office:value="2.2">
              <text:p>2,2</text:p>
            </table:table-cell>
            <table:table-cell table:style-name="ce32" table:formula="of:== ([.G103] + [.G104] + [.G105] + [.G106] + [.G107]) / 5" office:value-type="float" office:value="0.4">
              <text:p>0,4</text:p>
            </table:table-cell>
            <table:table-cell table:style-name="ce32" table:formula="of:== ([.H103] + [.H104] + [.H105] + [.H106] + [.H107]) / 5" office:value-type="float" office:value="0">
              <text:p>0</text:p>
            </table:table-cell>
            <table:table-cell table:style-name="ce32" table:formula="of:== ([.I103] + [.I104] + [.I105] + [.I106] + [.I107]) / 5" office:value-type="float" office:value="0.5">
              <text:p>0,5</text:p>
            </table:table-cell>
            <table:table-cell table:style-name="ce32" table:formula="of:== ([.J103] + [.J104] + [.J105] + [.J106] + [.J107]) / 5" office:value-type="float" office:value="0.932">
              <text:p>0,93</text:p>
            </table:table-cell>
            <table:table-cell table:style-name="ce32" table:formula="of:== ([.K103] + [.K104] + [.K105] + [.K106] + [.K107]) / 5" office:value-type="float" office:value="1.4">
              <text:p>1,4</text:p>
            </table:table-cell>
            <table:table-cell table:style-name="ce32" table:formula="of:== ([.L103] + [.L104] + [.L105] + [.L106] + [.L107]) / 5" office:value-type="float" office:value="12.432">
              <text:p>12,43</text:p>
            </table:table-cell>
            <table:table-cell table:style-name="ce32"/>
            <table:table-cell table:number-columns-repeated="3"/>
          </table:table-row>
        </table:table-row-group>
        <table:table-row table:style-name="ro52">
          <table:table-cell table:style-name="ce34" office:value-type="string">
            <text:p>Июль</text:p>
          </table:table-cell>
          <table:table-cell table:style-name="ce34" table:formula="of:=([.B85] + [.B86]+[.B87]+[.B88]+[.B89]+[.B91]+ [.B92] +[.B93]+[.B94]+[.B95]+[.B97]+[.B98]+[.B99]+[.B100]+[.B101]+[.B103]+[.B104]+[.B105]+[.B106]+[.B107])/20" office:value-type="float" office:value="0.25">
            <text:p>0,25</text:p>
          </table:table-cell>
          <table:table-cell table:style-name="ce34" table:formula="of:=([.C85] + [.C86]+[.C87]+[.C88]+[.C89]+[.C91]+ [.C92] +[.C93]+[.C94]+[.C95]+[.C97]+[.C98]+[.C99]+[.C100]+[.C101]+[.C103]+[.C104]+[.C105]+[.C106]+[.C107])/20" office:value-type="float" office:value="1">
            <text:p>1</text:p>
          </table:table-cell>
          <table:table-cell table:style-name="ce34" table:formula="of:=([.D85] + [.D86]+[.D87]+[.D88]+[.D89]+[.D91]+ [.D92] +[.D93]+[.D94]+[.D95]+[.D97]+[.D98]+[.D99]+[.D100]+[.D101]+[.D103]+[.D104]+[.D105]+[.D106]+[.D107])/20" office:value-type="float" office:value="5.3995">
            <text:p>5,4</text:p>
          </table:table-cell>
          <table:table-cell table:style-name="ce34" table:formula="of:=([.E85] + [.E86]+[.E87]+[.E88]+[.E89]+[.E91]+ [.E92] +[.E93]+[.E94]+[.E95]+[.E97]+[.E98]+[.E99]+[.E100]+[.E101]+[.E103]+[.E104]+[.E105]+[.E106]+[.E107])/20" office:value-type="float" office:value="0">
            <text:p>0</text:p>
          </table:table-cell>
          <table:table-cell table:style-name="ce34" table:formula="of:=([.F85] + [.F86]+[.F87]+[.F88]+[.F89]+[.F91]+ [.F92] +[.F93]+[.F94]+[.F95]+[.F97]+[.F98]+[.F99]+[.F100]+[.F101]+[.F103]+[.F104]+[.F105]+[.F106]+[.F107])/20" office:value-type="float" office:value="2.9935">
            <text:p>2,99</text:p>
          </table:table-cell>
          <table:table-cell table:style-name="ce34" table:formula="of:=([.G85] + [.G86]+[.G87]+[.G88]+[.G89]+[.G91]+ [.G92] +[.G93]+[.G94]+[.G95]+[.G97]+[.G98]+[.G99]+[.G100]+[.G101]+[.G103]+[.G104]+[.G105]+[.G106]+[.G107])/20" office:value-type="float" office:value="0.275">
            <text:p>0,28</text:p>
          </table:table-cell>
          <table:table-cell table:style-name="ce34" table:formula="of:=([.H85] + [.H86]+[.H87]+[.H88]+[.H89]+[.H91]+ [.H92] +[.H93]+[.H94]+[.H95]+[.H97]+[.H98]+[.H99]+[.H100]+[.H101]+[.H103]+[.H104]+[.H105]+[.H106]+[.H107])/20" office:value-type="float" office:value="0">
            <text:p>0</text:p>
          </table:table-cell>
          <table:table-cell table:style-name="ce34" table:formula="of:=([.I85] + [.I86]+[.I87]+[.I88]+[.I89]+[.I91]+ [.I92] +[.I93]+[.I94]+[.I95]+[.I97]+[.I98]+[.I99]+[.I100]+[.I101]+[.I103]+[.I104]+[.I105]+[.I106]+[.I107])/20" office:value-type="float" office:value="0.45">
            <text:p>0,45</text:p>
          </table:table-cell>
          <table:table-cell table:style-name="ce34" table:formula="of:=([.J85] + [.J86]+[.J87]+[.J88]+[.J89]+[.J91]+ [.J92] +[.J93]+[.J94]+[.J95]+[.J97]+[.J98]+[.J99]+[.J100]+[.J101]+[.J103]+[.J104]+[.J105]+[.J106]+[.J107])/20" office:value-type="float" office:value="0.8325">
            <text:p>0,83</text:p>
          </table:table-cell>
          <table:table-cell table:style-name="ce34" table:formula="of:=([.K85] + [.K86]+[.K87]+[.K88]+[.K89]+[.K91]+ [.K92] +[.K93]+[.K94]+[.K95]+[.K97]+[.K98]+[.K99]+[.K100]+[.K101]+[.K103]+[.K104]+[.K105]+[.K106]+[.K107])/20" office:value-type="float" office:value="1.05">
            <text:p>1,05</text:p>
          </table:table-cell>
          <table:table-cell table:style-name="ce34" table:formula="of:=([.L85] + [.L86]+[.L87]+[.L88]+[.L89]+[.L91]+ [.L92] +[.L93]+[.L94]+[.L95]+[.L97]+[.L98]+[.L99]+[.L100]+[.L101]+[.L103]+[.L104]+[.L105]+[.L106]+[.L107])/20" office:value-type="float" office:value="12.2505">
            <text:p>12,25</text:p>
          </table:table-cell>
          <table:table-cell table:style-name="ce34"/>
          <table:table-cell table:number-columns-repeated="3"/>
        </table:table-row>
        <table:table-row-group table:display="false">
          <table:table-row table:style-name="ro53" table:visibility="collapse">
            <table:table-cell table:style-name="ce21" office:value-type="date" office:date-value="2018-07-30">
              <text:p>30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">
              <text:p>0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0] + [.C110] + [.D110] + [.E110] + [.F110] + [.G110] + [.H110] + [.I110] + [.J110] + [.K110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54" table:visibility="collapse">
            <table:table-cell table:style-name="ce21" office:value-type="date" office:date-value="2018-07-31">
              <text:p>31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5.5">
              <text:p>5,5</text:p>
            </table:table-cell>
            <table:table-cell table:style-name="ce38"/>
            <table:table-cell table:style-name="ce38" office:value-type="float" office:value="1.33">
              <text:p>1,33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1] + [.C111] + [.D111] + [.E111] + [.F111] + [.G111] + [.H111] + [.I111] + [.J111] + [.K111]" office:value-type="float" office:value="9.66">
              <text:p>9,66</text:p>
            </table:table-cell>
            <table:table-cell table:style-name="ce38"/>
            <table:table-cell table:number-columns-repeated="3"/>
          </table:table-row>
          <table:table-row table:style-name="ro55" table:visibility="collapse">
            <table:table-cell office:value-type="date" office:date-value="2018-08-01">
              <text:p>01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0.5">
              <text:p>0,5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112] + [.C112] + [.D112] + [.E112] + [.F112] + [.G112] + [.H112] + [.I112] + [.J112] + [.K112]" office:value-type="float" office:value="12.16">
              <text:p>12,16</text:p>
            </table:table-cell>
            <table:table-cell table:number-columns-repeated="4"/>
          </table:table-row>
          <table:table-row table:style-name="ro56" table:visibility="collapse">
            <table:table-cell office:value-type="date" office:date-value="2018-08-02">
              <text:p>02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1">
              <text:p>1</text:p>
            </table:table-cell>
            <table:table-cell/>
            <table:table-cell table:formula="of:= [.B113] + [.C113] + [.D113] + [.E113] + [.F113] + [.G113] + [.H113] + [.I113] + [.J113] + [.K113]" office:value-type="float" office:value="12">
              <text:p>12</text:p>
            </table:table-cell>
            <table:table-cell table:number-columns-repeated="4"/>
          </table:table-row>
          <table:table-row table:style-name="ro57" table:visibility="collapse">
            <table:table-cell table:style-name="ce21" office:value-type="date" office:date-value="2018-08-03">
              <text:p>03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4">
              <text:p>4</text:p>
            </table:table-cell>
            <table:table-cell table:number-columns-repeated="3" table:style-name="ce38"/>
            <table:table-cell table:number-columns-repeated="2" table:style-name="ce38" office:value-type="float" office:value="1">
              <text:p>1</text:p>
            </table:table-cell>
            <table:table-cell table:style-name="ce38" table:formula="of:= [.B114] + [.C114] + [.D114] + [.E114] + [.F114] + [.G114] + [.H114] + [.I114] + [.J114] + [.K114]" office:value-type="float" office:value="10">
              <text:p>10</text:p>
            </table:table-cell>
            <table:table-cell table:style-name="ce38"/>
            <table:table-cell table:number-columns-repeated="3"/>
          </table:table-row>
        </table:table-row-group>
        <table:table-row table:style-name="ro58">
          <table:table-cell table:style-name="ce26" office:value-type="string">
            <text:p>Неделя</text:p>
          </table:table-cell>
          <table:table-cell table:style-name="ce26" table:formula="of:== ([.B110] + [.B111] + [.B112] + [.B113] + [.B114]) / 5" office:value-type="float" office:value="0.4">
            <text:p>0,4</text:p>
          </table:table-cell>
          <table:table-cell table:style-name="ce26" table:formula="of:== ([.C110] + [.C111] + [.C112] + [.C113] + [.C114]) / 5" office:value-type="float" office:value="1">
            <text:p>1</text:p>
          </table:table-cell>
          <table:table-cell table:style-name="ce26" table:formula="of:== ([.D110] + [.D111] + [.D112] + [.D113] + [.D114]) / 5" office:value-type="float" office:value="5.3">
            <text:p>5,3</text:p>
          </table:table-cell>
          <table:table-cell table:style-name="ce26" table:formula="of:== ([.E110] + [.E111] + [.E112] + [.E113] + [.E114]) / 5" office:value-type="float" office:value="0">
            <text:p>0</text:p>
          </table:table-cell>
          <table:table-cell table:style-name="ce26" table:formula="of:== ([.F110] + [.F111] + [.F112] + [.F113] + [.F114]) / 5" office:value-type="float" office:value="2.466">
            <text:p>2,47</text:p>
          </table:table-cell>
          <table:table-cell table:style-name="ce26" table:formula="of:== ([.G110] + [.G111] + [.G112] + [.G113] + [.G114]) / 5" office:value-type="float" office:value="0">
            <text:p>0</text:p>
          </table:table-cell>
          <table:table-cell table:style-name="ce26" table:formula="of:== ([.H110] + [.H111] + [.H112] + [.H113] + [.H114]) / 5" office:value-type="float" office:value="0">
            <text:p>0</text:p>
          </table:table-cell>
          <table:table-cell table:style-name="ce26" table:formula="of:== ([.I110] + [.I111] + [.I112] + [.I113] + [.I114]) / 5" office:value-type="float" office:value="0.5">
            <text:p>0,5</text:p>
          </table:table-cell>
          <table:table-cell table:style-name="ce26" table:formula="of:== ([.J110] + [.J111] + [.J112] + [.J113] + [.J114]) / 5" office:value-type="float" office:value="0.598">
            <text:p>0,6</text:p>
          </table:table-cell>
          <table:table-cell table:style-name="ce26" table:formula="of:== ([.K110] + [.K111] + [.K112] + [.K113] + [.K114]) / 5" office:value-type="float" office:value="0.7">
            <text:p>0,7</text:p>
          </table:table-cell>
          <table:table-cell table:style-name="ce26" table:formula="of:== ([.L110] + [.L111] + [.L112] + [.L113] + [.L114]) / 5" office:value-type="float" office:value="10.964">
            <text:p>10,96</text:p>
          </table:table-cell>
          <table:table-cell table:style-name="ce26"/>
          <table:table-cell table:style-name="ce50"/>
          <table:table-cell table:number-columns-repeated="2"/>
        </table:table-row>
        <table:table-row-group table:display="false">
          <table:table-row table:style-name="ro1" table:visibility="collapse">
            <table:table-cell table:style-name="ce21" office:value-type="date" office:date-value="2018-08-06">
              <text:p>06.08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0.5">
              <text:p>0,5</text:p>
            </table:table-cell>
            <table:table-cell table:style-name="ce38" office:value-type="float" office:value="1.5">
              <text:p>1,5</text:p>
            </table:table-cell>
            <table:table-cell table:style-name="ce38" office:value-type="float" office:value="0.66">
              <text:p>0,66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6] + [.C116] + [.D116] + [.E116] + [.F116] + [.G116] + [.H116] + [.I116] + [.J116] + [.K116]" office:value-type="float" office:value="10.66">
              <text:p>10,66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07">
              <text:p>07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0.5">
              <text:p>0,5</text:p>
            </table:table-cell>
            <table:table-cell table:formula="of:= [.B117] + [.C117] + [.D117] + [.E117] + [.F117] + [.G117] + [.H117] + [.I117] + [.J117] + [.K117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8-08">
              <text:p>08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3">
              <text:p>3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8] + [.C118] + [.D118] + [.E118] + [.F118] + [.G118] + [.H118] + [.I118] + [.J118] + [.K118]" office:value-type="float" office:value="11.83">
              <text:p>11,8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09">
              <text:p>09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/>
            <table:table-cell table:style-name="ce38" table:formula="of:= [.B119] + [.C119] + [.D119] + [.E119] + [.F119] + [.G119] + [.H119] + [.I119] + [.J119] + [.K119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10">
              <text:p>10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7.33">
              <text:p>7,33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table:number-columns-repeated="2"/>
            <table:table-cell table:formula="of:= [.B120] + [.C120] + [.D120] + [.E120] + [.F120] + [.G120] + [.H120] + [.I120] + [.J120] + [.K120]" office:value-type="float" office:value="12.33">
              <text:p>12,33</text:p>
            </table:table-cell>
            <table:table-cell table:number-columns-repeated="4"/>
          </table:table-row>
        </table:table-row-group>
        <table:table-row table:style-name="ro59">
          <table:table-cell table:style-name="ce26" office:value-type="string">
            <text:p>Неделя</text:p>
          </table:table-cell>
          <table:table-cell table:style-name="ce26" table:formula="of:== ([.B116] + [.B117] + [.B118] + [.B119] + [.B120]) / 5" office:value-type="float" office:value="0.6">
            <text:p>0,6</text:p>
          </table:table-cell>
          <table:table-cell table:style-name="ce26" table:formula="of:== ([.C116] + [.C117] + [.C118] + [.C119] + [.C120]) / 5" office:value-type="float" office:value="1">
            <text:p>1</text:p>
          </table:table-cell>
          <table:table-cell table:style-name="ce26" table:formula="of:== ([.D116] + [.D117] + [.D118] + [.D119] + [.D120]) / 5" office:value-type="float" office:value="5.666">
            <text:p>5,67</text:p>
          </table:table-cell>
          <table:table-cell table:style-name="ce26" table:formula="of:== ([.E116] + [.E117] + [.E118] + [.E119] + [.E120]) / 5" office:value-type="float" office:value="0">
            <text:p>0</text:p>
          </table:table-cell>
          <table:table-cell table:style-name="ce26" table:formula="of:== ([.F116] + [.F117] + [.F118] + [.F119] + [.F120]) / 5" office:value-type="float" office:value="2">
            <text:p>2</text:p>
          </table:table-cell>
          <table:table-cell table:style-name="ce26" table:formula="of:== ([.G116] + [.G117] + [.G118] + [.G119] + [.G120]) / 5" office:value-type="float" office:value="0">
            <text:p>0</text:p>
          </table:table-cell>
          <table:table-cell table:style-name="ce26" table:formula="of:== ([.H116] + [.H117] + [.H118] + [.H119] + [.H120]) / 5" office:value-type="float" office:value="0.1">
            <text:p>0,1</text:p>
          </table:table-cell>
          <table:table-cell table:style-name="ce26" table:formula="of:== ([.I116] + [.I117] + [.I118] + [.I119] + [.I120]) / 5" office:value-type="float" office:value="1.3">
            <text:p>1,3</text:p>
          </table:table-cell>
          <table:table-cell table:style-name="ce26" table:formula="of:== ([.J116] + [.J117] + [.J118] + [.J119] + [.J120]) / 5" office:value-type="float" office:value="0.53">
            <text:p>0,53</text:p>
          </table:table-cell>
          <table:table-cell table:style-name="ce26" table:formula="of:== ([.K116] + [.K117] + [.K118] + [.K119] + [.K120]) / 5" office:value-type="float" office:value="0.4">
            <text:p>0,4</text:p>
          </table:table-cell>
          <table:table-cell table:style-name="ce26" table:formula="of:== ([.L116] + [.L117] + [.L118] + [.L119] + [.L120]) / 5" office:value-type="float" office:value="11.596">
            <text:p>11,6</text:p>
          </table:table-cell>
          <table:table-cell table:style-name="ce26"/>
          <table:table-cell table:number-columns-repeated="3"/>
        </table:table-row>
        <table:table-row-group table:display="false">
          <table:table-row table:style-name="ro1" table:visibility="collapse">
            <table:table-cell table:style-name="ce21" office:value-type="date" office:date-value="2018-08-28">
              <text:p>28.08.18</text:p>
            </table:table-cell>
            <table:table-cell table:style-name="ce38"/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number-columns-repeated="2" table:style-name="ce38" office:value-type="float" office:value="10">
              <text:p>10</text:p>
            </table:table-cell>
            <table:table-cell table:number-columns-repeated="3"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2] + [.C122] + [.D122] + [.E122] + [.F122] + [.G122] + [.H122] + [.I122] + [.J122] + [.K122]" office:value-type="float" office:value="90">
              <text:p>9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29">
              <text:p>29.08.18</text:p>
            </table:table-cell>
            <table:table-cell table:style-name="ce38" office:value-type="float" office:value="20">
              <text:p>2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5">
              <text:p>5</text:p>
            </table:table-cell>
            <table:table-cell table:style-name="ce38"/>
            <table:table-cell table:style-name="ce38" office:value-type="float" office:value="5">
              <text:p>5</text:p>
            </table:table-cell>
            <table:table-cell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3] + [.C123] + [.D123] + [.E123] + [.F123] + [.G123] + [.H123] + [.I123] + [.J123] + [.K123]" office:value-type="float" office:value="110">
              <text:p>1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0">
              <text:p>30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/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2" table:style-name="ce39"/>
            <table:table-cell table:number-columns-repeated="3" table:style-name="ce39" office:value-type="float" office:value="10">
              <text:p>10</text:p>
            </table:table-cell>
            <table:table-cell table:style-name="ce39" table:formula="of:= [.B124] + [.C124] + [.D124] + [.E124] + [.F124] + [.G124] + [.H124] + [.I124] + [.J124] + [.K124]" office:value-type="float" office:value="75">
              <text:p>75</text:p>
            </table:table-cell>
            <table:table-cell table:style-name="ce39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1">
              <text:p>31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3" table:style-name="ce39"/>
            <table:table-cell table:style-name="ce39" office:value-type="float" office:value="20">
              <text:p>20</text:p>
            </table:table-cell>
            <table:table-cell table:style-name="ce39" office:value-type="float" office:value="3.3">
              <text:p>3,3</text:p>
            </table:table-cell>
            <table:table-cell table:style-name="ce39"/>
            <table:table-cell table:style-name="ce39" table:formula="of:= [.B125] + [.C125] + [.D125] + [.E125] + [.F125] + [.G125] + [.H125] + [.I125] + [.J125] + [.K125]" office:value-type="float" office:value="68.3">
              <text:p>68,3</text:p>
            </table:table-cell>
            <table:table-cell table:style-name="ce39"/>
            <table:table-cell table:number-columns-repeated="3"/>
          </table:table-row>
        </table:table-row-group>
        <table:table-row table:style-name="ro51">
          <table:table-cell table:style-name="ce23" office:value-type="string">
            <text:p>Неделя</text:p>
          </table:table-cell>
          <table:table-cell table:style-name="ce23" table:formula="of:== ([.B122] + [.B123] + [.B124] + [.B125]) / 4" office:value-type="float" office:value="15">
            <text:p>15</text:p>
          </table:table-cell>
          <table:table-cell table:style-name="ce23" table:formula="of:== ([.C122] + [.C123] + [.C124] + [.C125]) / 4" office:value-type="float" office:value="10">
            <text:p>10</text:p>
          </table:table-cell>
          <table:table-cell table:style-name="ce23" table:formula="of:== ([.D122] + [.D123] + [.D124] + [.D125]) / 4" office:value-type="float" office:value="21.25">
            <text:p>21,25</text:p>
          </table:table-cell>
          <table:table-cell table:style-name="ce23" table:formula="of:== ([.E122] + [.E123] + [.E124] + [.E125]) / 4" office:value-type="float" office:value="8.75">
            <text:p>8,75</text:p>
          </table:table-cell>
          <table:table-cell table:style-name="ce23" table:formula="of:== ([.F122] + [.F123] + [.F124] + [.F125]) / 4" office:value-type="float" office:value="6.25">
            <text:p>6,25</text:p>
          </table:table-cell>
          <table:table-cell table:style-name="ce23" table:formula="of:== ([.G122] + [.G123] + [.G124] + [.G125]) / 4" office:value-type="float" office:value="0">
            <text:p>0</text:p>
          </table:table-cell>
          <table:table-cell table:style-name="ce23" table:formula="of:== ([.H122] + [.H123] + [.H124] + [.H125]) / 4" office:value-type="float" office:value="1.25">
            <text:p>1,25</text:p>
          </table:table-cell>
          <table:table-cell table:style-name="ce23" table:formula="of:== ([.I122] + [.I123] + [.I124] + [.I125]) / 4" office:value-type="float" office:value="7.5">
            <text:p>7,5</text:p>
          </table:table-cell>
          <table:table-cell table:style-name="ce23" table:formula="of:== ([.J122] + [.J123] + [.J124] + [.J125]) / 4" office:value-type="float" office:value="8.325">
            <text:p>8,33</text:p>
          </table:table-cell>
          <table:table-cell table:style-name="ce23" table:formula="of:== ([.K122] + [.K123] + [.K124] + [.K125]) / 4" office:value-type="float" office:value="7.5">
            <text:p>7,5</text:p>
          </table:table-cell>
          <table:table-cell table:style-name="ce23" table:formula="of:== ([.L122] + [.L123] + [.L124] + [.L125]) / 4" office:value-type="float" office:value="85.825">
            <text:p>85,83</text:p>
          </table:table-cell>
          <table:table-cell table:style-name="ce23"/>
          <table:table-cell table:number-columns-repeated="3"/>
        </table:table-row>
        <table:table-row table:style-name="ro50">
          <table:table-cell table:style-name="ce29" office:value-type="string">
            <text:p>Август</text:p>
          </table:table-cell>
          <table:table-cell table:style-name="ce29" table:number-columns-repeated="12"/>
          <table:table-cell table:number-columns-repeated="3"/>
        </table:table-row>
        <table:table-row table:style-name="ro1">
          <table:table-cell table:style-name="ce22" office:value-type="date" office:date-value="2018-09-03">
            <text:p>03.09.18</text:p>
          </table:table-cell>
          <table:table-cell table:style-name="ce39"/>
          <table:table-cell table:style-name="ce39" office:value-type="float" office:value="10">
            <text:p>10</text:p>
          </table:table-cell>
          <table:table-cell table:style-name="ce39" office:value-type="float" office:value="36">
            <text:p>36</text:p>
          </table:table-cell>
          <table:table-cell table:number-columns-repeated="2" table:style-name="ce39" office:value-type="float" office:value="5">
            <text:p>5</text:p>
          </table:table-cell>
          <table:table-cell table:number-columns-repeated="2" table:style-name="ce39"/>
          <table:table-cell table:style-name="ce39" office:value-type="float" office:value="20">
            <text:p>20</text:p>
          </table:table-cell>
          <table:table-cell table:style-name="ce39" office:value-type="float" office:value="3.3">
            <text:p>3,3</text:p>
          </table:table-cell>
          <table:table-cell table:style-name="ce39"/>
          <table:table-cell table:style-name="ce39" table:formula="of:= [.B128] + [.C128] + [.D128] + [.E128] + [.F128] + [.G128] + [.H128] + [.I128] + [.J128] + [.K128]" office:value-type="float" office:value="79.3">
            <text:p>79,3</text:p>
          </table:table-cell>
          <table:table-cell table:style-name="ce39"/>
          <table:table-cell table:number-columns-repeated="3"/>
        </table:table-row>
        <table:table-row table:style-name="ro1">
          <table:table-cell table:style-name="ce21" office:value-type="date" office:date-value="2018-09-04">
            <text:p>04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30">
            <text:p>30</text:p>
          </table:table-cell>
          <table:table-cell table:style-name="ce38" office:value-type="float" office:value="10">
            <text:p>10</text:p>
          </table:table-cell>
          <table:table-cell table:number-columns-repeated="3" table:style-name="ce38"/>
          <table:table-cell table:style-name="ce38" office:value-type="float" office:value="10">
            <text:p>10</text:p>
          </table:table-cell>
          <table:table-cell table:style-name="ce38" office:value-type="float" office:value="6.6">
            <text:p>6,6</text:p>
          </table:table-cell>
          <table:table-cell table:style-name="ce38" office:value-type="float" office:value="5">
            <text:p>5</text:p>
          </table:table-cell>
          <table:table-cell table:style-name="ce38" table:formula="of:= [.B129] + [.C129] + [.D129] + [.E129] + [.F129] + [.G129] + [.H129] + [.I129] + [.J129] + [.K129]" office:value-type="float" office:value="91.6">
            <text:p>91,6</text:p>
          </table:table-cell>
          <table:table-cell table:style-name="ce38"/>
          <table:table-cell table:number-columns-repeated="3"/>
        </table:table-row>
        <table:table-row table:style-name="ro1">
          <table:table-cell office:value-type="date" office:date-value="2018-09-05">
            <text:p>05.09.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10.4">
            <text:p>10,4</text:p>
          </table:table-cell>
          <table:table-cell office:value-type="float" office:value="6.6">
            <text:p>6,6</text:p>
          </table:table-cell>
          <table:table-cell office:value-type="float" office:value="10">
            <text:p>10</text:p>
          </table:table-cell>
          <table:table-cell table:formula="of:= [.B130] + [.C130] + [.D130] + [.E130] + [.F130] + [.G130] + [.H130] + [.I130] + [.J130] + [.K130]" office:value-type="float" office:value="120">
            <text:p>12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8-09-06">
            <text:p>06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22">
            <text:p>22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15">
            <text:p>15</text:p>
          </table:table-cell>
          <table:table-cell table:number-columns-repeated="2" table:style-name="ce38"/>
          <table:table-cell table:style-name="ce38" office:value-type="float" office:value="5">
            <text:p>5</text:p>
          </table:table-cell>
          <table:table-cell table:number-columns-repeated="2" table:style-name="ce38" office:value-type="float" office:value="10">
            <text:p>10</text:p>
          </table:table-cell>
          <table:table-cell table:style-name="ce38" table:formula="of:= [.B131] + [.C131] + [.D131] + [.E131] + [.F131] + [.G131] + [.H131] + [.I131] + [.J131] + [.K131]" office:value-type="float" office:value="97">
            <text:p>97</text:p>
          </table:table-cell>
          <table:table-cell table:style-name="ce38"/>
          <table:table-cell table:number-columns-repeated="3"/>
        </table:table-row>
        <table:table-row table:style-name="ro1">
          <table:table-cell table:style-name="ce36" office:value-type="date" office:date-value="2018-09-07">
            <text:p>07.09.18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8">
            <text:p>8</text:p>
          </table:table-cell>
          <table:table-cell table:style-name="ce18"/>
          <table:table-cell table:style-name="ce18" office:value-type="float" office:value="10">
            <text:p>10</text:p>
          </table:table-cell>
          <table:table-cell table:number-columns-repeated="3" table:style-name="ce18"/>
          <table:table-cell table:style-name="ce18" office:value-type="float" office:value="3.3">
            <text:p>3,3</text:p>
          </table:table-cell>
          <table:table-cell table:style-name="ce18" office:value-type="float" office:value="5">
            <text:p>5</text:p>
          </table:table-cell>
          <table:table-cell table:style-name="ce47" table:formula="of:= [.B132] + [.C132] + [.D132] + [.E132] + [.F132] + [.G132] + [.H132] + [.I132] + [.J132] + [.K132]" office:value-type="float" office:value="56.3">
            <text:p>56,3</text:p>
          </table:table-cell>
          <table:table-cell table:style-name="ce18"/>
          <table:table-cell table:number-columns-repeated="3"/>
        </table:table-row>
        <table:table-row table:style-name="ro1" table:number-rows-repeated="17">
          <table:table-cell table:style-name="ce18" table:number-columns-repeated="13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</table:table>
      <table:table table:name="Выходные" table:style-name="ta1">
        <table:table-column table:style-name="co14" table:default-cell-style-name="Default"/>
        <table:table-row table:style-name="ro24">
          <table:table-cell/>
        </table:table-row>
      </table:table>
      <table:table table:name="Задачи" table:style-name="ta1" table:print="false">
        <office:forms form:automatic-focus="false" form:apply-design-mode="false"/>
        <table:table-column table:style-name="co50" table:default-cell-style-name="ce121"/>
        <table:table-column table:style-name="co60" table:number-columns-repeated="2" table:default-cell-style-name="ce121"/>
        <table:table-column table:style-name="co1" table:default-cell-style-name="ce121"/>
        <table:table-column table:style-name="co61" table:default-cell-style-name="ce121"/>
        <table:table-column table:style-name="co45" table:default-cell-style-name="ce121"/>
        <table:table-column table:style-name="co46" table:default-cell-style-name="ce121"/>
        <table:table-column table:style-name="co47" table:default-cell-style-name="ce121"/>
        <table:table-column table:style-name="co62" table:default-cell-style-name="ce121"/>
        <table:table-column table:style-name="co63" table:default-cell-style-name="ce121"/>
        <table:table-column table:style-name="co64" table:default-cell-style-name="ce121"/>
        <table:table-column table:style-name="co1" table:default-cell-style-name="Default"/>
        <table:table-row table:style-name="ro1">
          <table:table-cell table:style-name="ce114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5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6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7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8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9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07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208" office:value-type="string" calcext:value-type="string">
            <text:p>Наименование</text:p>
          </table:table-cell>
          <table:table-cell table:style-name="ce208" office:value-type="string" calcext:value-type="string">
            <text:p>Всего</text:p>
          </table:table-cell>
          <table:table-cell table:style-name="ce208" office:value-type="string" calcext:value-type="string">
            <text:p>Выполнено</text:p>
          </table:table-cell>
          <table:table-cell table:style-name="ce208" office:value-type="string" calcext:value-type="string">
            <text:p>%</text:p>
          </table:table-cell>
          <table:table-cell table:style-name="ce208" office:value-type="string" calcext:value-type="string">
            <text:p>Пункт 1</text:p>
          </table:table-cell>
          <table:table-cell table:style-name="ce208" office:value-type="string" calcext:value-type="string">
            <text:p>Пункт 2</text:p>
          </table:table-cell>
          <table:table-cell table:style-name="ce208" office:value-type="string" calcext:value-type="string">
            <text:p>Пункт 3</text:p>
          </table:table-cell>
          <table:table-cell table:style-name="ce208" office:value-type="string" calcext:value-type="string">
            <text:p>Пункт 4</text:p>
          </table:table-cell>
          <table:table-cell table:style-name="ce208" office:value-type="string" calcext:value-type="string">
            <text:p>Пункт 5</text:p>
          </table:table-cell>
          <table:table-cell table:style-name="ce208" office:value-type="string" calcext:value-type="string">
            <text:p>Пункт 6</text:p>
          </table:table-cell>
          <table:table-cell table:style-name="ce208" office:value-type="string" calcext:value-type="string">
            <text:p>Пункт 7</text:p>
          </table:table-cell>
          <table:table-cell/>
        </table:table-row>
        <table:table-row-group table:display="false">
          <table:table-row table:style-name="ro1" table:visibility="collapse">
            <table:table-cell table:style-name="ce209" office:value-type="string" calcext:value-type="string">
              <text:p>English (Видеоуроки)</text:p>
            </table:table-cell>
            <table:table-cell table:number-columns-repeated="2" table:style-name="ce209" office:value-type="float" office:value="16" calcext:value-type="float">
              <text:p>16</text:p>
            </table:table-cell>
            <table:table-cell table:style-name="ce209" table:formula="of:= ([.C10]/[.B10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76" table:visibility="collapse">
            <table:table-cell table:style-name="ce209" office:value-type="string" calcext:value-type="string">
              <text:p>Спорт 60 – 80</text:p>
            </table:table-cell>
            <table:table-cell table:number-columns-repeated="2" table:style-name="ce209" office:value-type="float" office:value="80" calcext:value-type="float">
              <text:p>80</text:p>
            </table:table-cell>
            <table:table-cell table:style-name="ce209" office:value-type="string" calcext:value-type="string">
              <text:p>&gt;10% <text:s/>&lt;25%</text:p>
            </table:table-cell>
            <table:table-cell table:style-name="ce213" office:value-type="string" calcext:value-type="string">
              <text:p>60 – 63 <text:s/>= 0/10%</text:p>
            </table:table-cell>
            <table:table-cell table:style-name="ce215" office:value-type="string" calcext:value-type="string">
              <text:p>64 – 67 = 10/25%</text:p>
            </table:table-cell>
            <table:table-cell table:style-name="ce215" office:value-type="string" calcext:value-type="string">
              <text:p>68 – 70 = 25/45%</text:p>
            </table:table-cell>
            <table:table-cell table:style-name="ce215" office:value-type="string" calcext:value-type="string">
              <text:p>71 – 73 = 45/65%</text:p>
            </table:table-cell>
            <table:table-cell table:style-name="ce215" office:value-type="string" calcext:value-type="string">
              <text:p>74 – 76 = 65/85%</text:p>
            </table:table-cell>
            <table:table-cell table:style-name="ce215" office:value-type="string" calcext:value-type="string">
              <text:p>77 – 80 = 85/100%</text:p>
            </table:table-cell>
            <table:table-cell table:style-name="ce215"/>
            <table:table-cell table:style-name="ce217"/>
          </table:table-row>
          <table:table-row table:style-name="ro1" table:visibility="collapse">
            <table:table-cell table:style-name="ce209" office:value-type="string" calcext:value-type="string">
              <text:p>Скидки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12]/[.B12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Пакеты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13]/[.B13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Загрузка Албрехт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14]/[.B14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Программист – фанатик</text:p>
            </table:table-cell>
            <table:table-cell table:number-columns-repeated="2" table:style-name="ce209" office:value-type="float" office:value="174" calcext:value-type="float">
              <text:p>174</text:p>
            </table:table-cell>
            <table:table-cell table:style-name="ce209" table:formula="of:= ([.C15]/[.B15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Прейскуранты/филиалы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16]/[.B16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Поменять карту</text:p>
            </table:table-cell>
            <table:table-cell table:style-name="ce209" office:value-type="float" office:value="100" calcext:value-type="float">
              <text:p>100</text:p>
            </table:table-cell>
            <table:table-cell table:style-name="ce209" office:value-type="float" office:value="0" calcext:value-type="float">
              <text:p>0</text:p>
            </table:table-cell>
            <table:table-cell table:style-name="ce209" table:formula="of:= ([.C17]/[.B17])*100" office:value-type="float" office:value="0" calcext:value-type="float">
              <text:p>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Мильгамма</text:p>
            </table:table-cell>
            <table:table-cell table:number-columns-repeated="2" table:style-name="ce209" office:value-type="float" office:value="10" calcext:value-type="float">
              <text:p>10</text:p>
            </table:table-cell>
            <table:table-cell table:style-name="ce209" table:formula="of:= ([.C18]/[.B18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Стойка</text:p>
            </table:table-cell>
            <table:table-cell table:number-columns-repeated="2" table:style-name="ce209" office:value-type="float" office:value="45" calcext:value-type="float">
              <text:p>45</text:p>
            </table:table-cell>
            <table:table-cell table:style-name="ce209" table:formula="of:= ([.C19]/[.B19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Payment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20]/[.B20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Autocomplete string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21]/[.B21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26" table:visibility="collapse">
            <table:table-cell table:style-name="ce209" office:value-type="string" calcext:value-type="string">
              <text:p>Спорт 80 – 100</text:p>
            </table:table-cell>
            <table:table-cell table:style-name="ce209" office:value-type="float" office:value="100" calcext:value-type="float">
              <text:p>100</text:p>
            </table:table-cell>
            <table:table-cell table:style-name="ce209" office:value-type="float" office:value="101" calcext:value-type="float">
              <text:p>101</text:p>
            </table:table-cell>
            <table:table-cell table:style-name="ce209" office:value-type="string" calcext:value-type="string">
              <text:p>&gt;25% <text:s/>&lt;45%</text:p>
            </table:table-cell>
            <table:table-cell table:style-name="ce213" office:value-type="string" calcext:value-type="string">
              <text:p>80 – 83 <text:s/>= 0/10%</text:p>
            </table:table-cell>
            <table:table-cell table:style-name="ce215" office:value-type="string" calcext:value-type="string">
              <text:p>84 – 87 = 10/25%</text:p>
            </table:table-cell>
            <table:table-cell table:style-name="ce215" office:value-type="string" calcext:value-type="string">
              <text:p>88 – 90 = 25/45%</text:p>
            </table:table-cell>
            <table:table-cell table:style-name="ce215" office:value-type="string" calcext:value-type="string">
              <text:p>91 – 93 = 45/65%</text:p>
            </table:table-cell>
            <table:table-cell table:style-name="ce215" office:value-type="string" calcext:value-type="string">
              <text:p>94 – 96 = 65/85%</text:p>
            </table:table-cell>
            <table:table-cell table:style-name="ce215" office:value-type="string" calcext:value-type="string">
              <text:p>97 – 100 = 85/100%</text:p>
            </table:table-cell>
            <table:table-cell table:style-name="ce209"/>
            <table:table-cell/>
          </table:table-row>
          <table:table-row table:style-name="ro1" table:visibility="collapse">
            <table:table-cell table:style-name="ce209" office:value-type="string" calcext:value-type="string">
              <text:p>Linux установка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23]/[.B23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10" office:value-type="string" calcext:value-type="string">
              <text:p>Грокаем Алгоритмы</text:p>
            </table:table-cell>
            <table:table-cell table:number-columns-repeated="2" table:style-name="ce210" office:value-type="float" office:value="290" calcext:value-type="float">
              <text:p>290</text:p>
            </table:table-cell>
            <table:table-cell table:style-name="ce210" table:formula="of:= ([.C24]/[.B24])*100" office:value-type="float" office:value="100" calcext:value-type="float">
              <text:p>100</text:p>
            </table:table-cell>
            <table:table-cell table:style-name="ce210" table:number-columns-repeated="7"/>
            <table:table-cell/>
          </table:table-row>
        </table:table-row-group>
        <table:table-row table:style-name="ro1">
          <table:table-cell table:style-name="ce194" office:value-type="string" calcext:value-type="string">
            <text:p>Программист – прагматик</text:p>
          </table:table-cell>
          <table:table-cell table:style-name="ce194" office:value-type="float" office:value="349" calcext:value-type="float">
            <text:p>349</text:p>
          </table:table-cell>
          <table:table-cell table:style-name="ce194" office:value-type="float" office:value="106" calcext:value-type="float">
            <text:p>106</text:p>
          </table:table-cell>
          <table:table-cell table:style-name="ce194" table:formula="of:= ([.C25]/[.B25])*100" office:value-type="float" office:value="30.3724928366762" calcext:value-type="float">
            <text:p>30,37</text:p>
          </table:table-cell>
          <table:table-cell table:style-name="ce194" table:number-columns-repeated="7"/>
          <table:table-cell/>
        </table:table-row>
        <table:table-row table:style-name="ro1">
          <table:table-cell table:style-name="ce195" office:value-type="string" calcext:value-type="string">
            <text:p>Code complete</text:p>
          </table:table-cell>
          <table:table-cell table:style-name="ce195" office:value-type="float" office:value="889" calcext:value-type="float">
            <text:p>889</text:p>
          </table:table-cell>
          <table:table-cell table:style-name="ce195" office:value-type="float" office:value="198" calcext:value-type="float">
            <text:p>198</text:p>
          </table:table-cell>
          <table:table-cell table:style-name="ce195" table:formula="of:= ([.C26]/[.B26])*100" office:value-type="float" office:value="22.2722159730034" calcext:value-type="float">
            <text:p>22,27</text:p>
          </table:table-cell>
          <table:table-cell table:style-name="ce195" table:number-columns-repeated="7"/>
          <table:table-cell/>
        </table:table-row>
        <table:table-row table:style-name="ro77">
          <table:table-cell table:style-name="ce195" office:value-type="string" calcext:value-type="string">
            <text:p>Алгоритмы java</text:p>
          </table:table-cell>
          <table:table-cell table:style-name="ce195" office:value-type="float" office:value="843" calcext:value-type="float">
            <text:p>843</text:p>
          </table:table-cell>
          <table:table-cell table:style-name="ce195" office:value-type="float" office:value="134" calcext:value-type="float">
            <text:p>134</text:p>
          </table:table-cell>
          <table:table-cell table:style-name="ce195" table:formula="of:= ([.C27]/[.B27])*100" office:value-type="float" office:value="15.8956109134045" calcext:value-type="float">
            <text:p>15,9</text:p>
          </table:table-cell>
          <table:table-cell table:style-name="ce195" table:number-columns-repeated="7"/>
          <table:table-cell/>
        </table:table-row>
        <table:table-row table:style-name="ro24">
          <table:table-cell table:style-name="ce202" office:value-type="string" calcext:value-type="string">
            <text:p>Паттерны</text:p>
          </table:table-cell>
          <table:table-cell table:style-name="ce202" office:value-type="float" office:value="647" calcext:value-type="float">
            <text:p>647</text:p>
          </table:table-cell>
          <table:table-cell table:style-name="ce202" office:value-type="float" office:value="555" calcext:value-type="float">
            <text:p>555</text:p>
          </table:table-cell>
          <table:table-cell table:style-name="ce202" table:formula="of:= ([.C28]/[.B28])*100" office:value-type="float" office:value="85.7805255023184" calcext:value-type="float">
            <text:p>85,78</text:p>
          </table:table-cell>
          <table:table-cell table:style-name="ce202" table:number-columns-repeated="7"/>
          <table:table-cell/>
        </table:table-row>
        <table:table-row table:style-name="ro1">
          <table:table-cell table:style-name="ce199" office:value-type="string" calcext:value-type="string">
            <text:p>Алгоритмы Кормен</text:p>
          </table:table-cell>
          <table:table-cell table:style-name="ce199" office:value-type="float" office:value="208" calcext:value-type="float">
            <text:p>208</text:p>
          </table:table-cell>
          <table:table-cell table:style-name="ce199" office:value-type="float" office:value="124" calcext:value-type="float">
            <text:p>124</text:p>
          </table:table-cell>
          <table:table-cell table:style-name="ce199" table:formula="of:= ([.C29]/[.B29])*100" office:value-type="float" office:value="59.6153846153846" calcext:value-type="float">
            <text:p>59,62</text:p>
          </table:table-cell>
          <table:table-cell table:style-name="ce199" table:number-columns-repeated="7"/>
          <table:table-cell/>
        </table:table-row>
        <table:table-row table:style-name="ro1">
          <table:table-cell table:style-name="ce194" office:value-type="string" calcext:value-type="string">
            <text:p>5 дней без белка</text:p>
          </table:table-cell>
          <table:table-cell table:style-name="ce194" office:value-type="float" office:value="5" calcext:value-type="float">
            <text:p>5</text:p>
          </table:table-cell>
          <table:table-cell table:style-name="ce194" office:value-type="float" office:value="2" calcext:value-type="float">
            <text:p>2</text:p>
          </table:table-cell>
          <table:table-cell table:style-name="ce194" table:formula="of:= ([.C30]/[.B30])*100" office:value-type="float" office:value="40" calcext:value-type="float">
            <text:p>40</text:p>
          </table:table-cell>
          <table:table-cell table:style-name="ce194" table:number-columns-repeated="7"/>
          <table:table-cell/>
        </table:table-row>
        <table:table-row table:style-name="ro1">
          <table:table-cell table:style-name="ce200" office:value-type="string" calcext:value-type="string">
            <text:p>Чистый код</text:p>
          </table:table-cell>
          <table:table-cell table:style-name="ce200" office:value-type="float" office:value="466" calcext:value-type="float">
            <text:p>466</text:p>
          </table:table-cell>
          <table:table-cell table:style-name="ce200" office:value-type="float" office:value="300" calcext:value-type="float">
            <text:p>300</text:p>
          </table:table-cell>
          <table:table-cell table:style-name="ce200" table:formula="of:= ([.C31]/[.B31])*100" office:value-type="float" office:value="64.3776824034335" calcext:value-type="float">
            <text:p>64,38</text:p>
          </table:table-cell>
          <table:table-cell table:style-name="ce200" table:number-columns-repeated="7"/>
          <table:table-cell/>
        </table:table-row>
        <table:table-row table:style-name="ro1">
          <table:table-cell table:style-name="ce194" office:value-type="string" calcext:value-type="string">
            <text:p>Методы</text:p>
          </table:table-cell>
          <table:table-cell table:style-name="ce194" office:value-type="float" office:value="100" calcext:value-type="float">
            <text:p>100</text:p>
          </table:table-cell>
          <table:table-cell table:style-name="ce194" office:value-type="float" office:value="42" calcext:value-type="float">
            <text:p>42</text:p>
          </table:table-cell>
          <table:table-cell table:style-name="ce194" table:formula="of:= ([.C32]/[.B32])*100" office:value-type="float" office:value="42" calcext:value-type="float">
            <text:p>42</text:p>
          </table:table-cell>
          <table:table-cell table:style-name="ce194" table:number-columns-repeated="7"/>
          <table:table-cell/>
        </table:table-row>
        <table:table-row table:style-name="ro28">
          <table:table-cell table:style-name="ce193" office:value-type="string" calcext:value-type="string">
            <text:p>Спорт 100 – 120</text:p>
          </table:table-cell>
          <table:table-cell table:style-name="ce193" office:value-type="float" office:value="120" calcext:value-type="float">
            <text:p>120</text:p>
          </table:table-cell>
          <table:table-cell table:style-name="ce193" office:value-type="float" office:value="101" calcext:value-type="float">
            <text:p>101</text:p>
          </table:table-cell>
          <table:table-cell table:style-name="ce212" office:value-type="string" calcext:value-type="string">
            <text:p>100 – 103</text:p>
          </table:table-cell>
          <table:table-cell table:style-name="ce214" office:value-type="string" calcext:value-type="string">
            <text:p>100 – 103 <text:s/>= 0/10%</text:p>
          </table:table-cell>
          <table:table-cell table:style-name="ce216" office:value-type="string" calcext:value-type="string">
            <text:p>104 – 107 = 10/25%</text:p>
          </table:table-cell>
          <table:table-cell table:style-name="ce216" office:value-type="string" calcext:value-type="string">
            <text:p>108 – 110 = 25/45%</text:p>
          </table:table-cell>
          <table:table-cell table:style-name="ce216" office:value-type="string" calcext:value-type="string">
            <text:p>111 – 113 = 45/65%</text:p>
          </table:table-cell>
          <table:table-cell table:style-name="ce216" office:value-type="string" calcext:value-type="string">
            <text:p>114 – 116 = 65/85%</text:p>
          </table:table-cell>
          <table:table-cell table:style-name="ce216" office:value-type="string" calcext:value-type="string">
            <text:p>117 – 120 = 85/100%</text:p>
          </table:table-cell>
          <table:table-cell table:style-name="ce193"/>
          <table:table-cell/>
        </table:table-row>
        <table:table-row table:style-name="ro24">
          <table:table-cell table:style-name="ce200" office:value-type="string" calcext:value-type="string">
            <text:p>Elementary</text:p>
          </table:table-cell>
          <table:table-cell table:style-name="ce200" office:value-type="float" office:value="109" calcext:value-type="float">
            <text:p>109</text:p>
          </table:table-cell>
          <table:table-cell table:style-name="ce200" office:value-type="float" office:value="50" calcext:value-type="float">
            <text:p>50</text:p>
          </table:table-cell>
          <table:table-cell table:style-name="ce200" table:formula="of:= ([.C34]/[.B34])*100" office:value-type="float" office:value="45.8715596330275" calcext:value-type="float">
            <text:p>45,87</text:p>
          </table:table-cell>
          <table:table-cell table:style-name="ce200" table:number-columns-repeated="7"/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Работа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Подъем</text:p>
          </table:table-cell>
          <table:table-cell table:style-name="ce211" office:value-type="time" office:time-value="PT07H00M00S" calcext:value-type="time">
            <text:p>07:00:00</text:p>
          </table:table-cell>
          <table:table-cell table:style-name="ce211" office:value-type="time" office:time-value="PT08H55M00S" calcext:value-type="time">
            <text:p>08:55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буч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тдых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Цели" table:style-name="ta1">
        <office:forms form:automatic-focus="false" form:apply-design-mode="false"/>
        <table:table-column table:style-name="co50" table:default-cell-style-name="ce165"/>
        <table:table-column table:style-name="co60" table:number-columns-repeated="2" table:default-cell-style-name="ce165"/>
        <table:table-column table:style-name="co1" table:default-cell-style-name="ce165"/>
        <table:table-column table:style-name="co61" table:default-cell-style-name="ce165"/>
        <table:table-column table:style-name="co45" table:default-cell-style-name="ce165"/>
        <table:table-column table:style-name="co46" table:default-cell-style-name="ce165"/>
        <table:table-column table:style-name="co47" table:default-cell-style-name="ce165"/>
        <table:table-column table:style-name="co62" table:default-cell-style-name="ce165"/>
        <table:table-column table:style-name="co63" table:default-cell-style-name="ce165"/>
        <table:table-column table:style-name="co64" table:default-cell-style-name="ce165"/>
        <table:table-column table:style-name="co1" table:default-cell-style-name="ce165"/>
        <table:table-column table:style-name="co14" table:number-columns-repeated="1012" table:default-cell-style-name="ce165"/>
        <table:table-row table:style-name="ro26">
          <table:table-cell table:style-name="ce155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15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16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16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16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16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26">
          <table:table-cell table:style-name="ce164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8">
          <table:table-cell table:style-name="ce166" office:value-type="string" calcext:value-type="string">
            <text:p>Наименование</text:p>
          </table:table-cell>
          <table:table-cell table:style-name="ce166" office:value-type="string" calcext:value-type="string">
            <text:p>Всего</text:p>
          </table:table-cell>
          <table:table-cell table:style-name="ce166" office:value-type="string" calcext:value-type="string">
            <text:p>Выполнено</text:p>
          </table:table-cell>
          <table:table-cell table:style-name="ce166" office:value-type="string" calcext:value-type="string">
            <text:p>%</text:p>
          </table:table-cell>
          <table:table-cell table:style-name="ce166" office:value-type="string" calcext:value-type="string">
            <text:p>Пункт 1</text:p>
          </table:table-cell>
          <table:table-cell table:style-name="ce166" office:value-type="string" calcext:value-type="string">
            <text:p>Пункт 2</text:p>
          </table:table-cell>
          <table:table-cell table:style-name="ce166" office:value-type="string" calcext:value-type="string">
            <text:p>Пункт 3</text:p>
          </table:table-cell>
          <table:table-cell table:style-name="ce166" office:value-type="string" calcext:value-type="string">
            <text:p>Пункт 4</text:p>
          </table:table-cell>
          <table:table-cell table:style-name="ce166" office:value-type="string" calcext:value-type="string">
            <text:p>Пункт 5</text:p>
          </table:table-cell>
          <table:table-cell table:style-name="ce166" office:value-type="string" calcext:value-type="string">
            <text:p>Пункт 6</text:p>
          </table:table-cell>
          <table:table-cell table:style-name="ce166" office:value-type="string" calcext:value-type="string">
            <text:p>Пункт 7</text:p>
          </table:table-cell>
          <table:table-cell table:number-columns-repeated="1013"/>
        </table:table-row>
        <table:table-row table:style-name="ro68">
          <table:table-cell table:style-name="ce167" office:value-type="string" calcext:value-type="string">
            <text:p>Work/education</text:p>
          </table:table-cell>
          <table:table-cell table:style-name="ce170" table:number-columns-repeated="10"/>
          <table:table-cell table:number-columns-repeated="1013"/>
        </table:table-row>
        <table:table-row-group>
          <table:table-row table:style-name="ro69">
            <table:table-cell table:style-name="ce168" office:value-type="string" calcext:value-type="string">
              <text:p>Java SE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42" calcext:value-type="float">
              <text:p>42</text:p>
            </table:table-cell>
            <table:table-cell table:style-name="ce168" table:formula="of:= ([.C11]/[.B11])*100" office:value-type="float" office:value="42" calcext:value-type="float">
              <text:p>42</text:p>
            </table:table-cell>
            <table:table-cell table:style-name="ce175" office:value-type="string" calcext:value-type="string">
              <text:p>Head first 20%</text:p>
            </table:table-cell>
            <table:table-cell table:style-name="ce179" office:value-type="string" calcext:value-type="string">
              <text:p>Методы 20%(8)</text:p>
            </table:table-cell>
            <table:table-cell table:style-name="ce181" office:value-type="string" calcext:value-type="string">
              <text:p>Паттерны 20% (14)</text:p>
            </table:table-cell>
            <table:table-cell table:style-name="ce182" office:value-type="string" calcext:value-type="string">
              <text:p>Gradle/Maven 10%</text:p>
            </table:table-cell>
            <table:table-cell table:style-name="ce182" office:value-type="string" calcext:value-type="string">
              <text:p>Concurrency 10%</text:p>
            </table:table-cell>
            <table:table-cell table:style-name="ce182" office:value-type="string" calcext:value-type="string">
              <text:p>TDD 10%()</text:p>
            </table:table-cell>
            <table:table-cell table:style-name="ce169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70">
            <table:table-cell table:style-name="ce169" office:value-type="string" calcext:value-type="string">
              <text:p>Java EE</text:p>
            </table:table-cell>
            <table:table-cell table:style-name="ce169" office:value-type="float" office:value="100" calcext:value-type="float">
              <text:p>100</text:p>
            </table:table-cell>
            <table:table-cell table:style-name="ce169" office:value-type="float" office:value="0" calcext:value-type="float">
              <text:p>0</text:p>
            </table:table-cell>
            <table:table-cell table:style-name="ce169" table:formula="of:= ([.C12]/[.B12])*100" office:value-type="float" office:value="0" calcext:value-type="float">
              <text:p>0</text:p>
            </table:table-cell>
            <table:table-cell table:style-name="ce176" office:value-type="string" calcext:value-type="string">
              <text:p>Spring <text:s/>20%</text:p>
            </table:table-cell>
            <table:table-cell table:style-name="ce176" office:value-type="string" calcext:value-type="string">
              <text:p>Сервлеты и JSP 20%</text:p>
            </table:table-cell>
            <table:table-cell table:style-name="ce176" office:value-type="string" calcext:value-type="string">
              <text:p>Hibernate 15%</text:p>
            </table:table-cell>
            <table:table-cell table:style-name="ce169" office:value-type="string" calcext:value-type="string">
              <text:p>Java EE 8 Recipes 20%</text:p>
            </table:table-cell>
            <table:table-cell table:style-name="ce169" office:value-type="string" calcext:value-type="string">
              <text:p>Java на практике 5%</text:p>
            </table:table-cell>
            <table:table-cell table:style-name="ce169" office:value-type="string" calcext:value-type="string">
              <text:p>Java EE Web Application 15 %</text:p>
            </table:table-cell>
            <table:table-cell table:style-name="ce169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72">
            <table:table-cell table:style-name="ce170" office:value-type="string" calcext:value-type="string">
              <text:p>English</text:p>
            </table:table-cell>
            <table:table-cell table:style-name="ce170"/>
            <table:table-cell table:style-name="ce170" office:value-type="string" calcext:value-type="string">
              <text:p>Pre – intermediate</text:p>
            </table:table-cell>
            <table:table-cell table:style-name="ce170"/>
            <table:table-cell table:style-name="ce170" office:value-type="string" calcext:value-type="string">
              <text:p>Elementary(27)</text:p>
            </table:table-cell>
            <table:table-cell table:style-name="ce170" office:value-type="string" calcext:value-type="string">
              <text:p>Pre – intermediate</text:p>
            </table:table-cell>
            <table:table-cell table:style-name="ce170" office:value-type="string" calcext:value-type="string">
              <text:p>Intermediate</text:p>
            </table:table-cell>
            <table:table-cell table:style-name="ce170" office:value-type="string" calcext:value-type="string">
              <text:p>Upper – Intermediate</text:p>
            </table:table-cell>
            <table:table-cell table:style-name="ce170" office:value-type="string" calcext:value-type="string">
              <text:p>Advanced</text:p>
            </table:table-cell>
            <table:table-cell table:style-name="ce170" office:value-type="string" calcext:value-type="string">
              <text:p>Proficient</text:p>
            </table:table-cell>
            <table:table-cell table:style-name="ce170"/>
            <table:table-cell table:number-columns-repeated="1013"/>
          </table:table-row>
          <table:table-row table:style-name="ro31">
            <table:table-cell table:style-name="ce171" office:value-type="string" calcext:value-type="string">
              <text:p>Алгоритмы </text:p>
            </table:table-cell>
            <table:table-cell table:style-name="ce171" office:value-type="float" office:value="100" calcext:value-type="float">
              <text:p>100</text:p>
            </table:table-cell>
            <table:table-cell table:style-name="ce171" office:value-type="float" office:value="32" calcext:value-type="float">
              <text:p>32</text:p>
            </table:table-cell>
            <table:table-cell table:style-name="ce171" table:formula="of:= ([.C14]/[.B14])*100" office:value-type="float" office:value="32" calcext:value-type="float">
              <text:p>32</text:p>
            </table:table-cell>
            <table:table-cell table:style-name="ce172" office:value-type="string" calcext:value-type="string">
              <text:p>Кормен введение 20% (12)</text:p>
            </table:table-cell>
            <table:table-cell table:style-name="ce169" office:value-type="string" calcext:value-type="string">
              <text:p>Алгоритмы и структуры данных — Артём Вурсалов 10%</text:p>
            </table:table-cell>
            <table:table-cell table:style-name="ce169" office:value-type="string" calcext:value-type="string">
              <text:p>Algorithms For Dummies 20%</text:p>
            </table:table-cell>
            <table:table-cell table:style-name="ce150" office:value-type="string" calcext:value-type="string">
              <text:p>Адитья Бхаргава «Грокаем алгоритмы 20 %(20)</text:p>
            </table:table-cell>
            <table:table-cell table:style-name="ce169" office:value-type="string" calcext:value-type="string">
              <text:p>Структуры данных и алгоритмы JAVA 20%</text:p>
            </table:table-cell>
            <table:table-cell table:style-name="ce169" office:value-type="string" calcext:value-type="string">
              <text:p>Distributed Algorithms: An Intuitive Approach 10%</text:p>
            </table:table-cell>
            <table:table-cell table:style-name="ce169"/>
            <table:table-cell table:number-columns-repeated="1013"/>
          </table:table-row>
          <table:table-row table:style-name="ro69">
            <table:table-cell table:style-name="ce170" office:value-type="string" calcext:value-type="string">
              <text:p>Programming / computer since </text:p>
            </table:table-cell>
            <table:table-cell table:style-name="ce170" office:value-type="float" office:value="100" calcext:value-type="float">
              <text:p>100</text:p>
            </table:table-cell>
            <table:table-cell table:style-name="ce170" office:value-type="float" office:value="19" calcext:value-type="float">
              <text:p>19</text:p>
            </table:table-cell>
            <table:table-cell table:style-name="ce170" table:formula="of:= ([.C15]/[.B15])*100" office:value-type="float" office:value="19" calcext:value-type="float">
              <text:p>19</text:p>
            </table:table-cell>
            <table:table-cell table:style-name="ce169" office:value-type="string" calcext:value-type="string">
              <text:p>Agile 10%</text:p>
            </table:table-cell>
            <table:table-cell table:style-name="ce169" office:value-type="string" calcext:value-type="string">
              <text:p>Comp since 10%</text:p>
            </table:table-cell>
            <table:table-cell table:style-name="ce169" office:value-type="string" calcext:value-type="string">
              <text:p>7 Languages 10 %</text:p>
            </table:table-cell>
            <table:table-cell table:style-name="ce183" office:value-type="string" calcext:value-type="string">
              <text:p>Clean code 15%(9)</text:p>
            </table:table-cell>
            <table:table-cell table:style-name="ce186" office:value-type="string" calcext:value-type="string">
              <text:p>Программист – фан 5%(5)</text:p>
            </table:table-cell>
            <table:table-cell table:style-name="ce188" office:value-type="string" calcext:value-type="string">
              <text:p>Совершенный код 10%(2)</text:p>
            </table:table-cell>
            <table:table-cell table:style-name="ce189" office:value-type="string" calcext:value-type="string">
              <text:p>Программист – праг 5%(1)</text:p>
            </table:table-cell>
            <table:table-cell table:style-name="ce191" office:value-type="string" calcext:value-type="string">
              <text:p>Карьера программиста 5%</text:p>
            </table:table-cell>
            <table:table-cell table:style-name="ce191" office:value-type="string" calcext:value-type="string">
              <text:p>Компиляторы 10%</text:p>
            </table:table-cell>
            <table:table-cell table:style-name="ce180" office:value-type="string" calcext:value-type="string">
              <text:p>Git – 10%(1)</text:p>
            </table:table-cell>
            <table:table-cell table:style-name="ce180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28">
            <table:table-cell table:style-name="ce168" office:value-type="string" calcext:value-type="string">
              <text:p>Linux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25" calcext:value-type="float">
              <text:p>25</text:p>
            </table:table-cell>
            <table:table-cell table:style-name="ce168" table:formula="of:= ([.C16]/[.B16])*100" office:value-type="float" office:value="25" calcext:value-type="float">
              <text:p>25</text:p>
            </table:table-cell>
            <table:table-cell table:style-name="ce164" office:value-type="string" calcext:value-type="string">
              <text:p>Установка 10%</text:p>
            </table:table-cell>
            <table:table-cell table:style-name="ce164" office:value-type="string" calcext:value-type="string">
              <text:p>Настройка 15%</text:p>
            </table:table-cell>
            <table:table-cell table:style-name="ce169" office:value-type="string" calcext:value-type="string">
              <text:p>Терминал Linux 10%</text:p>
            </table:table-cell>
            <table:table-cell table:style-name="ce169" office:value-type="string" calcext:value-type="string">
              <text:p>Изучаем Linux на примере Ubuntu 30%</text:p>
            </table:table-cell>
            <table:table-cell table:style-name="ce169" table:number-columns-repeated="3"/>
            <table:table-cell table:number-columns-repeated="1013"/>
          </table:table-row>
          <table:table-row table:style-name="ro26">
            <table:table-cell table:style-name="ce170" office:value-type="string" calcext:value-type="string">
              <text:p>Frontend </text:p>
            </table:table-cell>
            <table:table-cell table:style-name="ce170" office:value-type="float" office:value="100" calcext:value-type="float">
              <text:p>100</text:p>
            </table:table-cell>
            <table:table-cell table:style-name="ce170" office:value-type="float" office:value="20" calcext:value-type="float">
              <text:p>20</text:p>
            </table:table-cell>
            <table:table-cell table:style-name="ce170" table:formula="of:= ([.C17]/[.B17])*100" office:value-type="float" office:value="20" calcext:value-type="float">
              <text:p>20</text:p>
            </table:table-cell>
            <table:table-cell table:style-name="ce172" office:value-type="string" calcext:value-type="string">
              <text:p>HTML 30% (15)</text:p>
            </table:table-cell>
            <table:table-cell table:style-name="ce169" office:value-type="string" calcext:value-type="string">
              <text:p>CSS 25%</text:p>
            </table:table-cell>
            <table:table-cell table:style-name="ce170" office:value-type="string" calcext:value-type="string">
              <text:p>Javascript 50%(5)</text:p>
            </table:table-cell>
            <table:table-cell table:style-name="ce173" table:number-columns-repeated="4"/>
            <table:table-cell table:number-columns-repeated="1013"/>
          </table:table-row>
        </table:table-row-group>
        <table:table-row table:style-name="ro68">
          <table:table-cell table:style-name="ce167" office:value-type="string" calcext:value-type="string">
            <text:p>Health/Sport</text:p>
          </table:table-cell>
          <table:table-cell table:style-name="ce170" table:number-columns-repeated="10"/>
          <table:table-cell table:number-columns-repeated="1013"/>
        </table:table-row>
        <table:table-row-group>
          <table:table-row table:style-name="ro73">
            <table:table-cell table:style-name="ce172" office:value-type="string" calcext:value-type="string">
              <text:p>Спорт (Набор формы)</text:p>
            </table:table-cell>
            <table:table-cell table:style-name="ce172" office:value-type="float" office:value="180" calcext:value-type="float">
              <text:p>180</text:p>
            </table:table-cell>
            <table:table-cell table:style-name="ce172" office:value-type="float" office:value="101" calcext:value-type="float">
              <text:p>101</text:p>
            </table:table-cell>
            <table:table-cell table:style-name="ce172" office:value-type="string" calcext:value-type="string">
              <text:p>&gt;45% <text:s/>&lt;65%</text:p>
            </table:table-cell>
            <table:table-cell table:style-name="ce177" office:value-type="string" calcext:value-type="string">
              <text:p>До 60 <text:s/>= 0/10%</text:p>
            </table:table-cell>
            <table:table-cell table:style-name="ce177" office:value-type="string" calcext:value-type="string">
              <text:p>60 – 80 = 10/25%</text:p>
            </table:table-cell>
            <table:table-cell table:style-name="ce177" office:value-type="string" calcext:value-type="string">
              <text:p>80 – 100 = 25/45%</text:p>
            </table:table-cell>
            <table:table-cell table:style-name="ce184" office:value-type="string" calcext:value-type="string">
              <text:p>100 – 120 = 45/65%</text:p>
            </table:table-cell>
            <table:table-cell table:style-name="ce184" office:value-type="string" calcext:value-type="string">
              <text:p>120 – 150 = 65/100%</text:p>
            </table:table-cell>
            <table:table-cell table:style-name="ce184" office:value-type="string" calcext:value-type="string">
              <text:p>150 – 180 = 85/100%</text:p>
            </table:table-cell>
            <table:table-cell table:style-name="ce190"/>
            <table:table-cell table:style-name="ce154"/>
            <table:table-cell table:number-columns-repeated="1012"/>
          </table:table-row>
          <table:table-row table:style-name="ro28">
            <table:table-cell table:style-name="ce171" office:value-type="string" calcext:value-type="string">
              <text:p>Здоровье(Начало)</text:p>
            </table:table-cell>
            <table:table-cell table:style-name="ce171" office:value-type="float" office:value="100" calcext:value-type="float">
              <text:p>100</text:p>
            </table:table-cell>
            <table:table-cell table:style-name="ce171" office:value-type="float" office:value="32" calcext:value-type="float">
              <text:p>32</text:p>
            </table:table-cell>
            <table:table-cell table:style-name="ce171" table:formula="of:= ([.C20] / [.B20]) * 100" office:value-type="float" office:value="32" calcext:value-type="float">
              <text:p>32</text:p>
            </table:table-cell>
            <table:table-cell table:style-name="ce178" office:value-type="string" calcext:value-type="string">
              <text:p>45 мин у стены 10% (10)</text:p>
            </table:table-cell>
            <table:table-cell table:style-name="ce180" office:value-type="string" calcext:value-type="string">
              <text:p>5 дней без белка10% (4)</text:p>
            </table:table-cell>
            <table:table-cell table:style-name="ce178" office:value-type="string" calcext:value-type="string">
              <text:p>Мильгамма 10% (10)</text:p>
            </table:table-cell>
            <table:table-cell table:style-name="ce185" office:value-type="string" calcext:value-type="string">
              <text:p>Сходить к врачу 20%</text:p>
            </table:table-cell>
            <table:table-cell table:style-name="ce187" office:value-type="string" calcext:value-type="string">
              <text:p>5 дней голодовка 20%(8)</text:p>
            </table:table-cell>
            <table:table-cell table:style-name="ce185" table:number-columns-repeated="5"/>
            <table:table-cell table:style-name="ce173"/>
            <table:table-cell table:number-columns-repeated="1009"/>
          </table:table-row>
        </table:table-row-group>
        <table:table-row table:style-name="ro26">
          <table:table-cell table:style-name="ce173" table:number-columns-repeated="3"/>
          <table:table-cell table:style-name="ce174" table:formula="of:= ([.C21]/[.B21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2]/[.B22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3]/[.B23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4]/[.B24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5]/[.B25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6]/[.B26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7]/[.B27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8]/[.B28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9]/[.B29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 table:number-rows-repeated="1048546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51" table:default-cell-style-name="ce129"/>
        <table:table-column table:style-name="co52" table:default-cell-style-name="ce129"/>
        <table:table-column table:style-name="co53" table:default-cell-style-name="ce129"/>
        <table:table-column table:style-name="co54" table:default-cell-style-name="ce129"/>
        <table:table-column table:style-name="co55" table:default-cell-style-name="ce129"/>
        <table:table-column table:style-name="co46" table:default-cell-style-name="ce129"/>
        <table:table-column table:style-name="co45" table:default-cell-style-name="ce129"/>
        <table:table-column table:style-name="co56" table:default-cell-style-name="ce129"/>
        <table:table-column table:style-name="co23" table:default-cell-style-name="ce129"/>
        <table:table-column table:style-name="co47" table:default-cell-style-name="ce129"/>
        <table:table-column table:style-name="co57" table:default-cell-style-name="ce129"/>
        <table:table-column table:style-name="co58" table:default-cell-style-name="ce129"/>
        <table:table-column table:style-name="co46" table:default-cell-style-name="ce129"/>
        <table:table-column table:style-name="co59" table:default-cell-style-name="ce129"/>
        <table:table-column table:style-name="co1" table:number-columns-repeated="1010" table:default-cell-style-name="ce129"/>
        <table:table-row table:style-name="ro26">
          <table:table-cell table:style-name="ce12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12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12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12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12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12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6">
          <table:table-cell table:style-name="ce130" office:value-type="string" calcext:value-type="string">
            <text:p>Наименование</text:p>
          </table:table-cell>
          <table:table-cell table:style-name="ce130" office:value-type="string" calcext:value-type="string">
            <text:p>Всего</text:p>
          </table:table-cell>
          <table:table-cell table:style-name="ce130" office:value-type="string" calcext:value-type="string">
            <text:p>Выполнено</text:p>
          </table:table-cell>
          <table:table-cell table:style-name="ce130" office:value-type="string" calcext:value-type="string">
            <text:p>%</text:p>
          </table:table-cell>
          <table:table-cell table:style-name="ce130" office:value-type="string" calcext:value-type="string">
            <text:p>Пункт 1</text:p>
          </table:table-cell>
          <table:table-cell table:style-name="ce130" office:value-type="string" calcext:value-type="string">
            <text:p>Пункт 2</text:p>
          </table:table-cell>
          <table:table-cell table:style-name="ce130" office:value-type="string" calcext:value-type="string">
            <text:p>Пункт 3</text:p>
          </table:table-cell>
          <table:table-cell table:style-name="ce130" office:value-type="string" calcext:value-type="string">
            <text:p>Пункт 4</text:p>
          </table:table-cell>
          <table:table-cell table:style-name="ce130" office:value-type="string" calcext:value-type="string">
            <text:p>Пункт 5</text:p>
          </table:table-cell>
          <table:table-cell table:style-name="ce130" office:value-type="string" calcext:value-type="string">
            <text:p>Пункт 6</text:p>
          </table:table-cell>
          <table:table-cell table:style-name="ce130" office:value-type="string" calcext:value-type="string">
            <text:p>Пункт 7</text:p>
          </table:table-cell>
          <table:table-cell table:style-name="ce130" office:value-type="string" calcext:value-type="string">
            <text:p>Пункт 8</text:p>
          </table:table-cell>
          <table:table-cell table:style-name="ce130" office:value-type="string" calcext:value-type="string">
            <text:p>Пункт 9</text:p>
          </table:table-cell>
          <table:table-cell table:style-name="ce130" office:value-type="string" calcext:value-type="string">
            <text:p>Пункт 10</text:p>
          </table:table-cell>
          <table:table-cell table:number-columns-repeated="1010"/>
        </table:table-row>
        <table:table-row table:style-name="ro71">
          <table:table-cell table:style-name="ce134" office:value-type="string" calcext:value-type="string">
            <text:p>Health/Sport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24" calcext:value-type="float">
            <text:p>24</text:p>
          </table:table-cell>
          <table:table-cell table:style-name="ce134" table:formula="of:= ([.C9] / [.B9]) * 100" office:value-type="float" office:value="24" calcext:value-type="float">
            <text:p>24</text:p>
          </table:table-cell>
          <table:table-cell table:style-name="ce157" office:value-type="string" calcext:value-type="string">
            <text:p>Спорт (Набор формы) 30%(15)</text:p>
          </table:table-cell>
          <table:table-cell table:style-name="ce134" office:value-type="string" calcext:value-type="string">
            <text:p>Здоровье(Начало) 30%(9)</text:p>
          </table:table-cell>
          <table:table-cell table:style-name="ce158" table:number-columns-repeated="2"/>
          <table:table-cell table:style-name="ce144" table:number-columns-repeated="6"/>
          <table:table-cell table:number-columns-repeated="1010"/>
        </table:table-row>
        <table:table-row table:style-name="ro69">
          <table:table-cell table:style-name="ce134" office:value-type="string" calcext:value-type="string">
            <text:p>Work/education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17" calcext:value-type="float">
            <text:p>17</text:p>
          </table:table-cell>
          <table:table-cell table:style-name="ce134" table:formula="of:= ([.C10] / [.B10]) * 100" office:value-type="float" office:value="17" calcext:value-type="float">
            <text:p>17</text:p>
          </table:table-cell>
          <table:table-cell table:style-name="ce132" office:value-type="string" calcext:value-type="string">
            <text:p>Java SE 20%(8)</text:p>
          </table:table-cell>
          <table:table-cell table:style-name="ce133" office:value-type="string" calcext:value-type="string">
            <text:p>Java EE 25%</text:p>
          </table:table-cell>
          <table:table-cell table:style-name="ce134" office:value-type="string" calcext:value-type="string">
            <text:p>English 15%(2)</text:p>
          </table:table-cell>
          <table:table-cell table:style-name="ce134" office:value-type="string" calcext:value-type="string">
            <text:p>Алгоритмы 10%(3)</text:p>
          </table:table-cell>
          <table:table-cell table:style-name="ce134" office:value-type="string" calcext:value-type="string">
            <text:p>Programming / computer since 10%(2)</text:p>
          </table:table-cell>
          <table:table-cell table:style-name="ce132" office:value-type="string" calcext:value-type="string">
            <text:p>Linux 5%(1)</text:p>
          </table:table-cell>
          <table:table-cell table:style-name="ce134" office:value-type="string" calcext:value-type="string">
            <text:p>Frontend 5%(1)</text:p>
          </table:table-cell>
          <table:table-cell table:style-name="ce133" office:value-type="string" calcext:value-type="string">
            <text:p>Android 10%</text:p>
          </table:table-cell>
          <table:table-cell table:style-name="ce137" table:number-columns-repeated="2"/>
          <table:table-cell table:number-columns-repeated="1010"/>
        </table:table-row>
        <table:table-row table:style-name="ro26">
          <table:table-cell table:style-name="ce133" office:value-type="string" calcext:value-type="string">
            <text:p>Business</text:p>
          </table:table-cell>
          <table:table-cell table:style-name="ce133" office:value-type="float" office:value="100" calcext:value-type="float">
            <text:p>100</text:p>
          </table:table-cell>
          <table:table-cell table:style-name="ce133" office:value-type="float" office:value="0" calcext:value-type="float">
            <text:p>0</text:p>
          </table:table-cell>
          <table:table-cell table:style-name="ce133" table:formula="of:= ([.C11] / [.B11]) * 100" office:value-type="float" office:value="0" calcext:value-type="float">
            <text:p>0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2] / [.B12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3] / [.B13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4] / [.B14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5] / [.B15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6] / [.B16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7] / [.B17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8] / [.B18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9] / [.B19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number-columns-repeated="3"/>
          <table:table-cell table:style-name="ce156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 table:number-rows-repeated="104854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Достижения" table:style-name="ta1">
        <table:table-column table:style-name="co33" table:default-cell-style-name="ce88"/>
        <table:table-column table:style-name="co34" table:default-cell-style-name="ce88"/>
        <table:table-column table:style-name="co35" table:default-cell-style-name="ce88"/>
        <table:table-column table:style-name="co36" table:default-cell-style-name="ce88"/>
        <table:table-column table:style-name="co37" table:default-cell-style-name="ce88"/>
        <table:table-column table:style-name="co14" table:number-columns-repeated="1019" table:default-cell-style-name="ce88"/>
        <table:table-row table:style-name="ro34">
          <table:table-cell table:style-name="ce86" office:value-type="string">
            <text:p>Discipline</text:p>
          </table:table-cell>
          <table:table-cell table:style-name="ce86" office:value-type="string">
            <text:p>Education</text:p>
          </table:table-cell>
          <table:table-cell table:style-name="ce86" office:value-type="string">
            <text:p>Work</text:p>
          </table:table-cell>
          <table:table-cell table:style-name="ce86" office:value-type="string">
            <text:p>Health</text:p>
          </table:table-cell>
          <table:table-cell table:style-name="ce86" office:value-type="string">
            <text:p>Business</text:p>
          </table:table-cell>
          <table:table-cell table:number-columns-repeated="1019"/>
        </table:table-row>
        <table:table-row table:style-name="ro35">
          <table:table-cell table:style-name="ce87"/>
          <table:table-cell table:style-name="ce89" office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90" office:value-type="string">
            <text:p>Работник</text:p>
            <text:p/>
            <text:p><text:span text:style-name="T2">Набрать 10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6">
          <table:table-cell table:style-name="ce87"/>
          <table:table-cell table:style-name="ce89" office:value-type="string">
            <text:p><text:span text:style-name="T1">Прилежный </text:span><text:span text:style-name="T1">ученик</text:span></text:p>
            <text:p/>
            <text:p>Набрать 100 баллов</text:p>
            <text:p>Progress: complete</text:p>
          </table:table-cell>
          <table:table-cell table:style-name="ce89" office:value-type="string">
            <text:p><text:span text:style-name="T1">Трудяга</text:span></text:p>
            <text:p/>
            <text:p><text:span text:style-name="T2">Набрать 35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7">
          <table:table-cell table:style-name="ce87"/>
          <table:table-cell table:style-name="ce87" office:value-type="string">
            <text:p><text:span text:style-name="T1">Мастер</text:span></text:p>
            <text:p/>
            <text:p><text:span text:style-name="T2">Набрать 250 </text:span><text:span text:style-name="T2">баллов</text:span></text:p>
            <text:p><text:span text:style-name="T2">Progress: 139,5</text:span></text:p>
          </table:table-cell>
          <table:table-cell table:style-name="ce87" office:value-type="string">
            <text:p><text:span text:style-name="T1">От рассвета </text:span><text:span text:style-name="T1">до заката</text:span></text:p>
            <text:p/>
            <text:p><text:span text:style-name="T2">Набрать 16 </text:span><text:span text:style-name="T2">баллов за день</text:span></text:p>
            <text:p><text:span text:style-name="T2">Progress: 11,66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Исследовате</text:span><text:span text:style-name="T1">ль</text:span></text:p>
            <text:p/>
            <text:p><text:span text:style-name="T2">Набрать 5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Профи</text:span></text:p>
            <text:p/>
            <text:p><text:span text:style-name="T4">Набрать 750 </text:span><text:span text:style-name="T4">баллов</text:span></text:p>
            <text:p><text:span text:style-name="T4">Progress: 351,58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Гуру</text:span></text:p>
            <text:p/>
            <text:p><text:span text:style-name="T2">Набрать 10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Ударник</text:span></text:p>
            <text:p/>
            <text:p><text:span text:style-name="T4">Набрать 1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 table:number-columns-repeated="2"/>
          <table:table-cell table:style-name="ce87" office:value-type="string">
            <text:p><text:span text:style-name="T3">Титан</text:span></text:p>
            <text:p/>
            <text:p><text:span text:style-name="T4">Набрать 2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 table:number-rows-repeated="26">
          <table:table-cell table:style-name="ce87" table:number-columns-repeated="5"/>
          <table:table-cell table:number-columns-repeated="1019"/>
        </table:table-row>
        <table:table-row table:style-name="ro34" table:number-rows-repeated="1048542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Java" table:style-name="ta1" table:print="false">
        <table:table-column table:style-name="co38" table:default-cell-style-name="ce91"/>
        <table:table-column table:style-name="co39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JAVA</text:p>
          </table:table-cell>
          <table:table-cell office:value-type="string">
            <text:p>ДЗ</text:p>
          </table:table-cell>
          <table:table-cell table:number-columns-repeated="1022"/>
        </table:table-row>
        <table:table-row table:style-name="ro26">
          <table:table-cell office:value-type="string">
            <text:p>СТУПЕНЬ 1 Язык и платформа</text:p>
          </table:table-cell>
          <table:table-cell table:number-columns-repeated="1023"/>
        </table:table-row>
        <table:table-row table:style-name="ro39">
          <table:table-cell table:style-name="ce92" office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0">
          <table:table-cell office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40">
          <table:table-cell table:style-name="ce93" office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26">
          <table:table-cell table:style-name="ce94" office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41">
          <table:table-cell office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0">
          <table:table-cell office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41">
          <table:table-cell office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0">
          <table:table-cell office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42">
          <table:table-cell office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0">
          <table:table-cell office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28">
          <table:table-cell office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43">
          <table:table-cell office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28">
          <table:table-cell office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41">
          <table:table-cell office:value-type="string">
            <text:p>8.1 Structural patterns</text:p>
            <text:p>Behavioral patterns часть 2. Structural patterns.</text:p>
          </table:table-cell>
          <table:table-cell office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0">
          <table:table-cell office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28">
          <table:table-cell office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9">
          <table:table-cell office:value-type="string">
            <text:p>10.1 JDBC</text:p>
            <text:p>Работа с реляционной базой. JDBC. ORM через паттерн Executor. JPA.</text:p>
          </table:table-cell>
          <table:table-cell office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8">
          <table:table-cell office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44">
          <table:table-cell table:style-name="ce95" office:value-type="string">
            <text:p><text:span text:style-name="T5">11.1 Hibernate</text:span></text:p>
            <text:p><text:span text:style-name="T5">Hibernate. </text:span><text:span text:style-name="T5">Конфигурировани</text:span><text:span text:style-name="T5">е Hibernate в коде </text:span><text:span text:style-name="T5">и в XML. Java </text:span><text:span text:style-name="T5">persistency query </text:span><text:span text:style-name="T5">language. </text:span><text:span text:style-name="T5">DBSevice pattern.</text:span></text:p>
          </table:table-cell>
          <table:table-cell office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28">
          <table:table-cell office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30">
          <table:table-cell office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28">
          <table:table-cell office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28">
          <table:table-cell office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0">
          <table:table-cell office:value-type="string">
            <text:p>14.2 Dependency injection</text:p>
            <text:p>Web archive. Jetty as an external web server. Spring IoC. Spring beans.</text:p>
          </table:table-cell>
          <table:table-cell office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0">
          <table:table-cell office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0">
          <table:table-cell office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45">
          <table:table-cell office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28">
          <table:table-cell office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26" table:number-rows-repeated="1048537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pring" table:style-name="ta1">
        <table:table-column table:style-name="co40" table:default-cell-style-name="ce91"/>
        <table:table-column table:style-name="co41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МОДУЛЬ 1</text:p>
          </table:table-cell>
          <table:table-cell table:number-columns-repeated="1023"/>
        </table:table-row>
        <table:table-row table:style-name="ro40">
          <table:table-cell office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40">
          <table:table-cell office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5" office:value-type="string">
            <text:p><text:span text:style-name="T5">Программа по </text:span><text:span text:style-name="T5">проведению </text:span><text:span text:style-name="T5">тестирования </text:span><text:span text:style-name="T5">студентов. В </text:span><text:span text:style-name="T5">ресурсах </text:span><text:span text:style-name="T5">хранятся вопросы </text:span><text:span text:style-name="T5">и различные </text:span><text:span text:style-name="T5">ответы к ним в </text:span><text:span text:style-name="T5">виде CSV файла </text:span><text:span text:style-name="T5">(5 вопрсов). </text:span><text:span text:style-name="T5">Программа </text:span><text:span text:style-name="T5">должна спросить </text:span><text:span text:style-name="T5">у пользователя </text:span><text:span text:style-name="T5">фамилию и имя, </text:span><text:span text:style-name="T5">спросить 5 </text:span><text:span text:style-name="T5">вопросов из CSV-</text:span><text:span text:style-name="T5">файла и вывести </text:span><text:span text:style-name="T5">результат </text:span><text:span text:style-name="T5">тестирования.</text:span></text:p>
            <text:p/>
            <text:p><text:span text:style-name="T5">Все сервисы в </text:span><text:span text:style-name="T5">программе </text:span><text:span text:style-name="T5">должны решать </text:span><text:span text:style-name="T5">строго </text:span><text:span text:style-name="T5">определённую </text:span><text:span text:style-name="T5">задачу. </text:span><text:span text:style-name="T5">Зависимости </text:span><text:span text:style-name="T5">должны быть </text:span><text:span text:style-name="T5">настроены в IoC </text:span><text:span text:style-name="T5">контейнере.</text:span></text:p>
            <text:p/>
            <text:p><text:span text:style-name="T5">Опционально: </text:span><text:span text:style-name="T5">сервисы, по </text:span><text:span text:style-name="T5">возможности, </text:span><text:span text:style-name="T5">покрыть тестами.</text:span></text:p>
          </table:table-cell>
          <table:table-cell table:number-columns-repeated="1022"/>
        </table:table-row>
        <table:table-row table:style-name="ro42">
          <table:table-cell office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31">
          <table:table-cell office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40">
          <table:table-cell office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9">
          <table:table-cell office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26">
          <table:table-cell office:value-type="string">
            <text:p>МОДУЛЬ 2 Работа с базами данных</text:p>
          </table:table-cell>
          <table:table-cell table:number-columns-repeated="1023"/>
        </table:table-row>
        <table:table-row table:style-name="ro42">
          <table:table-cell office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40">
          <table:table-cell office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31">
          <table:table-cell office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43">
          <table:table-cell office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31">
          <table:table-cell office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3">
          <table:table-cell office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43">
          <table:table-cell office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30">
          <table:table-cell office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40">
          <table:table-cell office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42">
          <table:table-cell office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40">
          <table:table-cell office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0">
          <table:table-cell office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4 "Около" и "Дзен"</text:p>
          </table:table-cell>
          <table:table-cell table:number-columns-repeated="1023"/>
        </table:table-row>
        <table:table-row table:style-name="ro41">
          <table:table-cell office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31">
          <table:table-cell office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31">
          <table:table-cell office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0">
          <table:table-cell office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30">
          <table:table-cell office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0">
          <table:table-cell office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31">
          <table:table-cell office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43">
          <table:table-cell office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43">
          <table:table-cell office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0">
          <table:table-cell office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43">
          <table:table-cell office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31">
          <table:table-cell office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31">
          <table:table-cell office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0">
          <table:table-cell office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43">
          <table:table-cell office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41">
          <table:table-cell office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5 Проектная работа</text:p>
          </table:table-cell>
          <table:table-cell table:number-columns-repeated="1023"/>
        </table:table-row>
        <table:table-row table:style-name="ro46">
          <table:table-cell office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26" table:number-rows-repeated="1048530">
          <table:table-cell table:number-columns-repeated="1024"/>
        </table:table-row>
        <table:table-row table:style-name="ro2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.00.0000</text:date>, <text:time style:data-style-name="N2" text:time-value="18:48:47.0982823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8DT21H10M40S</meta:editing-duration>
    <meta:editing-cycles>1340</meta:editing-cycles>
    <meta:generator>LibreOffice/5.1.6.2$Linux_X86_64 LibreOffice_project/10m0$Build-2</meta:generator>
    <dc:date>2018-11-28T19:04:27.518690207</dc:date>
    <meta:document-statistic meta:table-count="9" meta:cell-count="1482" meta:object-count="0"/>
    <meta:user-defined meta:name="Info 1"/>
    <meta:user-defined meta:name="Info 2"/>
    <meta:user-defined meta:name="Info 3"/>
    <meta:user-defined meta:name="Info 4"/>
  </office:meta>
</office:document-meta>
</file>